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91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1.7866in"/>
    </style:style>
    <style:style style:name="co5" style:family="table-column">
      <style:table-column-properties fo:break-before="auto" style:column-width="0.922in"/>
    </style:style>
    <style:style style:name="co6" style:family="table-column">
      <style:table-column-properties fo:break-before="auto" style:column-width="2.6917in"/>
    </style:style>
    <style:style style:name="co7" style:family="table-column">
      <style:table-column-properties fo:break-before="auto" style:column-width="0.5189in"/>
    </style:style>
    <style:style style:name="co8" style:family="table-column">
      <style:table-column-properties fo:break-before="auto" style:column-width="1.9492in"/>
    </style:style>
    <style:style style:name="co9" style:family="table-column">
      <style:table-column-properties fo:break-before="auto" style:column-width="1.4654in"/>
    </style:style>
    <style:style style:name="co10" style:family="table-column">
      <style:table-column-properties fo:break-before="auto" style:column-width="1.1693in"/>
    </style:style>
    <style:style style:name="co11" style:family="table-column">
      <style:table-column-properties fo:break-before="auto" style:column-width="1.4035in"/>
    </style:style>
    <style:style style:name="co12" style:family="table-column">
      <style:table-column-properties fo:break-before="auto" style:column-width="1.2382in"/>
    </style:style>
    <style:style style:name="co13" style:family="table-column">
      <style:table-column-properties fo:break-before="auto" style:column-width="1.3764in"/>
    </style:style>
    <style:style style:name="co14" style:family="table-column">
      <style:table-column-properties fo:break-before="auto" style:column-width="1.3047in"/>
    </style:style>
    <style:style style:name="co15" style:family="table-column">
      <style:table-column-properties fo:break-before="auto" style:column-width="1.2335in"/>
    </style:style>
    <style:style style:name="co16" style:family="table-column">
      <style:table-column-properties fo:break-before="auto" style:column-width="1.3547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1862in"/>
    </style:style>
    <style:style style:name="co19" style:family="table-column">
      <style:table-column-properties fo:break-before="auto" style:column-width="1.448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0.8555in"/>
    </style:style>
    <style:style style:name="co22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2307in"/>
    </style:style>
    <style:style style:name="co24" style:family="table-column">
      <style:table-column-properties fo:break-before="auto" style:column-width="1.2429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228in"/>
    </style:style>
    <style:style style:name="co27" style:family="table-column">
      <style:table-column-properties fo:break-before="auto" style:column-width="1.0425in"/>
    </style:style>
    <style:style style:name="co28" style:family="table-column">
      <style:table-column-properties fo:break-before="auto" style:column-width="1.0618in"/>
    </style:style>
    <style:style style:name="co29" style:family="table-column">
      <style:table-column-properties fo:break-before="auto" style:column-width="2.5728in"/>
    </style:style>
    <style:style style:name="co30" style:family="table-column">
      <style:table-column-properties fo:break-before="auto" style:column-width="1.5138in"/>
    </style:style>
    <style:style style:name="co31" style:family="table-column">
      <style:table-column-properties fo:break-before="auto" style:column-width="1.7528in"/>
    </style:style>
    <style:style style:name="co32" style:family="table-column">
      <style:table-column-properties fo:break-before="auto" style:column-width="1.6272in"/>
    </style:style>
    <style:style style:name="co33" style:family="table-column">
      <style:table-column-properties fo:break-before="auto" style:column-width="6.5965in"/>
    </style:style>
    <style:style style:name="co34" style:family="table-column">
      <style:table-column-properties fo:break-before="auto" style:column-width="2.2335in"/>
    </style:style>
    <style:style style:name="co35" style:family="table-column">
      <style:table-column-properties fo:break-before="auto" style:column-width="1.1791in"/>
    </style:style>
    <style:style style:name="co36" style:family="table-column">
      <style:table-column-properties fo:break-before="auto" style:column-width="1.0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535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89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08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116" style:family="table-cell" style:parent-style-name="Default">
      <style:text-properties style:font-name="Arial"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60" style:family="table-cell" style:parent-style-name="Default"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ce121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ize="8pt" style:font-size-asian="8pt" style:font-size-complex="8pt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ackground-color="#f44336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63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name-complex="Arial" style:font-size-complex="8pt"/>
    </style:style>
    <style:style style:name="ce96" style:family="table-cell" style:parent-style-name="Default"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in"/>
      <style:text-properties fo:color="#f44336" style:font-name="Arial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style:font-size-asian="8pt" style:font-size-complex="8pt"/>
    </style:style>
    <style:style style:name="ce95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9pt" fo:font-weight="normal" style:font-size-asian="9pt" style:font-weight-asian="normal" style:font-size-complex="9pt" style:font-weight-complex="normal"/>
    </style:style>
    <style:style style:name="ce8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80" style:font-name="Arial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8pt" style:font-size-asian="8pt" style:font-size-complex="8pt"/>
    </style:style>
    <style:style style:name="ce126" style:family="table-cell" style:parent-style-name="Default">
      <style:table-cell-properties fo:background-color="transparent"/>
      <style:text-properties style:font-name="Arial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Arial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6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1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4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1"/>
    </style:style>
    <style:style style:name="T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/>
    </style:style>
    <style:style style:name="T9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 style:text-position="super 58%"/>
    </style:style>
    <style:style style:name="T1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" style:family="text">
      <style:text-properties style:text-position="-8% 58%"/>
    </style:style>
    <style:style style:name="T1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name-asian="Arial" style:font-name-complex="Arial" style:font-size-asian="8pt" style:font-size-complex="8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/>
    </style:style>
    <style:style style:name="T2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bold" style:font-weight-asian="bold" style:font-weight-complex="bold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normal" style:font-weight-asian="normal" style:font-weight-complex="normal"/>
    </style:style>
    <style:style style:name="T2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2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/>
    </style:style>
    <style:style style:name="T2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2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2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text-position="0% 100%" style:font-name-asian="Arial"/>
    </style:style>
    <style:style style:name="T2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/>
    </style:style>
    <style:style style:name="T2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0% 100%"/>
    </style:style>
    <style:style style:name="T2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-8% 58%"/>
    </style:style>
    <style:style style:name="T3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 style:font-name-asian="Segoe UI" style:font-name-complex="Tahoma"/>
    </style:style>
    <style:style style:name="T3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0% 100%"/>
    </style:style>
    <style:style style:name="T3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33% 58%"/>
    </style:style>
    <style:style style:name="T3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 style:font-name-complex="Arial"/>
    </style:style>
    <style:style style:name="T3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Segoe UI" style:font-name-complex="Tahoma"/>
    </style:style>
    <style:style style:name="T37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text-position="0% 100%"/>
    </style:style>
    <style:style style:name="T40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-8% 58%"/>
    </style:style>
    <style:style style:name="T4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pringCalcs.B68">
          <table:error-message table:message-type="stop" table:display="true"/>
        </table:content-validation>
        <table:content-validation table:name="val2" table:condition="of:cell-content-is-in-list([$Springs.$A$2:$Springs.$A$5])" table:allow-empty-cell="true" table:display-list="unsorted" table:base-cell-address="SpringCalcs.B3">
          <table:error-message table:message-type="stop" table:display="true"/>
        </table:content-validation>
        <table:content-validation table:name="val3" table:condition="of:cell-content-is-in-list([$CoinSpecs.$A$2:$CoinSpecs.$A$7])" table:allow-empty-cell="true" table:display-list="unsorted" table:base-cell-address="SpringCalcs.B79">
          <table:error-message table:message-type="stop" table:display="true"/>
        </table:content-validation>
        <table:content-validation table:name="val4" table:condition="of:cell-content-is-in-list([$MaterialSpecs.$A$2:$MaterialSpecs.$A$19])" table:allow-empty-cell="true" table:display-list="unsorted" table:base-cell-address="MaterialSpecs.J2">
          <table:error-message table:message-type="stop" table:display="true"/>
        </table:content-validation>
      </table:content-validations>
      <table:table table:name="SpringCalcs" table:style-name="ta1">
        <office:forms form:automatic-focus="false" form:apply-design-mode="false"/>
        <table:shapes>
          <draw:frame draw:z-index="0" draw:style-name="gr1" draw:text-style-name="P1" svg:width="6.5362in" svg:height="3.5429in" svg:x="13.2256in" svg:y="6.9122in">
            <draw:object draw:notify-on-update-of-ranges="SpringCalcs.G3:SpringCalcs.G62 SpringCalcs.H1:SpringCalcs.H1 SpringCalcs.H3:SpringCalcs.H62 SpringCalcs.G3:SpringCalcs.G62 SpringCalcs.I1:SpringCalcs.I1 SpringCalcs.I3:SpringCalcs.I62 SpringCalcs.G3:SpringCalcs.G62 SpringCalcs.J1:SpringCalcs.J1 SpringCalcs.J3:SpringCalcs.J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3016in" svg:height="3.5429in" svg:x="20.0685in" svg:y="6.8665in">
            <draw:object draw:notify-on-update-of-ranges="SpringCalcs.G2:SpringCalcs.G36 SpringCalcs.O1:SpringCalcs.O1 SpringCalcs.O2:SpringCalcs.O36 SpringCalcs.G2:SpringCalcs.G36 SpringCalcs.Q1:SpringCalcs.Q1 SpringCalcs.Q2:SpringCalcs.Q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3012in" svg:height="3.5429in" svg:x="45.3047in" svg:y="0.2205in">
            <draw:object draw:notify-on-update-of-ranges="SpringCalcs.AC2:SpringCalcs.AC20 SpringCalcs.AE1:SpringCalcs.AE1 SpringCalcs.AE2:SpringCalcs.AE20 SpringCalcs.AC2:SpringCalcs.AC20 SpringCalcs.AG1:SpringCalcs.AG1 SpringCalcs.AG2:SpringCalcs.AG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2988in" svg:height="3.5429in" svg:x="26.8024in" svg:y="6.8579in">
            <draw:object draw:notify-on-update-of-ranges="SpringCalcs.G2:SpringCalcs.G37 SpringCalcs.R1:SpringCalcs.R1 SpringCalcs.R2:SpringCalcs.R37 SpringCalcs.G2:SpringCalcs.G37 SpringCalcs.U1:SpringCalcs.U1 SpringCalcs.U2:SpringCalcs.U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8.15in" svg:height="4.5972in" svg:x="35.7291in" svg:y="2.2551in">
            <draw:object draw:notify-on-update-of-ranges="SpringCalcs.G2:SpringCalcs.G37 SpringCalcs.V1:SpringCalcs.V1 SpringCalcs.V2:SpringCalcs.V37 SpringCalcs.G2:SpringCalcs.G37 SpringCalcs.V1:SpringCalcs.V1 SpringCalcs.V2:SpringCalcs.V37 SpringCalcs.G2:SpringCalcs.G37 SpringCalcs.X1:SpringCalcs.X1 SpringCalcs.X2:SpringCalcs.X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0" table:default-cell-style-name="ce25"/>
        <table:table-column table:style-name="co12" table:default-cell-style-name="ce25"/>
        <table:table-column table:style-name="co13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5" table:default-cell-style-name="ce25"/>
        <table:table-column table:style-name="co16" table:default-cell-style-name="ce25"/>
        <table:table-column table:style-name="co14" table:default-cell-style-name="ce25"/>
        <table:table-column table:style-name="co13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number-columns-repeated="2" table:default-cell-style-name="ce25"/>
        <table:table-column table:style-name="co20" table:number-columns-repeated="2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2" table:default-cell-style-name="ce25"/>
        <table:table-column table:style-name="co24" table:default-cell-style-name="ce25"/>
        <table:table-column table:style-name="co25" table:number-columns-repeated="992" table:default-cell-style-name="ce25"/>
        <table:table-row table:style-name="ro1">
          <table:table-cell table:style-name="ce89" office:value-type="string" calcext:value-type="string">
            <text:p>Parameters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std)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metric)</text:p>
          </table:table-cell>
          <table:table-cell table:style-name="ce89" office:value-type="string" calcext:value-type="string">
            <text:p>Notes</text:p>
          </table:table-cell>
          <table:table-cell table:style-name="ce89" office:value-type="string" calcext:value-type="string">
            <text:p>x (mm)</text:p>
          </table:table-cell>
          <table:table-cell table:style-name="ce89" office:value-type="string" calcext:value-type="string">
            <text:p>Side C (unloaded to loaded) (mm)</text:p>
          </table:table-cell>
          <table:table-cell table:style-name="ce89" office:value-type="string" calcext:value-type="string">
            <text:p>Side B (Lever Arm) (mm)</text:p>
          </table:table-cell>
          <table:table-cell table:style-name="ce89" office:value-type="string" calcext:value-type="string">
            <text:p>Spring Angle (deg)</text:p>
          </table:table-cell>
          <table:table-cell table:style-name="ce89" office:value-type="string" calcext:value-type="string">
            <text:p>Angle Ref to Horz (deg)</text:p>
          </table:table-cell>
          <table:table-cell table:style-name="ce89" office:value-type="string" calcext:value-type="string">
            <text:p>Torque (N-mm)</text:p>
          </table:table-cell>
          <table:table-cell table:style-name="ce89" office:value-type="string" calcext:value-type="string">
            <text:p>F (N)</text:p>
          </table:table-cell>
          <table:table-cell table:style-name="ce89" office:value-type="string" calcext:value-type="string">
            <text:p>Fx (N)</text:p>
          </table:table-cell>
          <table:table-cell table:style-name="ce89" office:value-type="string" calcext:value-type="string">
            <text:p>Fx x2 (N)</text:p>
          </table:table-cell>
          <table:table-cell table:style-name="ce123" office:value-type="string" calcext:value-type="string">
            <text:p><text:span text:style-name="T37">Fy </text:span><text:span text:style-name="T38">(N)</text:span></text:p>
          </table:table-cell>
          <table:table-cell table:style-name="ce89" office:value-type="string" calcext:value-type="string">
            <text:p>Fy x2 (N)</text:p>
          </table:table-cell>
          <table:table-cell table:style-name="ce74" office:value-type="string" calcext:value-type="string">
            <text:p>(F<text:span text:style-name="T11">aid</text:span><text:span text:style-name="T39"> – F</text:span><text:span text:style-name="T11">g</text:span><text:span text:style-name="T39"> – F</text:span><text:span text:style-name="T11">f</text:span><text:span text:style-name="T39"> – F</text:span><text:span text:style-name="T11">offset</text:span><text:span text:style-name="T39">)</text:span> (N)</text:p>
          </table:table-cell>
          <table:table-cell table:style-name="ce89" office:value-type="string" calcext:value-type="string">
            <text:p>PE (N-mm)</text:p>
          </table:table-cell>
          <table:table-cell table:style-name="ce89" office:value-type="string" calcext:value-type="string">
            <text:p>PE (N-mm) w/Loss (%)</text:p>
          </table:table-cell>
          <table:table-cell table:style-name="ce89" office:value-type="string" calcext:value-type="string">
            <text:p><text:span text:style-name="T40">V</text:span><text:span text:style-name="T41">f</text:span><text:span text:style-name="T42"> (m/s)</text:span></text:p>
          </table:table-cell>
          <table:table-cell table:style-name="ce89" office:value-type="string" calcext:value-type="string">
            <text:p>Distance (m)</text:p>
          </table:table-cell>
          <table:table-cell table:style-name="ce89" office:value-type="string" calcext:value-type="string">
            <text:p>Distance (in)</text:p>
          </table:table-cell>
          <table:table-cell table:style-name="ce124" office:value-type="string" calcext:value-type="string">
            <text:p>Distance (m) (true)</text:p>
          </table:table-cell>
          <table:table-cell table:style-name="ce124" office:value-type="string" calcext:value-type="string">
            <text:p>Distance (in) (true)</text:p>
          </table:table-cell>
          <table:table-cell table:style-name="ce124" table:number-columns-repeated="2"/>
          <table:table-cell table:style-name="ce89" office:value-type="string" calcext:value-type="string">
            <text:p>Angle</text:p>
          </table:table-cell>
          <table:table-cell table:style-name="ce89" office:value-type="string" calcext:value-type="string">
            <text:p>Angle (deg)</text:p>
          </table:table-cell>
          <table:table-cell table:style-name="ce89" office:value-type="string" calcext:value-type="string">
            <text:p>Distance (m) @ v_1</text:p>
          </table:table-cell>
          <table:table-cell table:style-name="ce89" office:value-type="string" calcext:value-type="string">
            <text:p>Distance (ft) @ v_1</text:p>
          </table:table-cell>
          <table:table-cell table:style-name="ce89" office:value-type="string" calcext:value-type="string">
            <text:p>Distance (m) @ v_2</text:p>
          </table:table-cell>
          <table:table-cell table:style-name="ce89" office:value-type="string" calcext:value-type="string">
            <text:p>Distance (ft) @ v_2</text:p>
          </table:table-cell>
          <table:table-cell table:style-name="ce89" table:number-columns-repeated="985"/>
          <table:table-cell table:style-name="ce21" table:number-columns-repeated="7"/>
        </table:table-row>
        <table:table-row table:style-name="ro1">
          <table:table-cell table:style-name="ce61" office:value-type="string" calcext:value-type="string">
            <text:p>Spring data</text:p>
          </table:table-cell>
          <table:table-cell table:style-name="ce61" table:number-columns-repeated="5"/>
          <table:table-cell table:style-name="ce28" office:value-type="float" office:value="45" calcext:value-type="float">
            <text:p>45</text:p>
          </table:table-cell>
          <table:table-cell table:style-name="ce131" table:formula="of:= [.$D$43] - ([.G2] +[.$D$25])" office:value-type="float" office:value="4.40113464337895" calcext:value-type="float">
            <text:p>4.40113464337895</text:p>
          </table:table-cell>
          <table:table-cell table:style-name="ce28" table:formula="of:= SQRT([.$D$42]^2 + [.H2]^2 - 2*[.$D$42]*[.H2] * COS(RADIANS([.$D$39])))" office:value-type="float" office:value="29.2668129415022" calcext:value-type="float">
            <text:p>29.2668129415022</text:p>
          </table:table-cell>
          <table:table-cell table:style-name="ce28" table:formula="of:= DEGREES(ACOS(([.$D$42]^2 + [.I2]^2 - [.H2]^2)/(2*[.$D$42]*[.I2])))" office:value-type="float" office:value="6.73625490592434" calcext:value-type="float">
            <text:p>6.73625490592434</text:p>
          </table:table-cell>
          <table:table-cell table:style-name="ce28" table:formula="of:=ABS([.$D$37] - [.J2])" office:value-type="float" office:value="32.0013483944378" calcext:value-type="float">
            <text:p>32.0013483944378</text:p>
          </table:table-cell>
          <table:table-cell table:style-name="ce28" table:formula="of:=([.$D$56] * [.J2])" office:value-type="float" office:value="16.0389149364126" calcext:value-type="float">
            <text:p>16.0389149364126</text:p>
          </table:table-cell>
          <table:table-cell table:style-name="ce28" table:formula="of:=([.L2] / [.I2])" office:value-type="float" office:value="0.548023967231103" calcext:value-type="float">
            <text:p>0.548023967231103</text:p>
          </table:table-cell>
          <table:table-cell table:style-name="ce28" table:formula="of:=[.M2] * SIN(RADIANS([.K2]))" office:value-type="float" office:value="0.290419394823405" calcext:value-type="float">
            <text:p>0.290419394823405</text:p>
          </table:table-cell>
          <table:table-cell table:style-name="ce28" table:formula="of:=[.N2] * 2" office:value-type="float" office:value="0.58083878964681" calcext:value-type="float">
            <text:p>0.58083878964681</text:p>
          </table:table-cell>
          <table:table-cell table:style-name="ce28" table:formula="of:=[.M2] * COS(RADIANS([.K2]))" office:value-type="float" office:value="0.464743847479581" calcext:value-type="float">
            <text:p>0.464743847479581</text:p>
          </table:table-cell>
          <table:table-cell table:style-name="ce28" table:formula="of:=[.P2] * 2" office:value-type="float" office:value="0.929487694959162" calcext:value-type="float">
            <text:p>0.929487694959162</text:p>
          </table:table-cell>
          <table:table-cell table:style-name="ce58" table:formula="of:=[.Q2] - (0.001 *  [.$D$77] * [.$D$66] * SIN(RADIANS([.$D$67]))) - (0.001 * [.$D$77] * [.$D$66] * COS(RADIANS([.$D$67])) * [.$Z$3]) - [.$Z$5]" office:value-type="float" office:value="0.369685619522269" calcext:value-type="float">
            <text:p>0.36968561952226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 (MAX(0;[.S2]) * [.$Z$7])" office:value-type="float" office:value="0" calcext:value-type="float">
            <text:p>0</text:p>
          </table:table-cell>
          <table:table-cell table:style-name="ce58" table:formula="of:=SQRT(2 * [.T2] / [.$D$77])" office:value-type="float" office:value="0" calcext:value-type="float">
            <text:p>0</text:p>
          </table:table-cell>
          <table:table-cell table:style-name="ce58" table:formula="of:= (([.U2]*COS(RADIANS([.$D$67])))/[.$D$66])*([.U2]*SIN(RADIANS([.$D$67]))+SQRT([.U2]^2*SIN(RADIANS([.$D$67]))^2+2*[.$D$66]*[.$D$74]))" office:value-type="float" office:value="0" calcext:value-type="float">
            <text:p>0</text:p>
          </table:table-cell>
          <table:table-cell table:style-name="ce58" table:formula="of:=[.V2] / 0.0254" office:value-type="float" office:value="0" calcext:value-type="float">
            <text:p>0</text:p>
          </table:table-cell>
          <table:table-cell table:style-name="ce46" table:formula="of:=[.Y2] * 0.0254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17" office:value-type="string" calcext:value-type="string">
            <text:p>Friction Coefficient</text:p>
          </table:table-cell>
          <table:table-cell table:style-name="Default"/>
          <table:table-cell table:style-name="ce79" office:value-type="string" calcext:value-type="string">
            <text:p>Launch Height (m)</text:p>
          </table:table-cell>
          <table:table-cell table:style-name="ce66" office:value-type="float" office:value="90" calcext:value-type="float">
            <text:p>90</text:p>
          </table:table-cell>
          <table:table-cell table:style-name="ce66" office:value-type="float" office:value="0" calcext:value-type="float">
            <text:p>0</text:p>
          </table:table-cell>
          <table:table-cell table:style-name="ce66" table:formula="of:=[.AD2] * 3.2808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table:formula="of:=[.AF2] * 3.28084" office:value-type="float" office:value="0" calcext:value-type="float">
            <text:p>0</text:p>
          </table:table-cell>
          <table:table-cell table:style-name="ce61" table:number-columns-repeated="985"/>
          <table:table-cell table:style-name="ce23" table:number-columns-repeated="7"/>
        </table:table-row>
        <table:table-row table:style-name="ro1">
          <table:table-cell table:style-name="ce90" office:value-type="string" calcext:value-type="string">
            <text:p>Spring Select</text:p>
          </table:table-cell>
          <table:table-cell table:style-name="ce35" table:formula="of:= [.D3]" office:value-type="string" office:string-value="9287K33" calcext:value-type="string">
            <text:p>9287K33</text:p>
          </table:table-cell>
          <table:table-cell table:style-name="ce28" office:value-type="string" calcext:value-type="string">
            <text:p>---</text:p>
          </table:table-cell>
          <table:table-cell table:style-name="ce59" table:content-validation-name="val2" office:value-type="string" calcext:value-type="string">
            <text:p>9287K33</text:p>
          </table:table-cell>
          <table:table-cell table:style-name="ce28" office:value-type="string" calcext:value-type="string">
            <text:p>---</text:p>
          </table:table-cell>
          <table:table-cell office:value-type="string" calcext:value-type="string">
            <text:p>Spring</text:p>
          </table:table-cell>
          <table:table-cell office:value-type="float" office:value="44" calcext:value-type="float">
            <text:p>44</text:p>
          </table:table-cell>
          <table:table-cell table:style-name="ce131" table:formula="of:= [.$D$43] - ([.G3] +[.$D$25])" office:value-type="float" office:value="5.40113464337895" calcext:value-type="float">
            <text:p>5.40113464337895</text:p>
          </table:table-cell>
          <table:table-cell table:style-name="ce28" table:formula="of:= SQRT([.$D$42]^2 + [.H3]^2 - 2*[.$D$42]*[.H3] * COS(RADIANS([.$D$39])))" office:value-type="float" office:value="28.7493839167468" calcext:value-type="float">
            <text:p>28.7493839167468</text:p>
          </table:table-cell>
          <table:table-cell table:style-name="ce28" table:formula="of:= DEGREES(ACOS(([.$D$42]^2 + [.I3]^2 - [.H3]^2)/(2*[.$D$42]*[.I3])))" office:value-type="float" office:value="8.42658369027724" calcext:value-type="float">
            <text:p>8.42658369027724</text:p>
          </table:table-cell>
          <table:table-cell table:style-name="ce28" table:formula="of:=ABS([.$D$37] - [.J3])" office:value-type="float" office:value="30.3110196100849" calcext:value-type="float">
            <text:p>30.3110196100849</text:p>
          </table:table-cell>
          <table:table-cell table:style-name="ce28" table:formula="of:=([.$D$56] * [.J3])" office:value-type="float" office:value="20.0635606728681" calcext:value-type="float">
            <text:p>20.0635606728681</text:p>
          </table:table-cell>
          <table:table-cell table:style-name="ce28" table:formula="of:=([.L3] / [.I3])" office:value-type="float" office:value="0.697877934740053" calcext:value-type="float">
            <text:p>0.697877934740053</text:p>
          </table:table-cell>
          <table:table-cell table:style-name="ce28" table:formula="of:=[.M3] * SIN(RADIANS([.K3]))" office:value-type="float" office:value="0.352214576120464" calcext:value-type="float">
            <text:p>0.352214576120464</text:p>
          </table:table-cell>
          <table:table-cell table:style-name="ce28" table:formula="of:=[.N3] * 2" office:value-type="float" office:value="0.704429152240927" calcext:value-type="float">
            <text:p>0.704429152240927</text:p>
          </table:table-cell>
          <table:table-cell table:style-name="ce28" table:formula="of:=[.M3] * COS(RADIANS([.K3]))" office:value-type="float" office:value="0.602476973971058" calcext:value-type="float">
            <text:p>0.602476973971058</text:p>
          </table:table-cell>
          <table:table-cell table:style-name="ce28" table:formula="of:=[.P3] * 2" office:value-type="float" office:value="1.20495394794212" calcext:value-type="float">
            <text:p>1.20495394794212</text:p>
          </table:table-cell>
          <table:table-cell table:style-name="ce58" table:formula="of:=[.Q3] - (0.001 *  [.$D$77] * [.$D$66] * SIN(RADIANS([.$D$67]))) - (0.001 * [.$D$77] * [.$D$66] * COS(RADIANS([.$D$67])) * [.$Z$3]) - [.$Z$5]" office:value-type="float" office:value="0.645151872505223" calcext:value-type="float">
            <text:p>0.645151872505223</text:p>
          </table:table-cell>
          <table:table-cell table:style-name="ce28" table:formula="of:= ([.R3] + [.S2])" office:value-type="float" office:value="0.645151872505223" calcext:value-type="float">
            <text:p>0.645151872505223</text:p>
          </table:table-cell>
          <table:table-cell table:style-name="ce28" table:formula="of:= (MAX(0;[.S3]) * [.$Z$7])" office:value-type="float" office:value="0.451606310753656" calcext:value-type="float">
            <text:p>0.451606310753656</text:p>
          </table:table-cell>
          <table:table-cell table:style-name="ce58" table:formula="of:=SQRT(2 * [.T3] / [.$D$77])" office:value-type="float" office:value="0.305304433071614" calcext:value-type="float">
            <text:p>0.305304433071614</text:p>
          </table:table-cell>
          <table:table-cell table:style-name="ce58" table:formula="of:= (([.U3]*COS(RADIANS([.$D$67])))/[.$D$66])*([.U3]*SIN(RADIANS([.$D$67]))+SQRT([.U3]^2*SIN(RADIANS([.$D$67]))^2+2*[.$D$66]*[.$D$74]))" office:value-type="float" office:value="0.0318055228350646" calcext:value-type="float">
            <text:p>0.0318055228350646</text:p>
          </table:table-cell>
          <table:table-cell table:style-name="ce58" table:formula="of:=[.V3] / 0.0254" office:value-type="float" office:value="1.25218593838837" calcext:value-type="float">
            <text:p>1.25218593838837</text:p>
          </table:table-cell>
          <table:table-cell table:style-name="ce46" table:number-columns-repeated="2"/>
          <table:table-cell table:style-name="ce11" office:value-type="float" office:value="0" calcext:value-type="float">
            <text:p>0</text:p>
          </table:table-cell>
          <table:table-cell table:style-name="ce46"/>
          <table:table-cell table:style-name="ce79" office:value-type="float" office:value="2" calcext:value-type="float">
            <text:p>2</text:p>
          </table:table-cell>
          <table:table-cell table:style-name="ce66" office:value-type="float" office:value="85" calcext:value-type="float">
            <text:p>85</text:p>
          </table:table-cell>
          <table:table-cell table:style-name="ce66" table:formula="of:= ([.$AB$5] * COS(RADIANS([.AC3]))) * ([.$AB$5] * SIN(RADIANS([.AC3])) + SQRT(([.$AB$5] * SIN(RADIANS([.AC3])))^2 + 2 * [.$D$66] * [.$AB$3]))  /  [.$D$66]" office:value-type="float" office:value="0.576938227717712" calcext:value-type="float">
            <text:p>0.576938227717712</text:p>
          </table:table-cell>
          <table:table-cell table:style-name="ce66" table:formula="of:=[.AD3] * 3.28084" office:value-type="float" office:value="1.89284201502538" calcext:value-type="float">
            <text:p>1.89284201502538</text:p>
          </table:table-cell>
          <table:table-cell table:style-name="ce66" table:formula="of:= ([.$AB$7] * COS(RADIANS([.AC3]))) * ([.$AB$7] * SIN(RADIANS([.AC3])) + SQRT(([.$AB$7] * SIN(RADIANS([.AC3])))^2 + 2 * [.$D$66] * [.$AB$3]))  /  [.$D$66]" office:value-type="float" office:value="0.152237324904506" calcext:value-type="float">
            <text:p>0.152237324904506</text:p>
          </table:table-cell>
          <table:table-cell table:style-name="ce66" table:formula="of:=[.AF3] * 3.28084" office:value-type="float" office:value="0.499466305039698" calcext:value-type="float">
            <text:p>0.499466305039698</text:p>
          </table:table-cell>
          <table:table-cell table:style-name="ce28" table:number-columns-repeated="992"/>
        </table:table-row>
        <table:table-row table:style-name="ro1">
          <table:table-cell table:style-name="ce91" office:value-type="string" calcext:value-type="string">
            <text:p>Wire Diameter (WD) -d</text:p>
          </table:table-cell>
          <table:table-cell table:style-name="ce35" table:formula="of:=VLOOKUP([.D3];[$Springs.A2:$Springs.M5];5;0)" office:value-type="float" office:value="0.04" calcext:value-type="float">
            <text:p>0.04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[.B4]*25.4" office:value-type="float" office:value="1.016" calcext:value-type="float">
            <text:p>1.01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28" office:value-type="float" office:value="43" calcext:value-type="float">
            <text:p>43</text:p>
          </table:table-cell>
          <table:table-cell table:style-name="ce131" table:formula="of:= [.$D$43] - ([.G4] +[.$D$25])" office:value-type="float" office:value="6.40113464337895" calcext:value-type="float">
            <text:p>6.40113464337895</text:p>
          </table:table-cell>
          <table:table-cell table:style-name="ce28" table:formula="of:= SQRT([.$D$42]^2 + [.H4]^2 - 2*[.$D$42]*[.H4] * COS(RADIANS([.$D$39])))" office:value-type="float" office:value="28.2578805191068" calcext:value-type="float">
            <text:p>28.2578805191068</text:p>
          </table:table-cell>
          <table:table-cell table:style-name="ce28" table:formula="of:= DEGREES(ACOS(([.$D$42]^2 + [.I4]^2 - [.H4]^2)/(2*[.$D$42]*[.I4])))" office:value-type="float" office:value="10.1772832197371" calcext:value-type="float">
            <text:p>10.1772832197371</text:p>
          </table:table-cell>
          <table:table-cell table:style-name="ce28" table:formula="of:=ABS([.$D$37] - [.J4])" office:value-type="float" office:value="28.560320080625" calcext:value-type="float">
            <text:p>28.560320080625</text:p>
          </table:table-cell>
          <table:table-cell table:style-name="ce28" table:formula="of:=([.$D$56] * [.J4])" office:value-type="float" office:value="24.2319481855689" calcext:value-type="float">
            <text:p>24.2319481855689</text:p>
          </table:table-cell>
          <table:table-cell table:style-name="ce28" table:formula="of:=([.L4] / [.I4])" office:value-type="float" office:value="0.857528864175934" calcext:value-type="float">
            <text:p>0.857528864175934</text:p>
          </table:table-cell>
          <table:table-cell table:style-name="ce28" table:formula="of:=[.M4] * SIN(RADIANS([.K4]))" office:value-type="float" office:value="0.409970572468357" calcext:value-type="float">
            <text:p>0.409970572468357</text:p>
          </table:table-cell>
          <table:table-cell table:style-name="ce28" table:formula="of:=[.N4] * 2" office:value-type="float" office:value="0.819941144936714" calcext:value-type="float">
            <text:p>0.819941144936714</text:p>
          </table:table-cell>
          <table:table-cell table:style-name="ce28" table:formula="of:=[.M4] * COS(RADIANS([.K4]))" office:value-type="float" office:value="0.75317984745002" calcext:value-type="float">
            <text:p>0.75317984745002</text:p>
          </table:table-cell>
          <table:table-cell table:style-name="ce28" table:formula="of:=[.P4] * 2" office:value-type="float" office:value="1.50635969490004" calcext:value-type="float">
            <text:p>1.50635969490004</text:p>
          </table:table-cell>
          <table:table-cell table:style-name="ce58" table:formula="of:=[.Q4] - (0.001 *  [.$D$77] * [.$D$66] * SIN(RADIANS([.$D$67]))) - (0.001 * [.$D$77] * [.$D$66] * COS(RADIANS([.$D$67])) * [.$Z$3]) - [.$Z$5]" office:value-type="float" office:value="0.946557619463146" calcext:value-type="float">
            <text:p>0.946557619463146</text:p>
          </table:table-cell>
          <table:table-cell table:style-name="ce28" table:formula="of:= ([.R4] + [.S3])" office:value-type="float" office:value="1.59170949196837" calcext:value-type="float">
            <text:p>1.59170949196837</text:p>
          </table:table-cell>
          <table:table-cell table:style-name="ce28" table:formula="of:= (MAX(0;[.S4]) * [.$Z$7])" office:value-type="float" office:value="1.11419664437786" calcext:value-type="float">
            <text:p>1.11419664437786</text:p>
          </table:table-cell>
          <table:table-cell table:style-name="ce58" table:formula="of:=SQRT(2 * [.T4] / [.$D$77])" office:value-type="float" office:value="0.479550151342702" calcext:value-type="float">
            <text:p>0.479550151342702</text:p>
          </table:table-cell>
          <table:table-cell table:style-name="ce58" table:formula="of:= (([.U4]*COS(RADIANS([.$D$67])))/[.$D$66])*([.U4]*SIN(RADIANS([.$D$67]))+SQRT([.U4]^2*SIN(RADIANS([.$D$67]))^2+2*[.$D$66]*[.$D$74]))" office:value-type="float" office:value="0.0550323083490813" calcext:value-type="float">
            <text:p>0.0550323083490813</text:p>
          </table:table-cell>
          <table:table-cell table:style-name="ce58" table:formula="of:=[.V4] / 0.0254" office:value-type="float" office:value="2.16662631295596" calcext:value-type="float">
            <text:p>2.16662631295596</text:p>
          </table:table-cell>
          <table:table-cell table:style-name="ce46" table:number-columns-repeated="2"/>
          <table:table-cell table:style-name="ce117" office:value-type="string" calcext:value-type="string">
            <text:p><text:span text:style-name="T38">Force</text:span> Offset (N)</text:p>
          </table:table-cell>
          <table:table-cell table:style-name="Default"/>
          <table:table-cell table:style-name="ce80" office:value-type="string" calcext:value-type="string">
            <text:p>Velocity_1 (m/s)</text:p>
          </table:table-cell>
          <table:table-cell table:style-name="ce66" office:value-type="float" office:value="80" calcext:value-type="float">
            <text:p>80</text:p>
          </table:table-cell>
          <table:table-cell table:style-name="ce66" table:formula="of:= ([.$AB$5] * COS(RADIANS([.AC4]))) * ([.$AB$5] * SIN(RADIANS([.AC4])) + SQRT(([.$AB$5] * SIN(RADIANS([.AC4])))^2 + 2 * [.$D$66] * [.$AB$3]))  /  [.$D$66]" office:value-type="float" office:value="1.14131827889136" calcext:value-type="float">
            <text:p>1.14131827889136</text:p>
          </table:table-cell>
          <table:table-cell table:style-name="ce66" table:formula="of:=[.AD4] * 3.28084" office:value-type="float" office:value="3.74448266211791" calcext:value-type="float">
            <text:p>3.74448266211791</text:p>
          </table:table-cell>
          <table:table-cell table:style-name="ce66" table:formula="of:= ([.$AB$7] * COS(RADIANS([.AC4]))) * ([.$AB$7] * SIN(RADIANS([.AC4])) + SQRT(([.$AB$7] * SIN(RADIANS([.AC4])))^2 + 2 * [.$D$66] * [.$AB$3]))  /  [.$D$66]" office:value-type="float" office:value="0.302266285106628" calcext:value-type="float">
            <text:p>0.302266285106628</text:p>
          </table:table-cell>
          <table:table-cell table:style-name="ce66" table:formula="of:=[.AF4] * 3.28084" office:value-type="float" office:value="0.991687318829231" calcext:value-type="float">
            <text:p>0.991687318829231</text:p>
          </table:table-cell>
          <table:table-cell table:number-columns-repeated="992"/>
        </table:table-row>
        <table:table-row table:style-name="ro1">
          <table:table-cell table:style-name="ce91" office:value-type="string" calcext:value-type="string">
            <text:p>Outer Diameter (OD)</text:p>
          </table:table-cell>
          <table:table-cell table:style-name="ce21" table:formula="of:=VLOOKUP([.D3];[$Springs.A2:$Springs.M5];3;0)" office:value-type="float" office:value="0.309" calcext:value-type="float">
            <text:p>0.309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[.B5]*25.4" office:value-type="float" office:value="7.8486" calcext:value-type="float">
            <text:p>7.848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42" calcext:value-type="float">
            <text:p>42</text:p>
          </table:table-cell>
          <table:table-cell table:style-name="ce131" table:formula="of:= [.$D$43] - ([.G5] +[.$D$25])" office:value-type="float" office:value="7.40113464337895" calcext:value-type="float">
            <text:p>7.40113464337895</text:p>
          </table:table-cell>
          <table:table-cell table:style-name="ce28" table:formula="of:= SQRT([.$D$42]^2 + [.H5]^2 - 2*[.$D$42]*[.H5] * COS(RADIANS([.$D$39])))" office:value-type="float" office:value="27.7936781889647" calcext:value-type="float">
            <text:p>27.7936781889647</text:p>
          </table:table-cell>
          <table:table-cell table:style-name="ce28" table:formula="of:= DEGREES(ACOS(([.$D$42]^2 + [.I5]^2 - [.H5]^2)/(2*[.$D$42]*[.I5])))" office:value-type="float" office:value="11.9882015388219" calcext:value-type="float">
            <text:p>11.9882015388219</text:p>
          </table:table-cell>
          <table:table-cell table:style-name="ce28" table:formula="of:=ABS([.$D$37] - [.J5])" office:value-type="float" office:value="26.7494017615402" calcext:value-type="float">
            <text:p>26.7494017615402</text:p>
          </table:table-cell>
          <table:table-cell table:style-name="ce28" table:formula="of:=([.$D$56] * [.J5])" office:value-type="float" office:value="28.5437156709483" calcext:value-type="float">
            <text:p>28.5437156709483</text:p>
          </table:table-cell>
          <table:table-cell table:style-name="ce28" table:formula="of:=([.L5] / [.I5])" office:value-type="float" office:value="1.02698590222151" calcext:value-type="float">
            <text:p>1.02698590222151</text:p>
          </table:table-cell>
          <table:table-cell table:style-name="ce28" table:formula="of:=[.M5] * SIN(RADIANS([.K5]))" office:value-type="float" office:value="0.462235178121714" calcext:value-type="float">
            <text:p>0.462235178121714</text:p>
          </table:table-cell>
          <table:table-cell table:style-name="ce28" table:formula="of:=[.N5] * 2" office:value-type="float" office:value="0.924470356243428" calcext:value-type="float">
            <text:p>0.924470356243428</text:p>
          </table:table-cell>
          <table:table-cell table:style-name="ce28" table:formula="of:=[.M5] * COS(RADIANS([.K5]))" office:value-type="float" office:value="0.917081612218083" calcext:value-type="float">
            <text:p>0.917081612218083</text:p>
          </table:table-cell>
          <table:table-cell table:style-name="ce28" table:formula="of:=[.P5] * 2" office:value-type="float" office:value="1.83416322443617" calcext:value-type="float">
            <text:p>1.83416322443617</text:p>
          </table:table-cell>
          <table:table-cell table:style-name="ce58" table:formula="of:=[.Q5] - (0.001 *  [.$D$77] * [.$D$66] * SIN(RADIANS([.$D$67]))) - (0.001 * [.$D$77] * [.$D$66] * COS(RADIANS([.$D$67])) * [.$Z$3]) - [.$Z$5]" office:value-type="float" office:value="1.27436114899927" calcext:value-type="float">
            <text:p>1.27436114899927</text:p>
          </table:table-cell>
          <table:table-cell table:style-name="ce28" table:formula="of:= ([.R5] + [.S4])" office:value-type="float" office:value="2.86607064096764" calcext:value-type="float">
            <text:p>2.86607064096764</text:p>
          </table:table-cell>
          <table:table-cell table:style-name="ce28" table:formula="of:= (MAX(0;[.S5]) * [.$Z$7])" office:value-type="float" office:value="2.00624944867735" calcext:value-type="float">
            <text:p>2.00624944867735</text:p>
          </table:table-cell>
          <table:table-cell table:style-name="ce58" table:formula="of:=SQRT(2 * [.T5] / [.$D$77])" office:value-type="float" office:value="0.643495589351176" calcext:value-type="float">
            <text:p>0.643495589351176</text:p>
          </table:table-cell>
          <table:table-cell table:style-name="ce58" table:formula="of:= (([.U5]*COS(RADIANS([.$D$67])))/[.$D$66])*([.U5]*SIN(RADIANS([.$D$67]))+SQRT([.U5]^2*SIN(RADIANS([.$D$67]))^2+2*[.$D$66]*[.$D$74]))" office:value-type="float" office:value="0.0807077899545536" calcext:value-type="float">
            <text:p>0.0807077899545536</text:p>
          </table:table-cell>
          <table:table-cell table:style-name="ce58" table:formula="of:=[.V5] / 0.0254" office:value-type="float" office:value="3.17747204545487" calcext:value-type="float">
            <text:p>3.17747204545487</text:p>
          </table:table-cell>
          <table:table-cell table:style-name="ce46" table:number-columns-repeated="2"/>
          <table:table-cell table:style-name="ce46" office:value-type="float" office:value="0.5" calcext:value-type="float">
            <text:p>0.5</text:p>
          </table:table-cell>
          <table:table-cell table:style-name="ce46"/>
          <table:table-cell table:style-name="ce79" office:value-type="float" office:value="5" calcext:value-type="float">
            <text:p>5</text:p>
          </table:table-cell>
          <table:table-cell table:style-name="ce66" office:value-type="float" office:value="75" calcext:value-type="float">
            <text:p>75</text:p>
          </table:table-cell>
          <table:table-cell table:style-name="ce66" table:formula="of:= ([.$AB$5] * COS(RADIANS([.AC5]))) * ([.$AB$5] * SIN(RADIANS([.AC5])) + SQRT(([.$AB$5] * SIN(RADIANS([.AC5])))^2 + 2 * [.$D$66] * [.$AB$3]))  /  [.$D$66]" office:value-type="float" office:value="1.68099905716068" calcext:value-type="float">
            <text:p>1.68099905716068</text:p>
          </table:table-cell>
          <table:table-cell table:style-name="ce66" table:formula="of:=[.AD5] * 3.28084" office:value-type="float" office:value="5.51508894669504" calcext:value-type="float">
            <text:p>5.51508894669504</text:p>
          </table:table-cell>
          <table:table-cell table:style-name="ce66" table:formula="of:= ([.$AB$7] * COS(RADIANS([.AC5]))) * ([.$AB$7] * SIN(RADIANS([.AC5])) + SQRT(([.$AB$7] * SIN(RADIANS([.AC5])))^2 + 2 * [.$D$66] * [.$AB$3]))  /  [.$D$66]" office:value-type="float" office:value="0.447935587428146" calcext:value-type="float">
            <text:p>0.447935587428146</text:p>
          </table:table-cell>
          <table:table-cell table:style-name="ce66" table:formula="of:=[.AF5] * 3.28084" office:value-type="float" office:value="1.46960499265776" calcext:value-type="float">
            <text:p>1.46960499265776</text:p>
          </table:table-cell>
          <table:table-cell table:number-columns-repeated="992"/>
        </table:table-row>
        <table:table-row table:style-name="ro1">
          <table:table-cell table:style-name="ce91" office:value-type="string" calcext:value-type="string">
            <text:p>Mean Diameter (MD) - D</text:p>
          </table:table-cell>
          <table:table-cell table:style-name="ce20" table:formula="of:=[.B5] - [.B4]" office:value-type="float" office:value="0.269" calcext:value-type="float">
            <text:p>0.269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[.B6]*25.4" office:value-type="float" office:value="6.8326" calcext:value-type="float">
            <text:p>6.83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 (calculated)</text:p>
          </table:table-cell>
          <table:table-cell table:style-name="ce28" office:value-type="float" office:value="41" calcext:value-type="float">
            <text:p>41</text:p>
          </table:table-cell>
          <table:table-cell table:style-name="ce131" table:formula="of:= [.$D$43] - ([.G6] +[.$D$25])" office:value-type="float" office:value="8.40113464337895" calcext:value-type="float">
            <text:p>8.40113464337895</text:p>
          </table:table-cell>
          <table:table-cell table:style-name="ce28" table:formula="of:= SQRT([.$D$42]^2 + [.H6]^2 - 2*[.$D$42]*[.H6] * COS(RADIANS([.$D$39])))" office:value-type="float" office:value="27.3581666621021" calcext:value-type="float">
            <text:p>27.3581666621021</text:p>
          </table:table-cell>
          <table:table-cell table:style-name="ce28" table:formula="of:= DEGREES(ACOS(([.$D$42]^2 + [.I6]^2 - [.H6]^2)/(2*[.$D$42]*[.I6])))" office:value-type="float" office:value="13.8586954197795" calcext:value-type="float">
            <text:p>13.8586954197795</text:p>
          </table:table-cell>
          <table:table-cell table:style-name="ce28" table:formula="of:=ABS([.$D$37] - [.J6])" office:value-type="float" office:value="24.8789078805826" calcext:value-type="float">
            <text:p>24.8789078805826</text:p>
          </table:table-cell>
          <table:table-cell table:style-name="ce28" table:formula="of:=([.$D$56] * [.J6])" office:value-type="float" office:value="32.9973316140407" calcext:value-type="float">
            <text:p>32.9973316140407</text:p>
          </table:table-cell>
          <table:table-cell table:style-name="ce28" table:formula="of:=([.L6] / [.I6])" office:value-type="float" office:value="1.20612364204032" calcext:value-type="float">
            <text:p>1.20612364204032</text:p>
          </table:table-cell>
          <table:table-cell table:style-name="ce28" table:formula="of:=[.M6] * SIN(RADIANS([.K6]))" office:value-type="float" office:value="0.507418480724945" calcext:value-type="float">
            <text:p>0.507418480724945</text:p>
          </table:table-cell>
          <table:table-cell table:style-name="ce28" table:formula="of:=[.N6] * 2" office:value-type="float" office:value="1.01483696144989" calcext:value-type="float">
            <text:p>1.01483696144989</text:p>
          </table:table-cell>
          <table:table-cell table:style-name="ce28" table:formula="of:=[.M6] * COS(RADIANS([.K6]))" office:value-type="float" office:value="1.09419409855263" calcext:value-type="float">
            <text:p>1.09419409855263</text:p>
          </table:table-cell>
          <table:table-cell table:style-name="ce28" table:formula="of:=[.P6] * 2" office:value-type="float" office:value="2.18838819710526" calcext:value-type="float">
            <text:p>2.18838819710526</text:p>
          </table:table-cell>
          <table:table-cell table:style-name="ce58" table:formula="of:=[.Q6] - (0.001 *  [.$D$77] * [.$D$66] * SIN(RADIANS([.$D$67]))) - (0.001 * [.$D$77] * [.$D$66] * COS(RADIANS([.$D$67])) * [.$Z$3]) - [.$Z$5]" office:value-type="float" office:value="1.62858612166837" calcext:value-type="float">
            <text:p>1.62858612166837</text:p>
          </table:table-cell>
          <table:table-cell table:style-name="ce28" table:formula="of:= ([.R6] + [.S5])" office:value-type="float" office:value="4.49465676263601" calcext:value-type="float">
            <text:p>4.49465676263601</text:p>
          </table:table-cell>
          <table:table-cell table:style-name="ce28" table:formula="of:= (MAX(0;[.S6]) * [.$Z$7])" office:value-type="float" office:value="3.14625973384521" calcext:value-type="float">
            <text:p>3.14625973384521</text:p>
          </table:table-cell>
          <table:table-cell table:style-name="ce58" table:formula="of:=SQRT(2 * [.T6] / [.$D$77])" office:value-type="float" office:value="0.80584292142026" calcext:value-type="float">
            <text:p>0.80584292142026</text:p>
          </table:table-cell>
          <table:table-cell table:style-name="ce58" table:formula="of:= (([.U6]*COS(RADIANS([.$D$67])))/[.$D$66])*([.U6]*SIN(RADIANS([.$D$67]))+SQRT([.U6]^2*SIN(RADIANS([.$D$67]))^2+2*[.$D$66]*[.$D$74]))" office:value-type="float" office:value="0.110079545841144" calcext:value-type="float">
            <text:p>0.110079545841144</text:p>
          </table:table-cell>
          <table:table-cell table:style-name="ce58" table:formula="of:=[.V6] / 0.0254" office:value-type="float" office:value="4.33384038744662" calcext:value-type="float">
            <text:p>4.33384038744662</text:p>
          </table:table-cell>
          <table:table-cell table:style-name="ce46" table:number-columns-repeated="2"/>
          <table:table-cell table:style-name="ce81" office:value-type="string" calcext:value-type="string">
            <text:p>Force Loss %</text:p>
          </table:table-cell>
          <table:table-cell table:style-name="Default"/>
          <table:table-cell table:style-name="ce80" office:value-type="string" calcext:value-type="string">
            <text:p>Velocity_2 (m/s)</text:p>
          </table:table-cell>
          <table:table-cell table:style-name="ce66" office:value-type="float" office:value="70" calcext:value-type="float">
            <text:p>70</text:p>
          </table:table-cell>
          <table:table-cell table:style-name="ce66" table:formula="of:= ([.$AB$5] * COS(RADIANS([.AC6]))) * ([.$AB$5] * SIN(RADIANS([.AC6])) + SQRT(([.$AB$5] * SIN(RADIANS([.AC6])))^2 + 2 * [.$D$66] * [.$AB$3]))  /  [.$D$66]" office:value-type="float" office:value="2.18466012394802" calcext:value-type="float">
            <text:p>2.18466012394802</text:p>
          </table:table-cell>
          <table:table-cell table:style-name="ce66" table:formula="of:=[.AD6] * 3.28084" office:value-type="float" office:value="7.16752032105363" calcext:value-type="float">
            <text:p>7.16752032105363</text:p>
          </table:table-cell>
          <table:table-cell table:style-name="ce66" table:formula="of:= ([.$AB$7] * COS(RADIANS([.AC6]))) * ([.$AB$7] * SIN(RADIANS([.AC6])) + SQRT(([.$AB$7] * SIN(RADIANS([.AC6])))^2 + 2 * [.$D$66] * [.$AB$3]))  /  [.$D$66]" office:value-type="float" office:value="0.587205970949246" calcext:value-type="float">
            <text:p>0.587205970949246</text:p>
          </table:table-cell>
          <table:table-cell table:style-name="ce66" table:formula="of:=[.AF6] * 3.28084" office:value-type="float" office:value="1.92652883772912" calcext:value-type="float">
            <text:p>1.92652883772912</text:p>
          </table:table-cell>
          <table:table-cell table:number-columns-repeated="992"/>
        </table:table-row>
        <table:table-row table:style-name="ro1">
          <table:table-cell table:style-name="ce91" office:value-type="string" calcext:value-type="string">
            <text:p>Active Coils – n</text:p>
          </table:table-cell>
          <table:table-cell table:style-name="ce21" table:formula="of:=VLOOKUP([.D3];[$Springs.A2:$Springs.M5];7;0)" office:value-type="float" office:value="3.25" calcext:value-type="float">
            <text:p>3.25</text:p>
          </table:table-cell>
          <table:table-cell table:style-name="ce28" office:value-type="string" calcext:value-type="string">
            <text:p>---</text:p>
          </table:table-cell>
          <table:table-cell table:style-name="ce21" table:formula="of:=[.B7]" office:value-type="float" office:value="3.25" calcext:value-type="float">
            <text:p>3.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data</text:p>
          </table:table-cell>
          <table:table-cell office:value-type="float" office:value="40" calcext:value-type="float">
            <text:p>40</text:p>
          </table:table-cell>
          <table:table-cell table:style-name="ce131" table:formula="of:= [.$D$43] - ([.G7] +[.$D$25])" office:value-type="float" office:value="9.40113464337895" calcext:value-type="float">
            <text:p>9.40113464337895</text:p>
          </table:table-cell>
          <table:table-cell table:style-name="ce28" table:formula="of:= SQRT([.$D$42]^2 + [.H7]^2 - 2*[.$D$42]*[.H7] * COS(RADIANS([.$D$39])))" office:value-type="float" office:value="26.9527367618016" calcext:value-type="float">
            <text:p>26.9527367618016</text:p>
          </table:table-cell>
          <table:table-cell table:style-name="ce28" table:formula="of:= DEGREES(ACOS(([.$D$42]^2 + [.I7]^2 - [.H7]^2)/(2*[.$D$42]*[.I7])))" office:value-type="float" office:value="15.7875715464872" calcext:value-type="float">
            <text:p>15.7875715464872</text:p>
          </table:table-cell>
          <table:table-cell table:style-name="ce28" table:formula="of:=ABS([.$D$37] - [.J7])" office:value-type="float" office:value="22.9500317538749" calcext:value-type="float">
            <text:p>22.9500317538749</text:p>
          </table:table-cell>
          <table:table-cell table:style-name="ce28" table:formula="of:=([.$D$56] * [.J7])" office:value-type="float" office:value="37.589954748289" calcext:value-type="float">
            <text:p>37.589954748289</text:p>
          </table:table-cell>
          <table:table-cell table:style-name="ce28" table:formula="of:=([.L7] / [.I7])" office:value-type="float" office:value="1.39466188834534" calcext:value-type="float">
            <text:p>1.39466188834534</text:p>
          </table:table-cell>
          <table:table-cell table:style-name="ce28" table:formula="of:=[.M7] * SIN(RADIANS([.K7]))" office:value-type="float" office:value="0.543817997122517" calcext:value-type="float">
            <text:p>0.543817997122517</text:p>
          </table:table-cell>
          <table:table-cell table:style-name="ce28" table:formula="of:=[.N7] * 2" office:value-type="float" office:value="1.08763599424503" calcext:value-type="float">
            <text:p>1.08763599424503</text:p>
          </table:table-cell>
          <table:table-cell table:style-name="ce28" table:formula="of:=[.M7] * COS(RADIANS([.K7]))" office:value-type="float" office:value="1.28426779481876" calcext:value-type="float">
            <text:p>1.28426779481876</text:p>
          </table:table-cell>
          <table:table-cell table:style-name="ce28" table:formula="of:=[.P7] * 2" office:value-type="float" office:value="2.56853558963752" calcext:value-type="float">
            <text:p>2.56853558963752</text:p>
          </table:table-cell>
          <table:table-cell table:style-name="ce58" table:formula="of:=[.Q7] - (0.001 *  [.$D$77] * [.$D$66] * SIN(RADIANS([.$D$67]))) - (0.001 * [.$D$77] * [.$D$66] * COS(RADIANS([.$D$67])) * [.$Z$3]) - [.$Z$5]" office:value-type="float" office:value="2.00873351420062" calcext:value-type="float">
            <text:p>2.00873351420062</text:p>
          </table:table-cell>
          <table:table-cell table:style-name="ce28" table:formula="of:= ([.R7] + [.S6])" office:value-type="float" office:value="6.50339027683663" calcext:value-type="float">
            <text:p>6.50339027683663</text:p>
          </table:table-cell>
          <table:table-cell table:style-name="ce28" table:formula="of:= (MAX(0;[.S7]) * [.$Z$7])" office:value-type="float" office:value="4.55237319378564" calcext:value-type="float">
            <text:p>4.55237319378564</text:p>
          </table:table-cell>
          <table:table-cell table:style-name="ce58" table:formula="of:=SQRT(2 * [.T7] / [.$D$77])" office:value-type="float" office:value="0.969330857023996" calcext:value-type="float">
            <text:p>0.969330857023996</text:p>
          </table:table-cell>
          <table:table-cell table:style-name="ce58" table:formula="of:= (([.U7]*COS(RADIANS([.$D$67])))/[.$D$66])*([.U7]*SIN(RADIANS([.$D$67]))+SQRT([.U7]^2*SIN(RADIANS([.$D$67]))^2+2*[.$D$66]*[.$D$74]))" office:value-type="float" office:value="0.143876412992323" calcext:value-type="float">
            <text:p>0.143876412992323</text:p>
          </table:table-cell>
          <table:table-cell table:style-name="ce58" table:formula="of:=[.V7] / 0.0254" office:value-type="float" office:value="5.66442570835917" calcext:value-type="float">
            <text:p>5.66442570835917</text:p>
          </table:table-cell>
          <table:table-cell table:style-name="ce46" table:formula="of:=[.Y7] * 0.0254" office:value-type="float" office:value="0.0635" calcext:value-type="float">
            <text:p>0.0635</text:p>
          </table:table-cell>
          <table:table-cell table:style-name="ce46" office:value-type="float" office:value="2.5" calcext:value-type="float">
            <text:p>2.5</text:p>
          </table:table-cell>
          <table:table-cell table:style-name="ce46" office:value-type="float" office:value="0.7" calcext:value-type="float">
            <text:p>0.7</text:p>
          </table:table-cell>
          <table:table-cell table:style-name="ce46"/>
          <table:table-cell table:style-name="ce79" office:value-type="float" office:value="2" calcext:value-type="float">
            <text:p>2</text:p>
          </table:table-cell>
          <table:table-cell table:style-name="ce66" office:value-type="float" office:value="65" calcext:value-type="float">
            <text:p>65</text:p>
          </table:table-cell>
          <table:table-cell table:style-name="ce66" table:formula="of:= ([.$AB$5] * COS(RADIANS([.AC7]))) * ([.$AB$5] * SIN(RADIANS([.AC7])) + SQRT(([.$AB$5] * SIN(RADIANS([.AC7])))^2 + 2 * [.$D$66] * [.$AB$3]))  /  [.$D$66]" office:value-type="float" office:value="2.642178447369" calcext:value-type="float">
            <text:p>2.642178447369</text:p>
          </table:table-cell>
          <table:table-cell table:style-name="ce66" table:formula="of:=[.AD7] * 3.28084" office:value-type="float" office:value="8.66856473726611" calcext:value-type="float">
            <text:p>8.66856473726611</text:p>
          </table:table-cell>
          <table:table-cell table:style-name="ce66" table:formula="of:= ([.$AB$7] * COS(RADIANS([.AC7]))) * ([.$AB$7] * SIN(RADIANS([.AC7])) + SQRT(([.$AB$7] * SIN(RADIANS([.AC7])))^2 + 2 * [.$D$66] * [.$AB$3]))  /  [.$D$66]" office:value-type="float" office:value="0.718201025389847" calcext:value-type="float">
            <text:p>0.718201025389847</text:p>
          </table:table-cell>
          <table:table-cell table:style-name="ce66" table:formula="of:=[.AF7] * 3.28084" office:value-type="float" office:value="2.35630265214003" calcext:value-type="float">
            <text:p>2.3563026521400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Leg Length 1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[.B8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28" office:value-type="float" office:value="39" calcext:value-type="float">
            <text:p>39</text:p>
          </table:table-cell>
          <table:table-cell table:style-name="ce131" table:formula="of:= [.$D$43] - ([.G8] +[.$D$25])" office:value-type="float" office:value="10.4011346433789" calcext:value-type="float">
            <text:p>10.4011346433789</text:p>
          </table:table-cell>
          <table:table-cell table:style-name="ce28" table:formula="of:= SQRT([.$D$42]^2 + [.H8]^2 - 2*[.$D$42]*[.H8] * COS(RADIANS([.$D$39])))" office:value-type="float" office:value="26.5787651103393" calcext:value-type="float">
            <text:p>26.5787651103393</text:p>
          </table:table-cell>
          <table:table-cell table:style-name="ce28" table:formula="of:= DEGREES(ACOS(([.$D$42]^2 + [.I8]^2 - [.H8]^2)/(2*[.$D$42]*[.I8])))" office:value-type="float" office:value="17.7730327891757" calcext:value-type="float">
            <text:p>17.7730327891757</text:p>
          </table:table-cell>
          <table:table-cell table:style-name="ce28" table:formula="of:=ABS([.$D$37] - [.J8])" office:value-type="float" office:value="20.9645705111864" calcext:value-type="float">
            <text:p>20.9645705111864</text:p>
          </table:table-cell>
          <table:table-cell table:style-name="ce28" table:formula="of:=([.$D$56] * [.J8])" office:value-type="float" office:value="42.3173061365239" calcext:value-type="float">
            <text:p>42.3173061365239</text:p>
          </table:table-cell>
          <table:table-cell table:style-name="ce28" table:formula="of:=([.L8] / [.I8])" office:value-type="float" office:value="1.59214718821012" calcext:value-type="float">
            <text:p>1.59214718821012</text:p>
          </table:table-cell>
          <table:table-cell table:style-name="ce28" table:formula="of:=[.M8] * SIN(RADIANS([.K8]))" office:value-type="float" office:value="0.569655283627094" calcext:value-type="float">
            <text:p>0.569655283627094</text:p>
          </table:table-cell>
          <table:table-cell table:style-name="ce28" table:formula="of:=[.N8] * 2" office:value-type="float" office:value="1.13931056725419" calcext:value-type="float">
            <text:p>1.13931056725419</text:p>
          </table:table-cell>
          <table:table-cell table:style-name="ce28" table:formula="of:=[.M8] * COS(RADIANS([.K8]))" office:value-type="float" office:value="1.48674998798087" calcext:value-type="float">
            <text:p>1.48674998798087</text:p>
          </table:table-cell>
          <table:table-cell table:style-name="ce28" table:formula="of:=[.P8] * 2" office:value-type="float" office:value="2.97349997596174" calcext:value-type="float">
            <text:p>2.97349997596174</text:p>
          </table:table-cell>
          <table:table-cell table:style-name="ce58" table:formula="of:=[.Q8] - (0.001 *  [.$D$77] * [.$D$66] * SIN(RADIANS([.$D$67]))) - (0.001 * [.$D$77] * [.$D$66] * COS(RADIANS([.$D$67])) * [.$Z$3]) - [.$Z$5]" office:value-type="float" office:value="2.41369790052485" calcext:value-type="float">
            <text:p>2.41369790052485</text:p>
          </table:table-cell>
          <table:table-cell table:style-name="ce28" table:formula="of:= ([.R8] + [.S7])" office:value-type="float" office:value="8.91708817736148" calcext:value-type="float">
            <text:p>8.91708817736148</text:p>
          </table:table-cell>
          <table:table-cell table:style-name="ce28" table:formula="of:= (MAX(0;[.S8]) * [.$Z$7])" office:value-type="float" office:value="6.24196172415304" calcext:value-type="float">
            <text:p>6.24196172415304</text:p>
          </table:table-cell>
          <table:table-cell table:style-name="ce58" table:formula="of:=SQRT(2 * [.T8] / [.$D$77])" office:value-type="float" office:value="1.13504651588402" calcext:value-type="float">
            <text:p>1.13504651588402</text:p>
          </table:table-cell>
          <table:table-cell table:style-name="ce58" table:formula="of:= (([.U8]*COS(RADIANS([.$D$67])))/[.$D$66])*([.U8]*SIN(RADIANS([.$D$67]))+SQRT([.U8]^2*SIN(RADIANS([.$D$67]))^2+2*[.$D$66]*[.$D$74]))" office:value-type="float" office:value="0.182670038302291" calcext:value-type="float">
            <text:p>0.182670038302291</text:p>
          </table:table-cell>
          <table:table-cell table:style-name="ce58" table:formula="of:=[.V8] / 0.0254" office:value-type="float" office:value="7.1917337914288" calcext:value-type="float">
            <text:p>7.1917337914288</text:p>
          </table:table-cell>
          <table:table-cell table:style-name="ce46" table:number-columns-repeated="2"/>
          <table:table-cell table:style-name="Default"/>
          <table:table-cell table:style-name="ce46"/>
          <table:table-cell table:style-name="ce80" office:value-type="string" calcext:value-type="string">
            <text:p>Drag Coefficient</text:p>
          </table:table-cell>
          <table:table-cell table:style-name="ce66" office:value-type="float" office:value="60" calcext:value-type="float">
            <text:p>60</text:p>
          </table:table-cell>
          <table:table-cell table:style-name="ce66" table:formula="of:= ([.$AB$5] * COS(RADIANS([.AC8]))) * ([.$AB$5] * SIN(RADIANS([.AC8])) + SQRT(([.$AB$5] * SIN(RADIANS([.AC8])))^2 + 2 * [.$D$66] * [.$AB$3]))  /  [.$D$66]" office:value-type="float" office:value="3.04496532570691" calcext:value-type="float">
            <text:p>3.04496532570691</text:p>
          </table:table-cell>
          <table:table-cell table:style-name="ce66" table:formula="of:=[.AD8] * 3.28084" office:value-type="float" office:value="9.99004403919226" calcext:value-type="float">
            <text:p>9.99004403919226</text:p>
          </table:table-cell>
          <table:table-cell table:style-name="ce66" table:formula="of:= ([.$AB$7] * COS(RADIANS([.AC8]))) * ([.$AB$7] * SIN(RADIANS([.AC8])) + SQRT(([.$AB$7] * SIN(RADIANS([.AC8])))^2 + 2 * [.$D$66] * [.$AB$3]))  /  [.$D$66]" office:value-type="float" office:value="0.839251993113761" calcext:value-type="float">
            <text:p>0.839251993113761</text:p>
          </table:table-cell>
          <table:table-cell table:style-name="ce66" table:formula="of:=[.AF8] * 3.28084" office:value-type="float" office:value="2.75345150908735" calcext:value-type="float">
            <text:p>2.753451509087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Leg Length 2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[.B9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38" calcext:value-type="float">
            <text:p>38</text:p>
          </table:table-cell>
          <table:table-cell table:style-name="ce131" table:formula="of:= [.$D$43] - ([.G9] +[.$D$25])" office:value-type="float" office:value="11.4011346433789" calcext:value-type="float">
            <text:p>11.4011346433789</text:p>
          </table:table-cell>
          <table:table-cell table:style-name="ce28" table:formula="of:= SQRT([.$D$42]^2 + [.H9]^2 - 2*[.$D$42]*[.H9] * COS(RADIANS([.$D$39])))" office:value-type="float" office:value="26.2375968912972" calcext:value-type="float">
            <text:p>26.2375968912972</text:p>
          </table:table-cell>
          <table:table-cell table:style-name="ce28" table:formula="of:= DEGREES(ACOS(([.$D$42]^2 + [.I9]^2 - [.H9]^2)/(2*[.$D$42]*[.I9])))" office:value-type="float" office:value="19.8126329300265" calcext:value-type="float">
            <text:p>19.8126329300265</text:p>
          </table:table-cell>
          <table:table-cell table:style-name="ce28" table:formula="of:=ABS([.$D$37] - [.J9])" office:value-type="float" office:value="18.9249703703356" calcext:value-type="float">
            <text:p>18.9249703703356</text:p>
          </table:table-cell>
          <table:table-cell table:style-name="ce28" table:formula="of:=([.$D$56] * [.J9])" office:value-type="float" office:value="47.1735613733367" calcext:value-type="float">
            <text:p>47.1735613733367</text:p>
          </table:table-cell>
          <table:table-cell table:style-name="ce28" table:formula="of:=([.L9] / [.I9])" office:value-type="float" office:value="1.79793757670634" calcext:value-type="float">
            <text:p>1.79793757670634</text:p>
          </table:table-cell>
          <table:table-cell table:style-name="ce28" table:formula="of:=[.M9] * SIN(RADIANS([.K9]))" office:value-type="float" office:value="0.583124565268219" calcext:value-type="float">
            <text:p>0.583124565268219</text:p>
          </table:table-cell>
          <table:table-cell table:style-name="ce28" table:formula="of:=[.N9] * 2" office:value-type="float" office:value="1.16624913053644" calcext:value-type="float">
            <text:p>1.16624913053644</text:p>
          </table:table-cell>
          <table:table-cell table:style-name="ce28" table:formula="of:=[.M9] * COS(RADIANS([.K9]))" office:value-type="float" office:value="1.70074844439541" calcext:value-type="float">
            <text:p>1.70074844439541</text:p>
          </table:table-cell>
          <table:table-cell table:style-name="ce28" table:formula="of:=[.P9] * 2" office:value-type="float" office:value="3.40149688879082" calcext:value-type="float">
            <text:p>3.40149688879082</text:p>
          </table:table-cell>
          <table:table-cell table:style-name="ce58" table:formula="of:=[.Q9] - (0.001 *  [.$D$77] * [.$D$66] * SIN(RADIANS([.$D$67]))) - (0.001 * [.$D$77] * [.$D$66] * COS(RADIANS([.$D$67])) * [.$Z$3]) - [.$Z$5]" office:value-type="float" office:value="2.84169481335393" calcext:value-type="float">
            <text:p>2.84169481335393</text:p>
          </table:table-cell>
          <table:table-cell table:style-name="ce28" table:formula="of:= ([.R9] + [.S8])" office:value-type="float" office:value="11.7587829907154" calcext:value-type="float">
            <text:p>11.7587829907154</text:p>
          </table:table-cell>
          <table:table-cell table:style-name="ce28" table:formula="of:= (MAX(0;[.S9]) * [.$Z$7])" office:value-type="float" office:value="8.23114809350079" calcext:value-type="float">
            <text:p>8.23114809350079</text:p>
          </table:table-cell>
          <table:table-cell table:style-name="ce58" table:formula="of:=SQRT(2 * [.T9] / [.$D$77])" office:value-type="float" office:value="1.30341680798414" calcext:value-type="float">
            <text:p>1.30341680798414</text:p>
          </table:table-cell>
          <table:table-cell table:style-name="ce58" table:formula="of:= (([.U9]*COS(RADIANS([.$D$67])))/[.$D$66])*([.U9]*SIN(RADIANS([.$D$67]))+SQRT([.U9]^2*SIN(RADIANS([.$D$67]))^2+2*[.$D$66]*[.$D$74]))" office:value-type="float" office:value="0.226947343743777" calcext:value-type="float">
            <text:p>0.226947343743777</text:p>
          </table:table-cell>
          <table:table-cell table:style-name="ce58" table:formula="of:=[.V9] / 0.0254" office:value-type="float" office:value="8.93493479306208" calcext:value-type="float">
            <text:p>8.93493479306208</text:p>
          </table:table-cell>
          <table:table-cell table:style-name="ce46" table:number-columns-repeated="2"/>
          <table:table-cell table:style-name="ce23"/>
          <table:table-cell table:style-name="ce46"/>
          <table:table-cell table:style-name="ce80" office:value-type="float" office:value="0.5" calcext:value-type="float">
            <text:p>0.5</text:p>
          </table:table-cell>
          <table:table-cell table:style-name="ce66" office:value-type="float" office:value="55" calcext:value-type="float">
            <text:p>55</text:p>
          </table:table-cell>
          <table:table-cell table:style-name="ce66" table:formula="of:= ([.$AB$5] * COS(RADIANS([.AC9]))) * ([.$AB$5] * SIN(RADIANS([.AC9])) + SQRT(([.$AB$5] * SIN(RADIANS([.AC9])))^2 + 2 * [.$D$66] * [.$AB$3]))  /  [.$D$66]" office:value-type="float" office:value="3.38625093113583" calcext:value-type="float">
            <text:p>3.38625093113583</text:p>
          </table:table-cell>
          <table:table-cell table:style-name="ce66" table:formula="of:=[.AD9] * 3.28084" office:value-type="float" office:value="11.1097475049077" calcext:value-type="float">
            <text:p>11.1097475049077</text:p>
          </table:table-cell>
          <table:table-cell table:style-name="ce66" table:formula="of:= ([.$AB$7] * COS(RADIANS([.AC9]))) * ([.$AB$7] * SIN(RADIANS([.AC9])) + SQRT(([.$AB$7] * SIN(RADIANS([.AC9])))^2 + 2 * [.$D$66] * [.$AB$3]))  /  [.$D$66]" office:value-type="float" office:value="0.948934914504939" calcext:value-type="float">
            <text:p>0.948934914504939</text:p>
          </table:table-cell>
          <table:table-cell table:style-name="ce66" table:formula="of:=[.AF9] * 3.28084" office:value-type="float" office:value="3.11330362490439" calcext:value-type="float">
            <text:p>3.11330362490439</text:p>
          </table:table-cell>
          <table:table-cell table:number-columns-repeated="992"/>
        </table:table-row>
        <table:table-row table:style-name="ro1">
          <table:table-cell table:style-name="ce23" office:value-type="string" calcext:value-type="string">
            <text:p>Spring angle</text:p>
          </table:table-cell>
          <table:table-cell table:style-name="ce21" table:formula="of:=360 * MOD([.B7];1)" office:value-type="float" office:value="90" calcext:value-type="float">
            <text:p>90</text:p>
          </table:table-cell>
          <table:table-cell table:style-name="ce28" office:value-type="string" calcext:value-type="string">
            <text:p>deg</text:p>
          </table:table-cell>
          <table:table-cell table:style-name="ce21" table:formula="of:=[.B10]"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pring data (calculated)</text:p>
          </table:table-cell>
          <table:table-cell table:style-name="ce28" office:value-type="float" office:value="37" calcext:value-type="float">
            <text:p>37</text:p>
          </table:table-cell>
          <table:table-cell table:style-name="ce131" table:formula="of:= [.$D$43] - ([.G10] +[.$D$25])" office:value-type="float" office:value="12.4011346433789" calcext:value-type="float">
            <text:p>12.4011346433789</text:p>
          </table:table-cell>
          <table:table-cell table:style-name="ce28" table:formula="of:= SQRT([.$D$42]^2 + [.H10]^2 - 2*[.$D$42]*[.H10] * COS(RADIANS([.$D$39])))" office:value-type="float" office:value="25.9305269223328" calcext:value-type="float">
            <text:p>25.9305269223328</text:p>
          </table:table-cell>
          <table:table-cell table:style-name="ce28" table:formula="of:= DEGREES(ACOS(([.$D$42]^2 + [.I10]^2 - [.H10]^2)/(2*[.$D$42]*[.I10])))" office:value-type="float" office:value="21.9032434728255" calcext:value-type="float">
            <text:p>21.9032434728255</text:p>
          </table:table-cell>
          <table:table-cell table:style-name="ce28" table:formula="of:=ABS([.$D$37] - [.J10])" office:value-type="float" office:value="16.8343598275366" calcext:value-type="float">
            <text:p>16.8343598275366</text:p>
          </table:table-cell>
          <table:table-cell table:style-name="ce28" table:formula="of:=([.$D$56] * [.J10])" office:value-type="float" office:value="52.1512715593973" calcext:value-type="float">
            <text:p>52.1512715593973</text:p>
          </table:table-cell>
          <table:table-cell table:style-name="ce28" table:formula="of:=([.L10] / [.I10])" office:value-type="float" office:value="2.01119212562093" calcext:value-type="float">
            <text:p>2.01119212562093</text:p>
          </table:table-cell>
          <table:table-cell table:style-name="ce28" table:formula="of:=[.M10] * SIN(RADIANS([.K10]))" office:value-type="float" office:value="0.582452988758276" calcext:value-type="float">
            <text:p>0.582452988758276</text:p>
          </table:table-cell>
          <table:table-cell table:style-name="ce28" table:formula="of:=[.N10] * 2" office:value-type="float" office:value="1.16490597751655" calcext:value-type="float">
            <text:p>1.16490597751655</text:p>
          </table:table-cell>
          <table:table-cell table:style-name="ce28" table:formula="of:=[.M10] * COS(RADIANS([.K10]))" office:value-type="float" office:value="1.92500448883793" calcext:value-type="float">
            <text:p>1.92500448883793</text:p>
          </table:table-cell>
          <table:table-cell table:style-name="ce28" table:formula="of:=[.P10] * 2" office:value-type="float" office:value="3.85000897767586" calcext:value-type="float">
            <text:p>3.85000897767586</text:p>
          </table:table-cell>
          <table:table-cell table:style-name="ce58" table:formula="of:=[.Q10] - (0.001 *  [.$D$77] * [.$D$66] * SIN(RADIANS([.$D$67]))) - (0.001 * [.$D$77] * [.$D$66] * COS(RADIANS([.$D$67])) * [.$Z$3]) - [.$Z$5]" office:value-type="float" office:value="3.29020690223897" calcext:value-type="float">
            <text:p>3.29020690223897</text:p>
          </table:table-cell>
          <table:table-cell table:style-name="ce28" table:formula="of:= ([.R10] + [.S9])" office:value-type="float" office:value="15.0489898929544" calcext:value-type="float">
            <text:p>15.0489898929544</text:p>
          </table:table-cell>
          <table:table-cell table:style-name="ce28" table:formula="of:= (MAX(0;[.S10]) * [.$Z$7])" office:value-type="float" office:value="10.5342929250681" calcext:value-type="float">
            <text:p>10.5342929250681</text:p>
          </table:table-cell>
          <table:table-cell table:style-name="ce58" table:formula="of:=SQRT(2 * [.T10] / [.$D$77])" office:value-type="float" office:value="1.47453744125021" calcext:value-type="float">
            <text:p>1.47453744125021</text:p>
          </table:table-cell>
          <table:table-cell table:style-name="ce58" table:formula="of:= (([.U10]*COS(RADIANS([.$D$67])))/[.$D$66])*([.U10]*SIN(RADIANS([.$D$67]))+SQRT([.U10]^2*SIN(RADIANS([.$D$67]))^2+2*[.$D$66]*[.$D$74]))" office:value-type="float" office:value="0.277125939763301" calcext:value-type="float">
            <text:p>0.277125939763301</text:p>
          </table:table-cell>
          <table:table-cell table:style-name="ce58" table:formula="of:=[.V10] / 0.0254" office:value-type="float" office:value="10.9104700694213" calcext:value-type="float">
            <text:p>10.9104700694213</text:p>
          </table:table-cell>
          <table:table-cell table:style-name="ce46" table:number-columns-repeated="4"/>
          <table:table-cell table:style-name="ce80"/>
          <table:table-cell table:style-name="ce66" office:value-type="float" office:value="50" calcext:value-type="float">
            <text:p>50</text:p>
          </table:table-cell>
          <table:table-cell table:style-name="ce66" table:formula="of:= ([.$AB$5] * COS(RADIANS([.AC10]))) * ([.$AB$5] * SIN(RADIANS([.AC10])) + SQRT(([.$AB$5] * SIN(RADIANS([.AC10])))^2 + 2 * [.$D$66] * [.$AB$3]))  /  [.$D$66]" office:value-type="float" office:value="3.66130443684031" calcext:value-type="float">
            <text:p>3.66130443684031</text:p>
          </table:table-cell>
          <table:table-cell table:style-name="ce66" table:formula="of:=[.AD10] * 3.28084" office:value-type="float" office:value="12.0121540485632" calcext:value-type="float">
            <text:p>12.0121540485632</text:p>
          </table:table-cell>
          <table:table-cell table:style-name="ce66" table:formula="of:= ([.$AB$7] * COS(RADIANS([.AC10]))) * ([.$AB$7] * SIN(RADIANS([.AC10])) + SQRT(([.$AB$7] * SIN(RADIANS([.AC10])))^2 + 2 * [.$D$66] * [.$AB$3]))  /  [.$D$66]" office:value-type="float" office:value="1.04609878272425" calcext:value-type="float">
            <text:p>1.04609878272425</text:p>
          </table:table-cell>
          <table:table-cell table:style-name="ce66" table:formula="of:=[.AF10] * 3.28084" office:value-type="float" office:value="3.43208273031301" calcext:value-type="float">
            <text:p>3.43208273031301</text:p>
          </table:table-cell>
          <table:table-cell table:number-columns-repeated="992"/>
        </table:table-row>
        <table:table-row table:style-name="ro1">
          <table:table-cell table:style-name="ce91" office:value-type="string" calcext:value-type="string">
            <text:p>Material</text:p>
          </table:table-cell>
          <table:table-cell table:style-name="ce21" table:formula="of:=VLOOKUP([.D3];[$Springs.A2:$Springs.M5];10;0)" office:value-type="string" office:string-value="Stainless Steel 302/304" calcext:value-type="string">
            <text:p>Stainless Steel 302/304</text:p>
          </table:table-cell>
          <table:table-cell table:style-name="ce28" office:value-type="string" calcext:value-type="string">
            <text:p>---</text:p>
          </table:table-cell>
          <table:table-cell table:style-name="ce21" table:formula="of:=[.B11]" office:value-type="string" office:string-value="Stainless Steel 302/304" calcext:value-type="string">
            <text:p>Stainless Steel 302/3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material data</text:p>
          </table:table-cell>
          <table:table-cell office:value-type="float" office:value="36" calcext:value-type="float">
            <text:p>36</text:p>
          </table:table-cell>
          <table:table-cell table:style-name="ce131" table:formula="of:= [.$D$43] - ([.G11] +[.$D$25])" office:value-type="float" office:value="13.4011346433789" calcext:value-type="float">
            <text:p>13.4011346433789</text:p>
          </table:table-cell>
          <table:table-cell table:style-name="ce28" table:formula="of:= SQRT([.$D$42]^2 + [.H11]^2 - 2*[.$D$42]*[.H11] * COS(RADIANS([.$D$39])))" office:value-type="float" office:value="25.6587794391987" calcext:value-type="float">
            <text:p>25.6587794391987</text:p>
          </table:table-cell>
          <table:table-cell table:style-name="ce28" table:formula="of:= DEGREES(ACOS(([.$D$42]^2 + [.I11]^2 - [.H11]^2)/(2*[.$D$42]*[.I11])))" office:value-type="float" office:value="24.0410362097289" calcext:value-type="float">
            <text:p>24.0410362097289</text:p>
          </table:table-cell>
          <table:table-cell table:style-name="ce28" table:formula="of:=ABS([.$D$37] - [.J11])" office:value-type="float" office:value="14.6965670906332" calcext:value-type="float">
            <text:p>14.6965670906332</text:p>
          </table:table-cell>
          <table:table-cell table:style-name="ce28" table:formula="of:=([.$D$56] * [.J11])" office:value-type="float" office:value="57.241321793203" calcext:value-type="float">
            <text:p>57.241321793203</text:p>
          </table:table-cell>
          <table:table-cell table:style-name="ce28" table:formula="of:=([.L11] / [.I11])" office:value-type="float" office:value="2.23086690186657" calcext:value-type="float">
            <text:p>2.23086690186657</text:p>
          </table:table-cell>
          <table:table-cell table:style-name="ce28" table:formula="of:=[.M11] * SIN(RADIANS([.K11]))" office:value-type="float" office:value="0.565970910090944" calcext:value-type="float">
            <text:p>0.565970910090944</text:p>
          </table:table-cell>
          <table:table-cell table:style-name="ce28" table:formula="of:=[.N11] * 2" office:value-type="float" office:value="1.13194182018189" calcext:value-type="float">
            <text:p>1.13194182018189</text:p>
          </table:table-cell>
          <table:table-cell table:style-name="ce28" table:formula="of:=[.M11] * COS(RADIANS([.K11]))" office:value-type="float" office:value="2.15787952925426" calcext:value-type="float">
            <text:p>2.15787952925426</text:p>
          </table:table-cell>
          <table:table-cell table:style-name="ce28" table:formula="of:=[.P11] * 2" office:value-type="float" office:value="4.31575905850852" calcext:value-type="float">
            <text:p>4.31575905850852</text:p>
          </table:table-cell>
          <table:table-cell table:style-name="ce58" table:formula="of:=[.Q11] - (0.001 *  [.$D$77] * [.$D$66] * SIN(RADIANS([.$D$67]))) - (0.001 * [.$D$77] * [.$D$66] * COS(RADIANS([.$D$67])) * [.$Z$3]) - [.$Z$5]" office:value-type="float" office:value="3.75595698307163" calcext:value-type="float">
            <text:p>3.75595698307163</text:p>
          </table:table-cell>
          <table:table-cell table:style-name="ce28" table:formula="of:= ([.R11] + [.S10])" office:value-type="float" office:value="18.804946876026" calcext:value-type="float">
            <text:p>18.804946876026</text:p>
          </table:table-cell>
          <table:table-cell table:style-name="ce28" table:formula="of:= (MAX(0;[.S11]) * [.$Z$7])" office:value-type="float" office:value="13.1634628132182" calcext:value-type="float">
            <text:p>13.1634628132182</text:p>
          </table:table-cell>
          <table:table-cell table:style-name="ce58" table:formula="of:=SQRT(2 * [.T11] / [.$D$77])" office:value-type="float" office:value="1.64830731033759" calcext:value-type="float">
            <text:p>1.64830731033759</text:p>
          </table:table-cell>
          <table:table-cell table:style-name="ce58" table:formula="of:= (([.U11]*COS(RADIANS([.$D$67])))/[.$D$66])*([.U11]*SIN(RADIANS([.$D$67]))+SQRT([.U11]^2*SIN(RADIANS([.$D$67]))^2+2*[.$D$66]*[.$D$74]))" office:value-type="float" office:value="0.333553471164816" calcext:value-type="float">
            <text:p>0.333553471164816</text:p>
          </table:table-cell>
          <table:table-cell table:style-name="ce58" table:formula="of:=[.V11] / 0.0254" office:value-type="float" office:value="13.1320264238116" calcext:value-type="float">
            <text:p>13.1320264238116</text:p>
          </table:table-cell>
          <table:table-cell table:style-name="ce46" table:number-columns-repeated="2"/>
          <table:table-cell table:style-name="Default"/>
          <table:table-cell table:style-name="ce46"/>
          <table:table-cell table:style-name="ce80"/>
          <table:table-cell table:style-name="ce66" office:value-type="float" office:value="45" calcext:value-type="float">
            <text:p>45</text:p>
          </table:table-cell>
          <table:table-cell table:style-name="ce66" table:formula="of:= ([.$AB$5] * COS(RADIANS([.AC11]))) * ([.$AB$5] * SIN(RADIANS([.AC11])) + SQRT(([.$AB$5] * SIN(RADIANS([.AC11])))^2 + 2 * [.$D$66] * [.$AB$3]))  /  [.$D$66]" office:value-type="float" office:value="3.86757828109048" calcext:value-type="float">
            <text:p>3.86757828109048</text:p>
          </table:table-cell>
          <table:table-cell table:style-name="ce66" table:formula="of:=[.AD11] * 3.28084" office:value-type="float" office:value="12.6889055277329" calcext:value-type="float">
            <text:p>12.6889055277329</text:p>
          </table:table-cell>
          <table:table-cell table:style-name="ce66" table:formula="of:= ([.$AB$7] * COS(RADIANS([.AC11]))) * ([.$AB$7] * SIN(RADIANS([.AC11])) + SQRT(([.$AB$7] * SIN(RADIANS([.AC11])))^2 + 2 * [.$D$66] * [.$AB$3]))  /  [.$D$66]" office:value-type="float" office:value="1.12988374639847" calcext:value-type="float">
            <text:p>1.12988374639847</text:p>
          </table:table-cell>
          <table:table-cell table:style-name="ce66" table:formula="of:=[.AF11] * 3.28084" office:value-type="float" office:value="3.70696779053397" calcext:value-type="float">
            <text:p>3.70696779053397</text:p>
          </table:table-cell>
          <table:table-cell table:number-columns-repeated="992"/>
        </table:table-row>
        <table:table-row table:style-name="ro1">
          <table:table-cell table:style-name="ce90" office:value-type="string" calcext:value-type="string">
            <text:p><text:span text:style-name="T1">Material </text:span><text:span text:style-name="T2">Modulus of Elasticity – E</text:span></text:p>
          </table:table-cell>
          <table:table-cell table:style-name="ce21" table:formula="of:=VLOOKUP([.B11];[$MaterialSpecs.A2:$MaterialSpecs.I19];6;0)" office:value-type="float" office:value="28" calcext:value-type="float">
            <text:p>28</text:p>
          </table:table-cell>
          <table:table-cell office:value-type="string" calcext:value-type="string">
            <text:p><text:span text:style-name="T4">lb/in</text:span><text:span text:style-name="T10">²</text:span></text:p>
          </table:table-cell>
          <table:table-cell table:style-name="ce21" table:formula="of:=[.B12] * 0.00689" office:value-type="float" office:value="0.19292" calcext:value-type="float">
            <text:p>0.19292</text:p>
          </table:table-cell>
          <table:table-cell office:value-type="string" calcext:value-type="string">
            <text:p><text:span text:style-name="T30">N/mm</text:span><text:span text:style-name="T31">²</text:span></text:p>
          </table:table-cell>
          <table:table-cell office:value-type="string" calcext:value-type="string">
            <text:p>Spring material data</text:p>
          </table:table-cell>
          <table:table-cell table:style-name="ce28" office:value-type="float" office:value="35" calcext:value-type="float">
            <text:p>35</text:p>
          </table:table-cell>
          <table:table-cell table:style-name="ce131" table:formula="of:= [.$D$43] - ([.G12] +[.$D$25])" office:value-type="float" office:value="14.4011346433789" calcext:value-type="float">
            <text:p>14.4011346433789</text:p>
          </table:table-cell>
          <table:table-cell table:style-name="ce28" table:formula="of:= SQRT([.$D$42]^2 + [.H12]^2 - 2*[.$D$42]*[.H12] * COS(RADIANS([.$D$39])))" office:value-type="float" office:value="25.4234871358959" calcext:value-type="float">
            <text:p>25.4234871358959</text:p>
          </table:table-cell>
          <table:table-cell table:style-name="ce28" table:formula="of:= DEGREES(ACOS(([.$D$42]^2 + [.I12]^2 - [.H12]^2)/(2*[.$D$42]*[.I12])))" office:value-type="float" office:value="26.2214849529278" calcext:value-type="float">
            <text:p>26.2214849529278</text:p>
          </table:table-cell>
          <table:table-cell table:style-name="ce28" table:formula="of:=ABS([.$D$37] - [.J12])" office:value-type="float" office:value="12.5161183474343" calcext:value-type="float">
            <text:p>12.5161183474343</text:p>
          </table:table-cell>
          <table:table-cell table:style-name="ce28" table:formula="of:=([.$D$56] * [.J12])" office:value-type="float" office:value="62.4329352941436" calcext:value-type="float">
            <text:p>62.4329352941436</text:p>
          </table:table-cell>
          <table:table-cell table:style-name="ce28" table:formula="of:=([.L12] / [.I12])" office:value-type="float" office:value="2.45571879893665" calcext:value-type="float">
            <text:p>2.45571879893665</text:p>
          </table:table-cell>
          <table:table-cell table:style-name="ce28" table:formula="of:=[.M12] * SIN(RADIANS([.K12]))" office:value-type="float" office:value="0.532189270583779" calcext:value-type="float">
            <text:p>0.532189270583779</text:p>
          </table:table-cell>
          <table:table-cell table:style-name="ce28" table:formula="of:=[.N12] * 2" office:value-type="float" office:value="1.06437854116756" calcext:value-type="float">
            <text:p>1.06437854116756</text:p>
          </table:table-cell>
          <table:table-cell table:style-name="ce28" table:formula="of:=[.M12] * COS(RADIANS([.K12]))" office:value-type="float" office:value="2.39735883833154" calcext:value-type="float">
            <text:p>2.39735883833154</text:p>
          </table:table-cell>
          <table:table-cell table:style-name="ce28" table:formula="of:=[.P12] * 2" office:value-type="float" office:value="4.79471767666308" calcext:value-type="float">
            <text:p>4.79471767666308</text:p>
          </table:table-cell>
          <table:table-cell table:style-name="ce58" table:formula="of:=[.Q12] - (0.001 *  [.$D$77] * [.$D$66] * SIN(RADIANS([.$D$67]))) - (0.001 * [.$D$77] * [.$D$66] * COS(RADIANS([.$D$67])) * [.$Z$3]) - [.$Z$5]" office:value-type="float" office:value="4.23491560122618" calcext:value-type="float">
            <text:p>4.23491560122618</text:p>
          </table:table-cell>
          <table:table-cell table:style-name="ce28" table:formula="of:= ([.R12] + [.S11])" office:value-type="float" office:value="23.0398624772522" calcext:value-type="float">
            <text:p>23.0398624772522</text:p>
          </table:table-cell>
          <table:table-cell table:style-name="ce28" table:formula="of:= (MAX(0;[.S12]) * [.$Z$7])" office:value-type="float" office:value="16.1279037340765" calcext:value-type="float">
            <text:p>16.1279037340765</text:p>
          </table:table-cell>
          <table:table-cell table:style-name="ce58" table:formula="of:=SQRT(2 * [.T12] / [.$D$77])" office:value-type="float" office:value="1.82449245011641" calcext:value-type="float">
            <text:p>1.82449245011641</text:p>
          </table:table-cell>
          <table:table-cell table:style-name="ce58" table:formula="of:= (([.U12]*COS(RADIANS([.$D$67])))/[.$D$66])*([.U12]*SIN(RADIANS([.$D$67]))+SQRT([.U12]^2*SIN(RADIANS([.$D$67]))^2+2*[.$D$66]*[.$D$74]))" office:value-type="float" office:value="0.396501903856478" calcext:value-type="float">
            <text:p>0.396501903856478</text:p>
          </table:table-cell>
          <table:table-cell table:style-name="ce58" table:formula="of:=[.V12] / 0.0254" office:value-type="float" office:value="15.6103111754519" calcext:value-type="float">
            <text:p>15.6103111754519</text:p>
          </table:table-cell>
          <table:table-cell table:style-name="ce46" table:formula="of:=[.Y12] * 0.0254" office:value-type="float" office:value="0.29972" calcext:value-type="float">
            <text:p>0.29972</text:p>
          </table:table-cell>
          <table:table-cell table:style-name="ce46" office:value-type="float" office:value="11.8" calcext:value-type="float">
            <text:p>11.8</text:p>
          </table:table-cell>
          <table:table-cell table:style-name="ce46" table:number-columns-repeated="2"/>
          <table:table-cell table:style-name="ce80"/>
          <table:table-cell table:style-name="ce66" office:value-type="float" office:value="40" calcext:value-type="float">
            <text:p>40</text:p>
          </table:table-cell>
          <table:table-cell table:style-name="ce66" table:formula="of:= ([.$AB$5] * COS(RADIANS([.AC12]))) * ([.$AB$5] * SIN(RADIANS([.AC12])) + SQRT(([.$AB$5] * SIN(RADIANS([.AC12])))^2 + 2 * [.$D$66] * [.$AB$3]))  /  [.$D$66]" office:value-type="float" office:value="4.00476587615504" calcext:value-type="float">
            <text:p>4.00476587615504</text:p>
          </table:table-cell>
          <table:table-cell table:style-name="ce66" table:formula="of:=[.AD12] * 3.28084" office:value-type="float" office:value="13.1389960771245" calcext:value-type="float">
            <text:p>13.1389960771245</text:p>
          </table:table-cell>
          <table:table-cell table:style-name="ce66" table:formula="of:= ([.$AB$7] * COS(RADIANS([.AC12]))) * ([.$AB$7] * SIN(RADIANS([.AC12])) + SQRT(([.$AB$7] * SIN(RADIANS([.AC12])))^2 + 2 * [.$D$66] * [.$AB$3]))  /  [.$D$66]" office:value-type="float" office:value="1.19972882794194" calcext:value-type="float">
            <text:p>1.19972882794194</text:p>
          </table:table-cell>
          <table:table-cell table:style-name="ce66" table:formula="of:=[.AF12] * 3.28084" office:value-type="float" office:value="3.93611832786503" calcext:value-type="float">
            <text:p>3.93611832786503</text:p>
          </table:table-cell>
          <table:table-cell table:number-columns-repeated="992"/>
        </table:table-row>
        <table:table-row table:style-name="ro1">
          <table:table-cell table:style-name="ce28"/>
          <table:table-cell table:style-name="ce23"/>
          <table:table-cell table:style-name="ce28"/>
          <table:table-cell table:style-name="Default"/>
          <table:table-cell table:number-columns-repeated="2"/>
          <table:table-cell office:value-type="float" office:value="34" calcext:value-type="float">
            <text:p>34</text:p>
          </table:table-cell>
          <table:table-cell table:style-name="ce131" table:formula="of:= [.$D$43] - ([.G13] +[.$D$25])" office:value-type="float" office:value="15.4011346433789" calcext:value-type="float">
            <text:p>15.4011346433789</text:p>
          </table:table-cell>
          <table:table-cell table:style-name="ce28" table:formula="of:= SQRT([.$D$42]^2 + [.H13]^2 - 2*[.$D$42]*[.H13] * COS(RADIANS([.$D$39])))" office:value-type="float" office:value="25.2256701395361" calcext:value-type="float">
            <text:p>25.2256701395361</text:p>
          </table:table-cell>
          <table:table-cell table:style-name="ce28" table:formula="of:= DEGREES(ACOS(([.$D$42]^2 + [.I13]^2 - [.H13]^2)/(2*[.$D$42]*[.I13])))" office:value-type="float" office:value="28.4393892171106" calcext:value-type="float">
            <text:p>28.4393892171106</text:p>
          </table:table-cell>
          <table:table-cell table:style-name="ce28" table:formula="of:=ABS([.$D$37] - [.J13])" office:value-type="float" office:value="10.2982140832515" calcext:value-type="float">
            <text:p>10.2982140832515</text:p>
          </table:table-cell>
          <table:table-cell table:style-name="ce28" table:formula="of:=([.$D$56] * [.J13])" office:value-type="float" office:value="67.7137297900658" calcext:value-type="float">
            <text:p>67.7137297900658</text:p>
          </table:table-cell>
          <table:table-cell table:style-name="ce28" table:formula="of:=([.L13] / [.I13])" office:value-type="float" office:value="2.684318371544" calcext:value-type="float">
            <text:p>2.684318371544</text:p>
          </table:table-cell>
          <table:table-cell table:style-name="ce28" table:formula="of:=[.M13] * SIN(RADIANS([.K13]))" office:value-type="float" office:value="0.479879748478408" calcext:value-type="float">
            <text:p>0.479879748478408</text:p>
          </table:table-cell>
          <table:table-cell table:style-name="ce28" table:formula="of:=[.N13] * 2" office:value-type="float" office:value="0.959759496956816" calcext:value-type="float">
            <text:p>0.959759496956816</text:p>
          </table:table-cell>
          <table:table-cell table:style-name="ce28" table:formula="of:=[.M13] * COS(RADIANS([.K13]))" office:value-type="float" office:value="2.64107564200819" calcext:value-type="float">
            <text:p>2.64107564200819</text:p>
          </table:table-cell>
          <table:table-cell table:style-name="ce28" table:formula="of:=[.P13] * 2" office:value-type="float" office:value="5.28215128401637" calcext:value-type="float">
            <text:p>5.28215128401637</text:p>
          </table:table-cell>
          <table:table-cell table:style-name="ce58" table:formula="of:=[.Q13] - (0.001 *  [.$D$77] * [.$D$66] * SIN(RADIANS([.$D$67]))) - (0.001 * [.$D$77] * [.$D$66] * COS(RADIANS([.$D$67])) * [.$Z$3]) - [.$Z$5]" office:value-type="float" office:value="4.72234920857948" calcext:value-type="float">
            <text:p>4.72234920857948</text:p>
          </table:table-cell>
          <table:table-cell table:style-name="ce28" table:formula="of:= ([.R13] + [.S12])" office:value-type="float" office:value="27.7622116858317" calcext:value-type="float">
            <text:p>27.7622116858317</text:p>
          </table:table-cell>
          <table:table-cell table:style-name="ce28" table:formula="of:= (MAX(0;[.S13]) * [.$Z$7])" office:value-type="float" office:value="19.4335481800822" calcext:value-type="float">
            <text:p>19.4335481800822</text:p>
          </table:table-cell>
          <table:table-cell table:style-name="ce58" table:formula="of:=SQRT(2 * [.T13] / [.$D$77])" office:value-type="float" office:value="2.00276115798937" calcext:value-type="float">
            <text:p>2.00276115798937</text:p>
          </table:table-cell>
          <table:table-cell table:style-name="ce58" table:formula="of:= (([.U13]*COS(RADIANS([.$D$67])))/[.$D$66])*([.U13]*SIN(RADIANS([.$D$67]))+SQRT([.U13]^2*SIN(RADIANS([.$D$67]))^2+2*[.$D$66]*[.$D$74]))" office:value-type="float" office:value="0.4661606101539" calcext:value-type="float">
            <text:p>0.4661606101539</text:p>
          </table:table-cell>
          <table:table-cell table:style-name="ce58" table:formula="of:=[.V13] / 0.0254" office:value-type="float" office:value="18.3527799273189" calcext:value-type="float">
            <text:p>18.3527799273189</text:p>
          </table:table-cell>
          <table:table-cell table:style-name="ce46" table:number-columns-repeated="4"/>
          <table:table-cell table:style-name="ce80"/>
          <table:table-cell table:style-name="ce66" office:value-type="float" office:value="35" calcext:value-type="float">
            <text:p>35</text:p>
          </table:table-cell>
          <table:table-cell table:style-name="ce66" table:formula="of:= ([.$AB$5] * COS(RADIANS([.AC13]))) * ([.$AB$5] * SIN(RADIANS([.AC13])) + SQRT(([.$AB$5] * SIN(RADIANS([.AC13])))^2 + 2 * [.$D$66] * [.$AB$3]))  /  [.$D$66]" office:value-type="float" office:value="4.07476325356191" calcext:value-type="float">
            <text:p>4.07476325356191</text:p>
          </table:table-cell>
          <table:table-cell table:style-name="ce66" table:formula="of:=[.AD13] * 3.28084" office:value-type="float" office:value="13.368646272816" calcext:value-type="float">
            <text:p>13.368646272816</text:p>
          </table:table-cell>
          <table:table-cell table:style-name="ce66" table:formula="of:= ([.$AB$7] * COS(RADIANS([.AC13]))) * ([.$AB$7] * SIN(RADIANS([.AC13])) + SQRT(([.$AB$7] * SIN(RADIANS([.AC13])))^2 + 2 * [.$D$66] * [.$AB$3]))  /  [.$D$66]" office:value-type="float" office:value="1.2553690966566" calcext:value-type="float">
            <text:p>1.2553690966566</text:p>
          </table:table-cell>
          <table:table-cell table:style-name="ce66" table:formula="of:=[.AF13] * 3.28084" office:value-type="float" office:value="4.11866514707485" calcext:value-type="float">
            <text:p>4.11866514707485</text:p>
          </table:table-cell>
          <table:table-cell table:number-columns-repeated="992"/>
        </table:table-row>
        <table:table-row table:style-name="ro1">
          <table:table-cell table:style-name="ce97" office:value-type="string" calcext:value-type="string">
            <text:p>Data from range sensor</text:p>
          </table:table-cell>
          <table:table-cell table:style-name="ce23"/>
          <table:table-cell table:style-name="ce28"/>
          <table:table-cell table:style-name="ce23"/>
          <table:table-cell table:number-columns-repeated="2"/>
          <table:table-cell table:style-name="ce28" office:value-type="float" office:value="33" calcext:value-type="float">
            <text:p>33</text:p>
          </table:table-cell>
          <table:table-cell table:style-name="ce131" table:formula="of:= [.$D$43] - ([.G14] +[.$D$25])" office:value-type="float" office:value="16.4011346433789" calcext:value-type="float">
            <text:p>16.4011346433789</text:p>
          </table:table-cell>
          <table:table-cell table:style-name="ce28" table:formula="of:= SQRT([.$D$42]^2 + [.H14]^2 - 2*[.$D$42]*[.H14] * COS(RADIANS([.$D$39])))" office:value-type="float" office:value="25.0662157061712" calcext:value-type="float">
            <text:p>25.0662157061712</text:p>
          </table:table-cell>
          <table:table-cell table:style-name="ce28" table:formula="of:= DEGREES(ACOS(([.$D$42]^2 + [.I14]^2 - [.H14]^2)/(2*[.$D$42]*[.I14])))" office:value-type="float" office:value="30.6889216446657" calcext:value-type="float">
            <text:p>30.6889216446657</text:p>
          </table:table-cell>
          <table:table-cell table:style-name="ce28" table:formula="of:=ABS([.$D$37] - [.J14])" office:value-type="float" office:value="8.04868165569643" calcext:value-type="float">
            <text:p>8.04868165569643</text:p>
          </table:table-cell>
          <table:table-cell table:style-name="ce28" table:formula="of:=([.$D$56] * [.J14])" office:value-type="float" office:value="73.0698304359198" calcext:value-type="float">
            <text:p>73.0698304359198</text:p>
          </table:table-cell>
          <table:table-cell table:style-name="ce28" table:formula="of:=([.L14] / [.I14])" office:value-type="float" office:value="2.9150722746685" calcext:value-type="float">
            <text:p>2.9150722746685</text:p>
          </table:table-cell>
          <table:table-cell table:style-name="ce28" table:formula="of:=[.M14] * SIN(RADIANS([.K14]))" office:value-type="float" office:value="0.408152203395108" calcext:value-type="float">
            <text:p>0.408152203395108</text:p>
          </table:table-cell>
          <table:table-cell table:style-name="ce28" table:formula="of:=[.N14] * 2" office:value-type="float" office:value="0.816304406790215" calcext:value-type="float">
            <text:p>0.816304406790215</text:p>
          </table:table-cell>
          <table:table-cell table:style-name="ce28" table:formula="of:=[.M14] * COS(RADIANS([.K14]))" office:value-type="float" office:value="2.88635724493776" calcext:value-type="float">
            <text:p>2.88635724493776</text:p>
          </table:table-cell>
          <table:table-cell table:style-name="ce28" table:formula="of:=[.P14] * 2" office:value-type="float" office:value="5.77271448987553" calcext:value-type="float">
            <text:p>5.77271448987553</text:p>
          </table:table-cell>
          <table:table-cell table:style-name="ce58" table:formula="of:=[.Q14] - (0.001 *  [.$D$77] * [.$D$66] * SIN(RADIANS([.$D$67]))) - (0.001 * [.$D$77] * [.$D$66] * COS(RADIANS([.$D$67])) * [.$Z$3]) - [.$Z$5]" office:value-type="float" office:value="5.21291241443863" calcext:value-type="float">
            <text:p>5.21291241443863</text:p>
          </table:table-cell>
          <table:table-cell table:style-name="ce28" table:formula="of:= ([.R14] + [.S13])" office:value-type="float" office:value="32.9751241002703" calcext:value-type="float">
            <text:p>32.9751241002703</text:p>
          </table:table-cell>
          <table:table-cell table:style-name="ce28" table:formula="of:= (MAX(0;[.S14]) * [.$Z$7])" office:value-type="float" office:value="23.0825868701892" calcext:value-type="float">
            <text:p>23.0825868701892</text:p>
          </table:table-cell>
          <table:table-cell table:style-name="ce58" table:formula="of:=SQRT(2 * [.T14] / [.$D$77])" office:value-type="float" office:value="2.18270653463642" calcext:value-type="float">
            <text:p>2.18270653463642</text:p>
          </table:table-cell>
          <table:table-cell table:style-name="ce58" table:formula="of:= (([.U14]*COS(RADIANS([.$D$67])))/[.$D$66])*([.U14]*SIN(RADIANS([.$D$67]))+SQRT([.U14]^2*SIN(RADIANS([.$D$67]))^2+2*[.$D$66]*[.$D$74]))" office:value-type="float" office:value="0.542629986872135" calcext:value-type="float">
            <text:p>0.542629986872135</text:p>
          </table:table-cell>
          <table:table-cell table:style-name="ce58" table:formula="of:=[.V14] / 0.0254" office:value-type="float" office:value="21.3633853099266" calcext:value-type="float">
            <text:p>21.3633853099266</text:p>
          </table:table-cell>
          <table:table-cell table:style-name="ce46" table:number-columns-repeated="4"/>
          <table:table-cell table:style-name="ce80"/>
          <table:table-cell table:style-name="ce66" office:value-type="float" office:value="30" calcext:value-type="float">
            <text:p>30</text:p>
          </table:table-cell>
          <table:table-cell table:style-name="ce66" table:formula="of:= ([.$AB$5] * COS(RADIANS([.AC14]))) * ([.$AB$5] * SIN(RADIANS([.AC14])) + SQRT(([.$AB$5] * SIN(RADIANS([.AC14])))^2 + 2 * [.$D$66] * [.$AB$3]))  /  [.$D$66]" office:value-type="float" office:value="4.08152727879766" calcext:value-type="float">
            <text:p>4.08152727879766</text:p>
          </table:table-cell>
          <table:table-cell table:style-name="ce66" table:formula="of:=[.AD14] * 3.28084" office:value-type="float" office:value="13.3908379573705" calcext:value-type="float">
            <text:p>13.3908379573705</text:p>
          </table:table-cell>
          <table:table-cell table:style-name="ce66" table:formula="of:= ([.$AB$7] * COS(RADIANS([.AC14]))) * ([.$AB$7] * SIN(RADIANS([.AC14])) + SQRT(([.$AB$7] * SIN(RADIANS([.AC14])))^2 + 2 * [.$D$66] * [.$AB$3]))  /  [.$D$66]" office:value-type="float" office:value="1.29682272952524" calcext:value-type="float">
            <text:p>1.29682272952524</text:p>
          </table:table-cell>
          <table:table-cell table:style-name="ce66" table:formula="of:=[.AF14] * 3.28084" office:value-type="float" office:value="4.25466788393557" calcext:value-type="float">
            <text:p>4.25466788393557</text:p>
          </table:table-cell>
          <table:table-cell table:number-columns-repeated="992"/>
        </table:table-row>
        <table:table-row table:style-name="ro1">
          <table:table-cell table:style-name="ce91" office:value-type="string" calcext:value-type="string">
            <text:p>Sensor to Slider Back Face</text:p>
          </table:table-cell>
          <table:table-cell table:style-name="ce21" table:formula="of:=[.D15]/25.4" office:value-type="float" office:value="0.590551181102362" calcext:value-type="float">
            <text:p>0.590551181102362</text:p>
          </table:table-cell>
          <table:table-cell table:style-name="ce28" office:value-type="string" calcext:value-type="string">
            <text:p>in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rom ToF sensor (Short Range)</text:p>
          </table:table-cell>
          <table:table-cell office:value-type="float" office:value="32" calcext:value-type="float">
            <text:p>32</text:p>
          </table:table-cell>
          <table:table-cell table:style-name="ce131" table:formula="of:= [.$D$43] - ([.G15] +[.$D$25])" office:value-type="float" office:value="17.4011346433789" calcext:value-type="float">
            <text:p>17.4011346433789</text:p>
          </table:table-cell>
          <table:table-cell table:style-name="ce28" table:formula="of:= SQRT([.$D$42]^2 + [.H15]^2 - 2*[.$D$42]*[.H15] * COS(RADIANS([.$D$39])))" office:value-type="float" office:value="24.9458594894608" calcext:value-type="float">
            <text:p>24.9458594894608</text:p>
          </table:table-cell>
          <table:table-cell table:style-name="ce28" table:formula="of:= DEGREES(ACOS(([.$D$42]^2 + [.I15]^2 - [.H15]^2)/(2*[.$D$42]*[.I15])))" office:value-type="float" office:value="32.9636996335911" calcext:value-type="float">
            <text:p>32.9636996335911</text:p>
          </table:table-cell>
          <table:table-cell table:style-name="ce28" table:formula="of:=ABS([.$D$37] - [.J15])" office:value-type="float" office:value="5.77390366677106" calcext:value-type="float">
            <text:p>5.77390366677106</text:p>
          </table:table-cell>
          <table:table-cell table:style-name="ce28" table:formula="of:=([.$D$56] * [.J15])" office:value-type="float" office:value="78.4860403586634" calcext:value-type="float">
            <text:p>78.4860403586634</text:p>
          </table:table-cell>
          <table:table-cell table:style-name="ce28" table:formula="of:=([.L15] / [.I15])" office:value-type="float" office:value="3.14625520887835" calcext:value-type="float">
            <text:p>3.14625520887835</text:p>
          </table:table-cell>
          <table:table-cell table:style-name="ce28" table:formula="of:=[.M15] * SIN(RADIANS([.K15]))" office:value-type="float" office:value="0.316523189269298" calcext:value-type="float">
            <text:p>0.316523189269298</text:p>
          </table:table-cell>
          <table:table-cell table:style-name="ce28" table:formula="of:=[.N15] * 2" office:value-type="float" office:value="0.633046378538597" calcext:value-type="float">
            <text:p>0.633046378538597</text:p>
          </table:table-cell>
          <table:table-cell table:style-name="ce28" table:formula="of:=[.M15] * COS(RADIANS([.K15]))" office:value-type="float" office:value="3.1302931028977" calcext:value-type="float">
            <text:p>3.1302931028977</text:p>
          </table:table-cell>
          <table:table-cell table:style-name="ce28" table:formula="of:=[.P15] * 2" office:value-type="float" office:value="6.2605862057954" calcext:value-type="float">
            <text:p>6.2605862057954</text:p>
          </table:table-cell>
          <table:table-cell table:style-name="ce58" table:formula="of:=[.Q15] - (0.001 *  [.$D$77] * [.$D$66] * SIN(RADIANS([.$D$67]))) - (0.001 * [.$D$77] * [.$D$66] * COS(RADIANS([.$D$67])) * [.$Z$3]) - [.$Z$5]" office:value-type="float" office:value="5.70078413035851" calcext:value-type="float">
            <text:p>5.70078413035851</text:p>
          </table:table-cell>
          <table:table-cell table:style-name="ce28" table:formula="of:= ([.R15] + [.S14])" office:value-type="float" office:value="38.6759082306288" calcext:value-type="float">
            <text:p>38.6759082306288</text:p>
          </table:table-cell>
          <table:table-cell table:style-name="ce28" table:formula="of:= (MAX(0;[.S15]) * [.$Z$7])" office:value-type="float" office:value="27.0731357614402" calcext:value-type="float">
            <text:p>27.0731357614402</text:p>
          </table:table-cell>
          <table:table-cell table:style-name="ce58" table:formula="of:=SQRT(2 * [.T15] / [.$D$77])" office:value-type="float" office:value="2.36386347286748" calcext:value-type="float">
            <text:p>2.36386347286748</text:p>
          </table:table-cell>
          <table:table-cell table:style-name="ce58" table:formula="of:= (([.U15]*COS(RADIANS([.$D$67])))/[.$D$66])*([.U15]*SIN(RADIANS([.$D$67]))+SQRT([.U15]^2*SIN(RADIANS([.$D$67]))^2+2*[.$D$66]*[.$D$74]))" office:value-type="float" office:value="0.625916610933276" calcext:value-type="float">
            <text:p>0.625916610933276</text:p>
          </table:table-cell>
          <table:table-cell table:style-name="ce58" table:formula="of:=[.V15] / 0.0254" office:value-type="float" office:value="24.6423862572156" calcext:value-type="float">
            <text:p>24.6423862572156</text:p>
          </table:table-cell>
          <table:table-cell table:style-name="ce46" table:number-columns-repeated="4"/>
          <table:table-cell table:style-name="ce80"/>
          <table:table-cell table:style-name="ce66" office:value-type="float" office:value="25" calcext:value-type="float">
            <text:p>25</text:p>
          </table:table-cell>
          <table:table-cell table:style-name="ce66" table:formula="of:= ([.$AB$5] * COS(RADIANS([.AC15]))) * ([.$AB$5] * SIN(RADIANS([.AC15])) + SQRT(([.$AB$5] * SIN(RADIANS([.AC15])))^2 + 2 * [.$D$66] * [.$AB$3]))  /  [.$D$66]" office:value-type="float" office:value="4.03082700005008" calcext:value-type="float">
            <text:p>4.03082700005008</text:p>
          </table:table-cell>
          <table:table-cell table:style-name="ce66" table:formula="of:=[.AD15] * 3.28084" office:value-type="float" office:value="13.2244984548443" calcext:value-type="float">
            <text:p>13.2244984548443</text:p>
          </table:table-cell>
          <table:table-cell table:style-name="ce66" table:formula="of:= ([.$AB$7] * COS(RADIANS([.AC15]))) * ([.$AB$7] * SIN(RADIANS([.AC15])) + SQRT(([.$AB$7] * SIN(RADIANS([.AC15])))^2 + 2 * [.$D$66] * [.$AB$3]))  /  [.$D$66]" office:value-type="float" office:value="1.32436888253583" calcext:value-type="float">
            <text:p>1.32436888253583</text:p>
          </table:table-cell>
          <table:table-cell table:style-name="ce66" table:formula="of:=[.AF15] * 3.28084" office:value-type="float" office:value="4.34504240457884" calcext:value-type="float">
            <text:p>4.34504240457884</text:p>
          </table:table-cell>
          <table:table-cell table:number-columns-repeated="992"/>
        </table:table-row>
        <table:table-row table:style-name="ro1">
          <table:table-cell table:style-name="ce23" office:value-type="string" calcext:value-type="string">
            <text:p>Sensor to Slider Back Face (at rest)</text:p>
          </table:table-cell>
          <table:table-cell table:style-name="ce21" table:formula="of:=[.D16]/25.4" office:value-type="float" office:value="1.77165354330709" calcext:value-type="float">
            <text:p>1.77165354330709</text:p>
          </table:table-cell>
          <table:table-cell table:style-name="ce28" office:value-type="string" calcext:value-type="string">
            <text:p>in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4">Case dimension for</text:span> reference</text:p>
          </table:table-cell>
          <table:table-cell table:style-name="ce28" office:value-type="float" office:value="31" calcext:value-type="float">
            <text:p>31</text:p>
          </table:table-cell>
          <table:table-cell table:style-name="ce131" table:formula="of:= [.$D$43] - ([.G16] +[.$D$25])" office:value-type="float" office:value="18.4011346433789" calcext:value-type="float">
            <text:p>18.4011346433789</text:p>
          </table:table-cell>
          <table:table-cell table:style-name="ce28" table:formula="of:= SQRT([.$D$42]^2 + [.H16]^2 - 2*[.$D$42]*[.H16] * COS(RADIANS([.$D$39])))" office:value-type="float" office:value="24.8651692434928" calcext:value-type="float">
            <text:p>24.8651692434928</text:p>
          </table:table-cell>
          <table:table-cell table:style-name="ce28" table:formula="of:= DEGREES(ACOS(([.$D$42]^2 + [.I16]^2 - [.H16]^2)/(2*[.$D$42]*[.I16])))" office:value-type="float" office:value="35.2568800487488" calcext:value-type="float">
            <text:p>35.2568800487488</text:p>
          </table:table-cell>
          <table:table-cell table:style-name="ce28" table:formula="of:=ABS([.$D$37] - [.J16])" office:value-type="float" office:value="3.48072325161333" calcext:value-type="float">
            <text:p>3.48072325161333</text:p>
          </table:table-cell>
          <table:table-cell table:style-name="ce28" table:formula="of:=([.$D$56] * [.J16])" office:value-type="float" office:value="83.9460661632414" calcext:value-type="float">
            <text:p>83.9460661632414</text:p>
          </table:table-cell>
          <table:table-cell table:style-name="ce28" table:formula="of:=([.L16] / [.I16])" office:value-type="float" office:value="3.37605046405264" calcext:value-type="float">
            <text:p>3.37605046405264</text:p>
          </table:table-cell>
          <table:table-cell table:style-name="ce28" table:formula="of:=[.M16] * SIN(RADIANS([.K16]))" office:value-type="float" office:value="0.204969209538361" calcext:value-type="float">
            <text:p>0.204969209538361</text:p>
          </table:table-cell>
          <table:table-cell table:style-name="ce28" table:formula="of:=[.N16] * 2" office:value-type="float" office:value="0.409938419076723" calcext:value-type="float">
            <text:p>0.409938419076723</text:p>
          </table:table-cell>
          <table:table-cell table:style-name="ce28" table:formula="of:=[.M16] * COS(RADIANS([.K16]))" office:value-type="float" office:value="3.36982260051939" calcext:value-type="float">
            <text:p>3.36982260051939</text:p>
          </table:table-cell>
          <table:table-cell table:style-name="ce28" table:formula="of:=[.P16] * 2" office:value-type="float" office:value="6.73964520103879" calcext:value-type="float">
            <text:p>6.73964520103879</text:p>
          </table:table-cell>
          <table:table-cell table:style-name="ce58" table:formula="of:=[.Q16] - (0.001 *  [.$D$77] * [.$D$66] * SIN(RADIANS([.$D$67]))) - (0.001 * [.$D$77] * [.$D$66] * COS(RADIANS([.$D$67])) * [.$Z$3]) - [.$Z$5]" office:value-type="float" office:value="6.17984312560189" calcext:value-type="float">
            <text:p>6.17984312560189</text:p>
          </table:table-cell>
          <table:table-cell table:style-name="ce28" table:formula="of:= ([.R16] + [.S15])" office:value-type="float" office:value="44.8557513562307" calcext:value-type="float">
            <text:p>44.8557513562307</text:p>
          </table:table-cell>
          <table:table-cell table:style-name="ce28" table:formula="of:= (MAX(0;[.S16]) * [.$Z$7])" office:value-type="float" office:value="31.3990259493615" calcext:value-type="float">
            <text:p>31.3990259493615</text:p>
          </table:table-cell>
          <table:table-cell table:style-name="ce58" table:formula="of:=SQRT(2 * [.T16] / [.$D$77])" office:value-type="float" office:value="2.54572329806115" calcext:value-type="float">
            <text:p>2.54572329806115</text:p>
          </table:table-cell>
          <table:table-cell table:style-name="ce58" table:formula="of:= (([.U16]*COS(RADIANS([.$D$67])))/[.$D$66])*([.U16]*SIN(RADIANS([.$D$67]))+SQRT([.U16]^2*SIN(RADIANS([.$D$67]))^2+2*[.$D$66]*[.$D$74]))" office:value-type="float" office:value="0.715930624787471" calcext:value-type="float">
            <text:p>0.715930624787471</text:p>
          </table:table-cell>
          <table:table-cell table:style-name="ce58" table:formula="of:=[.V16] / 0.0254" office:value-type="float" office:value="28.1862450703729" calcext:value-type="float">
            <text:p>28.1862450703729</text:p>
          </table:table-cell>
          <table:table-cell table:style-name="ce46" table:number-columns-repeated="4"/>
          <table:table-cell table:style-name="ce80"/>
          <table:table-cell table:style-name="ce66" office:value-type="float" office:value="20" calcext:value-type="float">
            <text:p>20</text:p>
          </table:table-cell>
          <table:table-cell table:style-name="ce66" table:formula="of:= ([.$AB$5] * COS(RADIANS([.AC16]))) * ([.$AB$5] * SIN(RADIANS([.AC16])) + SQRT(([.$AB$5] * SIN(RADIANS([.AC16])))^2 + 2 * [.$D$66] * [.$AB$3]))  /  [.$D$66]" office:value-type="float" office:value="3.92989143041948" calcext:value-type="float">
            <text:p>3.92989143041948</text:p>
          </table:table-cell>
          <table:table-cell table:style-name="ce66" table:formula="of:=[.AD16] * 3.28084" office:value-type="float" office:value="12.8933450005774" calcext:value-type="float">
            <text:p>12.8933450005774</text:p>
          </table:table-cell>
          <table:table-cell table:style-name="ce66" table:formula="of:= ([.$AB$7] * COS(RADIANS([.AC16]))) * ([.$AB$7] * SIN(RADIANS([.AC16])) + SQRT(([.$AB$7] * SIN(RADIANS([.AC16])))^2 + 2 * [.$D$66] * [.$AB$3]))  /  [.$D$66]" office:value-type="float" office:value="1.33851774957542" calcext:value-type="float">
            <text:p>1.33851774957542</text:p>
          </table:table-cell>
          <table:table-cell table:style-name="ce66" table:formula="of:=[.AF16] * 3.28084" office:value-type="float" office:value="4.39146257351702" calcext:value-type="float">
            <text:p>4.39146257351702</text:p>
          </table:table-cell>
          <table:table-cell table:number-columns-repeated="992"/>
        </table:table-row>
        <table:table-row table:style-name="ro1">
          <table:table-cell/>
          <table:table-cell table:style-name="ce23"/>
          <table:table-cell table:style-name="ce28"/>
          <table:table-cell table:style-name="ce34"/>
          <table:table-cell table:number-columns-repeated="2"/>
          <table:table-cell office:value-type="float" office:value="30" calcext:value-type="float">
            <text:p>30</text:p>
          </table:table-cell>
          <table:table-cell table:style-name="ce131" table:formula="of:= [.$D$43] - ([.G17] +[.$D$25])" office:value-type="float" office:value="19.4011346433789" calcext:value-type="float">
            <text:p>19.4011346433789</text:p>
          </table:table-cell>
          <table:table-cell table:style-name="ce28" table:formula="of:= SQRT([.$D$42]^2 + [.H17]^2 - 2*[.$D$42]*[.H17] * COS(RADIANS([.$D$39])))" office:value-type="float" office:value="24.8245317649127" calcext:value-type="float">
            <text:p>24.8245317649127</text:p>
          </table:table-cell>
          <table:table-cell table:style-name="ce28" table:formula="of:= DEGREES(ACOS(([.$D$42]^2 + [.I17]^2 - [.H17]^2)/(2*[.$D$42]*[.I17])))" office:value-type="float" office:value="37.5612742146615" calcext:value-type="float">
            <text:p>37.5612742146615</text:p>
          </table:table-cell>
          <table:table-cell table:style-name="ce28" table:formula="of:=ABS([.$D$37] - [.J17])" office:value-type="float" office:value="1.17632908570057" calcext:value-type="float">
            <text:p>1.17632908570057</text:p>
          </table:table-cell>
          <table:table-cell table:style-name="ce28" table:formula="of:=([.$D$56] * [.J17])" office:value-type="float" office:value="89.4327917285901" calcext:value-type="float">
            <text:p>89.4327917285901</text:p>
          </table:table-cell>
          <table:table-cell table:style-name="ce28" table:formula="of:=([.L17] / [.I17])" office:value-type="float" office:value="3.60259732491694" calcext:value-type="float">
            <text:p>3.60259732491694</text:p>
          </table:table-cell>
          <table:table-cell table:style-name="ce28" table:formula="of:=[.M17] * SIN(RADIANS([.K17]))" office:value-type="float" office:value="0.0739590654185708" calcext:value-type="float">
            <text:p>0.0739590654185708</text:p>
          </table:table-cell>
          <table:table-cell table:style-name="ce28" table:formula="of:=[.N17] * 2" office:value-type="float" office:value="0.147918130837142" calcext:value-type="float">
            <text:p>0.147918130837142</text:p>
          </table:table-cell>
          <table:table-cell table:style-name="ce28" table:formula="of:=[.M17] * COS(RADIANS([.K17]))" office:value-type="float" office:value="3.60183807827907" calcext:value-type="float">
            <text:p>3.60183807827907</text:p>
          </table:table-cell>
          <table:table-cell table:style-name="ce28" table:formula="of:=[.P17] * 2" office:value-type="float" office:value="7.20367615655815" calcext:value-type="float">
            <text:p>7.20367615655815</text:p>
          </table:table-cell>
          <table:table-cell table:style-name="ce58" table:formula="of:=[.Q17] - (0.001 *  [.$D$77] * [.$D$66] * SIN(RADIANS([.$D$67]))) - (0.001 * [.$D$77] * [.$D$66] * COS(RADIANS([.$D$67])) * [.$Z$3]) - [.$Z$5]" office:value-type="float" office:value="6.64387408112125" calcext:value-type="float">
            <text:p>6.64387408112125</text:p>
          </table:table-cell>
          <table:table-cell table:style-name="ce28" table:formula="of:= ([.R17] + [.S16])" office:value-type="float" office:value="51.499625437352" calcext:value-type="float">
            <text:p>51.499625437352</text:p>
          </table:table-cell>
          <table:table-cell table:style-name="ce28" table:formula="of:= (MAX(0;[.S17]) * [.$Z$7])" office:value-type="float" office:value="36.0497378061464" calcext:value-type="float">
            <text:p>36.0497378061464</text:p>
          </table:table-cell>
          <table:table-cell table:style-name="ce58" table:formula="of:=SQRT(2 * [.T17] / [.$D$77])" office:value-type="float" office:value="2.72774748800869" calcext:value-type="float">
            <text:p>2.72774748800869</text:p>
          </table:table-cell>
          <table:table-cell table:style-name="ce58" table:formula="of:= (([.U17]*COS(RADIANS([.$D$67])))/[.$D$66])*([.U17]*SIN(RADIANS([.$D$67]))+SQRT([.U17]^2*SIN(RADIANS([.$D$67]))^2+2*[.$D$66]*[.$D$74]))" office:value-type="float" office:value="0.812485836890216" calcext:value-type="float">
            <text:p>0.812485836890216</text:p>
          </table:table-cell>
          <table:table-cell table:style-name="ce58" table:formula="of:=[.V17] / 0.0254" office:value-type="float" office:value="31.9876313736305" calcext:value-type="float">
            <text:p>31.9876313736305</text:p>
          </table:table-cell>
          <table:table-cell table:style-name="ce46" table:formula="of:=[.Y17] * 0.0254" office:value-type="float" office:value="0.6858" calcext:value-type="float">
            <text:p>0.6858</text:p>
          </table:table-cell>
          <table:table-cell table:style-name="ce46" office:value-type="float" office:value="27" calcext:value-type="float">
            <text:p>27</text:p>
          </table:table-cell>
          <table:table-cell table:style-name="ce46" table:number-columns-repeated="2"/>
          <table:table-cell table:style-name="ce80"/>
          <table:table-cell table:style-name="ce66" office:value-type="float" office:value="15" calcext:value-type="float">
            <text:p>15</text:p>
          </table:table-cell>
          <table:table-cell table:style-name="ce66" table:formula="of:= ([.$AB$5] * COS(RADIANS([.AC17]))) * ([.$AB$5] * SIN(RADIANS([.AC17])) + SQRT(([.$AB$5] * SIN(RADIANS([.AC17])))^2 + 2 * [.$D$66] * [.$AB$3]))  /  [.$D$66]" office:value-type="float" office:value="3.78696736371404" calcext:value-type="float">
            <text:p>3.78696736371404</text:p>
          </table:table-cell>
          <table:table-cell table:style-name="ce66" table:formula="of:=[.AD17] * 3.28084" office:value-type="float" office:value="12.4244340055676" calcext:value-type="float">
            <text:p>12.4244340055676</text:p>
          </table:table-cell>
          <table:table-cell table:style-name="ce66" table:formula="of:= ([.$AB$7] * COS(RADIANS([.AC17]))) * ([.$AB$7] * SIN(RADIANS([.AC17])) + SQRT(([.$AB$7] * SIN(RADIANS([.AC17])))^2 + 2 * [.$D$66] * [.$AB$3]))  /  [.$D$66]" office:value-type="float" office:value="1.33997456879196" calcext:value-type="float">
            <text:p>1.33997456879196</text:p>
          </table:table-cell>
          <table:table-cell table:style-name="ce66" table:formula="of:=[.AF17] * 3.28084" office:value-type="float" office:value="4.39624216427541" calcext:value-type="float">
            <text:p>4.39624216427541</text:p>
          </table:table-cell>
          <table:table-cell table:number-columns-repeated="992"/>
        </table:table-row>
        <table:table-row table:style-name="ro1">
          <table:table-cell table:style-name="ce97" office:value-type="string" calcext:value-type="string">
            <text:p>Device constants</text:p>
          </table:table-cell>
          <table:table-cell table:style-name="ce23"/>
          <table:table-cell table:style-name="ce28"/>
          <table:table-cell table:style-name="ce34"/>
          <table:table-cell table:number-columns-repeated="2"/>
          <table:table-cell table:style-name="ce28" office:value-type="float" office:value="29" calcext:value-type="float">
            <text:p>29</text:p>
          </table:table-cell>
          <table:table-cell table:style-name="ce131" table:formula="of:= [.$D$43] - ([.G18] +[.$D$25])" office:value-type="float" office:value="20.4011346433789" calcext:value-type="float">
            <text:p>20.4011346433789</text:p>
          </table:table-cell>
          <table:table-cell table:style-name="ce28" table:formula="of:= SQRT([.$D$42]^2 + [.H18]^2 - 2*[.$D$42]*[.H18] * COS(RADIANS([.$D$39])))" office:value-type="float" office:value="24.82414375536" calcext:value-type="float">
            <text:p>24.82414375536</text:p>
          </table:table-cell>
          <table:table-cell table:style-name="ce28" table:formula="of:= DEGREES(ACOS(([.$D$42]^2 + [.I18]^2 - [.H18]^2)/(2*[.$D$42]*[.I18])))" office:value-type="float" office:value="39.8694787851191" calcext:value-type="float">
            <text:p>39.8694787851191</text:p>
          </table:table-cell>
          <table:table-cell table:style-name="ce28" table:formula="of:=ABS([.$D$37] - [.J18])" office:value-type="float" office:value="1.13187548475702" calcext:value-type="float">
            <text:p>1.13187548475702</text:p>
          </table:table-cell>
          <table:table-cell table:style-name="ce28" table:formula="of:=([.$D$56] * [.J18])" office:value-type="float" office:value="94.9285898060721" calcext:value-type="float">
            <text:p>94.9285898060721</text:p>
          </table:table-cell>
          <table:table-cell table:style-name="ce28" table:formula="of:=([.L18] / [.I18])" office:value-type="float" office:value="3.82404286494576" calcext:value-type="float">
            <text:p>3.82404286494576</text:p>
          </table:table-cell>
          <table:table-cell table:style-name="ce28" table:formula="of:=[.M18] * SIN(RADIANS([.K18]))" office:value-type="float" office:value="0.0755388771280567" calcext:value-type="float">
            <text:p>0.0755388771280567</text:p>
          </table:table-cell>
          <table:table-cell table:style-name="ce28" table:formula="of:=[.N18] * 2" office:value-type="float" office:value="0.151077754256113" calcext:value-type="float">
            <text:p>0.151077754256113</text:p>
          </table:table-cell>
          <table:table-cell table:style-name="ce28" table:formula="of:=[.M18] * COS(RADIANS([.K18]))" office:value-type="float" office:value="3.82329670716056" calcext:value-type="float">
            <text:p>3.82329670716056</text:p>
          </table:table-cell>
          <table:table-cell table:style-name="ce28" table:formula="of:=[.P18] * 2" office:value-type="float" office:value="7.64659341432112" calcext:value-type="float">
            <text:p>7.64659341432112</text:p>
          </table:table-cell>
          <table:table-cell table:style-name="ce58" table:formula="of:=[.Q18] - (0.001 *  [.$D$77] * [.$D$66] * SIN(RADIANS([.$D$67]))) - (0.001 * [.$D$77] * [.$D$66] * COS(RADIANS([.$D$67])) * [.$Z$3]) - [.$Z$5]" office:value-type="float" office:value="7.08679133888423" calcext:value-type="float">
            <text:p>7.08679133888423</text:p>
          </table:table-cell>
          <table:table-cell table:style-name="ce28" table:formula="of:= ([.R18] + [.S17])" office:value-type="float" office:value="58.5864167762362" calcext:value-type="float">
            <text:p>58.5864167762362</text:p>
          </table:table-cell>
          <table:table-cell table:style-name="ce28" table:formula="of:= (MAX(0;[.S18]) * [.$Z$7])" office:value-type="float" office:value="41.0104917433653" calcext:value-type="float">
            <text:p>41.0104917433653</text:p>
          </table:table-cell>
          <table:table-cell table:style-name="ce58" table:formula="of:=SQRT(2 * [.T18] / [.$D$77])" office:value-type="float" office:value="2.90938099599354" calcext:value-type="float">
            <text:p>2.90938099599354</text:p>
          </table:table-cell>
          <table:table-cell table:style-name="ce58" table:formula="of:= (([.U18]*COS(RADIANS([.$D$67])))/[.$D$66])*([.U18]*SIN(RADIANS([.$D$67]))+SQRT([.U18]^2*SIN(RADIANS([.$D$67]))^2+2*[.$D$66]*[.$D$74]))" office:value-type="float" office:value="0.915302818056875" calcext:value-type="float">
            <text:p>0.915302818056875</text:p>
          </table:table-cell>
          <table:table-cell table:style-name="ce58" table:formula="of:=[.V18] / 0.0254" office:value-type="float" office:value="36.0355440179872" calcext:value-type="float">
            <text:p>36.0355440179872</text:p>
          </table:table-cell>
          <table:table-cell table:style-name="ce46" table:number-columns-repeated="4"/>
          <table:table-cell table:style-name="ce80"/>
          <table:table-cell table:style-name="ce66" office:value-type="float" office:value="10" calcext:value-type="float">
            <text:p>10</text:p>
          </table:table-cell>
          <table:table-cell table:style-name="ce66" table:formula="of:= ([.$AB$5] * COS(RADIANS([.AC18]))) * ([.$AB$5] * SIN(RADIANS([.AC18])) + SQRT(([.$AB$5] * SIN(RADIANS([.AC18])))^2 + 2 * [.$D$66] * [.$AB$3]))  /  [.$D$66]" office:value-type="float" office:value="3.61081439593915" calcext:value-type="float">
            <text:p>3.61081439593915</text:p>
          </table:table-cell>
          <table:table-cell table:style-name="ce66" table:formula="of:=[.AD18] * 3.28084" office:value-type="float" office:value="11.846504302773" calcext:value-type="float">
            <text:p>11.846504302773</text:p>
          </table:table-cell>
          <table:table-cell table:style-name="ce66" table:formula="of:= ([.$AB$7] * COS(RADIANS([.AC18]))) * ([.$AB$7] * SIN(RADIANS([.AC18])) + SQRT(([.$AB$7] * SIN(RADIANS([.AC18])))^2 + 2 * [.$D$66] * [.$AB$3]))  /  [.$D$66]" office:value-type="float" office:value="1.3295996122215" calcext:value-type="float">
            <text:p>1.3295996122215</text:p>
          </table:table-cell>
          <table:table-cell table:style-name="ce66" table:formula="of:=[.AF18] * 3.28084" office:value-type="float" office:value="4.36220359176077" calcext:value-type="float">
            <text:p>4.36220359176077</text:p>
          </table:table-cell>
          <table:table-cell table:number-columns-repeated="992"/>
        </table:table-row>
        <table:table-row table:style-name="ro1">
          <table:table-cell table:style-name="ce91" office:value-type="string" calcext:value-type="string">
            <text:p>Stud Center to Stud Center</text:p>
          </table:table-cell>
          <table:table-cell table:style-name="ce21" table:formula="of:=[.D19]/25.4" office:value-type="float" office:value="1.81102362204724" calcext:value-type="float">
            <text:p>1.81102362204724</text:p>
          </table:table-cell>
          <table:table-cell table:style-name="ce28" office:value-type="string" calcext:value-type="string">
            <text:p>in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8" calcext:value-type="float">
            <text:p>28</text:p>
          </table:table-cell>
          <table:table-cell table:style-name="ce131" table:formula="of:= [.$D$43] - ([.G19] +[.$D$25])" office:value-type="float" office:value="21.4011346433789" calcext:value-type="float">
            <text:p>21.4011346433789</text:p>
          </table:table-cell>
          <table:table-cell table:style-name="ce28" table:formula="of:= SQRT([.$D$42]^2 + [.H19]^2 - 2*[.$D$42]*[.H19] * COS(RADIANS([.$D$39])))" office:value-type="float" office:value="24.8640070991463" calcext:value-type="float">
            <text:p>24.8640070991463</text:p>
          </table:table-cell>
          <table:table-cell table:style-name="ce28" table:formula="of:= DEGREES(ACOS(([.$D$42]^2 + [.I19]^2 - [.H19]^2)/(2*[.$D$42]*[.I19])))" office:value-type="float" office:value="42.1740167561549" calcext:value-type="float">
            <text:p>42.1740167561549</text:p>
          </table:table-cell>
          <table:table-cell table:style-name="ce28" table:formula="of:=ABS([.$D$37] - [.J19])" office:value-type="float" office:value="3.43641345579281" calcext:value-type="float">
            <text:p>3.43641345579281</text:p>
          </table:table-cell>
          <table:table-cell table:style-name="ce28" table:formula="of:=([.$D$56] * [.J19])" office:value-type="float" office:value="100.415657769113" calcext:value-type="float">
            <text:p>100.415657769113</text:p>
          </table:table-cell>
          <table:table-cell table:style-name="ce28" table:formula="of:=([.L19] / [.I19])" office:value-type="float" office:value="4.03859512140185" calcext:value-type="float">
            <text:p>4.03859512140185</text:p>
          </table:table-cell>
          <table:table-cell table:style-name="ce28" table:formula="of:=[.M19] * SIN(RADIANS([.K19]))" office:value-type="float" office:value="0.242076531994019" calcext:value-type="float">
            <text:p>0.242076531994019</text:p>
          </table:table-cell>
          <table:table-cell table:style-name="ce28" table:formula="of:=[.N19] * 2" office:value-type="float" office:value="0.484153063988038" calcext:value-type="float">
            <text:p>0.484153063988038</text:p>
          </table:table-cell>
          <table:table-cell table:style-name="ce28" table:formula="of:=[.M19] * COS(RADIANS([.K19]))" office:value-type="float" office:value="4.03133346515376" calcext:value-type="float">
            <text:p>4.03133346515376</text:p>
          </table:table-cell>
          <table:table-cell table:style-name="ce28" table:formula="of:=[.P19] * 2" office:value-type="float" office:value="8.06266693030751" calcext:value-type="float">
            <text:p>8.06266693030751</text:p>
          </table:table-cell>
          <table:table-cell table:style-name="ce58" table:formula="of:=[.Q19] - (0.001 *  [.$D$77] * [.$D$66] * SIN(RADIANS([.$D$67]))) - (0.001 * [.$D$77] * [.$D$66] * COS(RADIANS([.$D$67])) * [.$Z$3]) - [.$Z$5]" office:value-type="float" office:value="7.50286485487062" calcext:value-type="float">
            <text:p>7.50286485487062</text:p>
          </table:table-cell>
          <table:table-cell table:style-name="ce28" table:formula="of:= ([.R19] + [.S18])" office:value-type="float" office:value="66.0892816311068" calcext:value-type="float">
            <text:p>66.0892816311068</text:p>
          </table:table-cell>
          <table:table-cell table:style-name="ce28" table:formula="of:= (MAX(0;[.S19]) * [.$Z$7])" office:value-type="float" office:value="46.2624971417748" calcext:value-type="float">
            <text:p>46.2624971417748</text:p>
          </table:table-cell>
          <table:table-cell table:style-name="ce58" table:formula="of:=SQRT(2 * [.T19] / [.$D$77])" office:value-type="float" office:value="3.09006521323388" calcext:value-type="float">
            <text:p>3.09006521323388</text:p>
          </table:table-cell>
          <table:table-cell table:style-name="ce58" table:formula="of:= (([.U19]*COS(RADIANS([.$D$67])))/[.$D$66])*([.U19]*SIN(RADIANS([.$D$67]))+SQRT([.U19]^2*SIN(RADIANS([.$D$67]))^2+2*[.$D$66]*[.$D$74]))" office:value-type="float" office:value="1.0240150492462" calcext:value-type="float">
            <text:p>1.0240150492462</text:p>
          </table:table-cell>
          <table:table-cell table:style-name="ce58" table:formula="of:=[.V19] / 0.0254" office:value-type="float" office:value="40.3155531199291" calcext:value-type="float">
            <text:p>40.3155531199291</text:p>
          </table:table-cell>
          <table:table-cell table:style-name="ce46" table:number-columns-repeated="4"/>
          <table:table-cell table:style-name="ce80"/>
          <table:table-cell table:style-name="ce66" office:value-type="float" office:value="5" calcext:value-type="float">
            <text:p>5</text:p>
          </table:table-cell>
          <table:table-cell table:style-name="ce66" table:formula="of:= ([.$AB$5] * COS(RADIANS([.AC19]))) * ([.$AB$5] * SIN(RADIANS([.AC19])) + SQRT(([.$AB$5] * SIN(RADIANS([.AC19])))^2 + 2 * [.$D$66] * [.$AB$3]))  /  [.$D$66]" office:value-type="float" office:value="3.4101788869735" calcext:value-type="float">
            <text:p>3.4101788869735</text:p>
          </table:table-cell>
          <table:table-cell table:style-name="ce66" table:formula="of:=[.AD19] * 3.28084" office:value-type="float" office:value="11.1882512995381" calcext:value-type="float">
            <text:p>11.1882512995381</text:p>
          </table:table-cell>
          <table:table-cell table:style-name="ce66" table:formula="of:= ([.$AB$7] * COS(RADIANS([.AC19]))) * ([.$AB$7] * SIN(RADIANS([.AC19])) + SQRT(([.$AB$7] * SIN(RADIANS([.AC19])))^2 + 2 * [.$D$66] * [.$AB$3]))  /  [.$D$66]" office:value-type="float" office:value="1.30836633306014" calcext:value-type="float">
            <text:p>1.30836633306014</text:p>
          </table:table-cell>
          <table:table-cell table:style-name="ce66" table:formula="of:=[.AF19] * 3.28084" office:value-type="float" office:value="4.29254060015704" calcext:value-type="float">
            <text:p>4.29254060015704</text:p>
          </table:table-cell>
          <table:table-cell table:number-columns-repeated="992"/>
        </table:table-row>
        <table:table-row table:style-name="ro1">
          <table:table-cell table:style-name="ce91" office:value-type="string" calcext:value-type="string">
            <text:p>Stud Center to Center Line</text:p>
          </table:table-cell>
          <table:table-cell table:style-name="ce21" table:formula="of:=[.D20]/25.4" office:value-type="float" office:value="0.905511811023622" calcext:value-type="float">
            <text:p>0.905511811023622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[.D19] / 2" office:value-type="float" office:value="23" calcext:value-type="float">
            <text:p>2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28" office:value-type="float" office:value="27" calcext:value-type="float">
            <text:p>27</text:p>
          </table:table-cell>
          <table:table-cell table:style-name="ce131" table:formula="of:= [.$D$43] - ([.G20] +[.$D$25])" office:value-type="float" office:value="22.4011346433789" calcext:value-type="float">
            <text:p>22.4011346433789</text:p>
          </table:table-cell>
          <table:table-cell table:style-name="ce28" table:formula="of:= SQRT([.$D$42]^2 + [.H20]^2 - 2*[.$D$42]*[.H20] * COS(RADIANS([.$D$39])))" office:value-type="float" office:value="24.9439288177708" calcext:value-type="float">
            <text:p>24.9439288177708</text:p>
          </table:table-cell>
          <table:table-cell table:style-name="ce28" table:formula="of:= DEGREES(ACOS(([.$D$42]^2 + [.I20]^2 - [.H20]^2)/(2*[.$D$42]*[.I20])))" office:value-type="float" office:value="44.4674820082887" calcext:value-type="float">
            <text:p>44.4674820082887</text:p>
          </table:table-cell>
          <table:table-cell table:style-name="ce28" table:formula="of:=ABS([.$D$37] - [.J20])" office:value-type="float" office:value="5.72987870792662" calcext:value-type="float">
            <text:p>5.72987870792662</text:p>
          </table:table-cell>
          <table:table-cell table:style-name="ce28" table:formula="of:=([.$D$56] * [.J20])" office:value-type="float" office:value="105.876361765965" calcext:value-type="float">
            <text:p>105.876361765965</text:p>
          </table:table-cell>
          <table:table-cell table:style-name="ce28" table:formula="of:=([.L20] / [.I20])" office:value-type="float" office:value="4.24457440283166" calcext:value-type="float">
            <text:p>4.24457440283166</text:p>
          </table:table-cell>
          <table:table-cell table:style-name="ce28" table:formula="of:=[.M20] * SIN(RADIANS([.K20]))" office:value-type="float" office:value="0.423772534121619" calcext:value-type="float">
            <text:p>0.423772534121619</text:p>
          </table:table-cell>
          <table:table-cell table:style-name="ce28" table:formula="of:=[.N20] * 2" office:value-type="float" office:value="0.847545068243237" calcext:value-type="float">
            <text:p>0.847545068243237</text:p>
          </table:table-cell>
          <table:table-cell table:style-name="ce28" table:formula="of:=[.M20] * COS(RADIANS([.K20]))" office:value-type="float" office:value="4.22336698624425" calcext:value-type="float">
            <text:p>4.22336698624425</text:p>
          </table:table-cell>
          <table:table-cell table:style-name="ce28" table:formula="of:=[.P20] * 2" office:value-type="float" office:value="8.44673397248851" calcext:value-type="float">
            <text:p>8.44673397248851</text:p>
          </table:table-cell>
          <table:table-cell table:style-name="ce58" table:formula="of:=[.Q20] - (0.001 *  [.$D$77] * [.$D$66] * SIN(RADIANS([.$D$67]))) - (0.001 * [.$D$77] * [.$D$66] * COS(RADIANS([.$D$67])) * [.$Z$3]) - [.$Z$5]" office:value-type="float" office:value="7.88693189705161" calcext:value-type="float">
            <text:p>7.88693189705161</text:p>
          </table:table-cell>
          <table:table-cell table:style-name="ce28" table:formula="of:= ([.R20] + [.S19])" office:value-type="float" office:value="73.9762135281584" calcext:value-type="float">
            <text:p>73.9762135281584</text:p>
          </table:table-cell>
          <table:table-cell table:style-name="ce28" table:formula="of:= (MAX(0;[.S20]) * [.$Z$7])" office:value-type="float" office:value="51.7833494697109" calcext:value-type="float">
            <text:p>51.7833494697109</text:p>
          </table:table-cell>
          <table:table-cell table:style-name="ce58" table:formula="of:=SQRT(2 * [.T20] / [.$D$77])" office:value-type="float" office:value="3.26925034626682" calcext:value-type="float">
            <text:p>3.26925034626682</text:p>
          </table:table-cell>
          <table:table-cell table:style-name="ce58" table:formula="of:= (([.U20]*COS(RADIANS([.$D$67])))/[.$D$66])*([.U20]*SIN(RADIANS([.$D$67]))+SQRT([.U20]^2*SIN(RADIANS([.$D$67]))^2+2*[.$D$66]*[.$D$74]))" office:value-type="float" office:value="1.13817794055768" calcext:value-type="float">
            <text:p>1.13817794055768</text:p>
          </table:table-cell>
          <table:table-cell table:style-name="ce58" table:formula="of:=[.V20] / 0.0254" office:value-type="float" office:value="44.8101551400663" calcext:value-type="float">
            <text:p>44.8101551400663</text:p>
          </table:table-cell>
          <table:table-cell table:style-name="ce46" table:number-columns-repeated="4"/>
          <table:table-cell table:style-name="ce80"/>
          <table:table-cell table:style-name="ce66" office:value-type="float" office:value="0" calcext:value-type="float">
            <text:p>0</text:p>
          </table:table-cell>
          <table:table-cell table:style-name="ce66" table:formula="of:= ([.$AB$5] * COS(RADIANS([.AC20]))) * ([.$AB$5] * SIN(RADIANS([.AC20])) + SQRT(([.$AB$5] * SIN(RADIANS([.AC20])))^2 + 2 * [.$D$66] * [.$AB$3]))  /  [.$D$66]" office:value-type="float" office:value="3.19329956781059" calcext:value-type="float">
            <text:p>3.19329956781059</text:p>
          </table:table-cell>
          <table:table-cell table:style-name="ce66" table:formula="of:=[.AD20] * 3.28084" office:value-type="float" office:value="10.4767049540557" calcext:value-type="float">
            <text:p>10.4767049540557</text:p>
          </table:table-cell>
          <table:table-cell table:style-name="ce66" table:formula="of:= ([.$AB$7] * COS(RADIANS([.AC20]))) * ([.$AB$7] * SIN(RADIANS([.AC20])) + SQRT(([.$AB$7] * SIN(RADIANS([.AC20])))^2 + 2 * [.$D$66] * [.$AB$3]))  /  [.$D$66]" office:value-type="float" office:value="1.27731982712423" calcext:value-type="float">
            <text:p>1.27731982712423</text:p>
          </table:table-cell>
          <table:table-cell table:style-name="ce66" table:formula="of:=[.AF20] * 3.28084" office:value-type="float" office:value="4.19068198162228" calcext:value-type="float">
            <text:p>4.19068198162228</text:p>
          </table:table-cell>
          <table:table-cell table:number-columns-repeated="992"/>
        </table:table-row>
        <table:table-row table:style-name="ro1">
          <table:table-cell table:style-name="ce91" office:value-type="string" calcext:value-type="string">
            <text:p>Sensor to Stud Center</text:p>
          </table:table-cell>
          <table:table-cell table:style-name="ce21" table:formula="of:=[.D21]/25.4" office:value-type="float" office:value="1.35826771653543" calcext:value-type="float">
            <text:p>1.35826771653543</text:p>
          </table:table-cell>
          <table:table-cell table:style-name="ce28" office:value-type="string" calcext:value-type="string">
            <text:p>in</text:p>
          </table:table-cell>
          <table:table-cell table:style-name="ce6" office:value-type="float" office:value="34.5" calcext:value-type="float">
            <text:p>34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6" calcext:value-type="float">
            <text:p>26</text:p>
          </table:table-cell>
          <table:table-cell table:style-name="ce131" table:formula="of:= [.$D$43] - ([.G21] +[.$D$25])" office:value-type="float" office:value="23.4011346433789" calcext:value-type="float">
            <text:p>23.4011346433789</text:p>
          </table:table-cell>
          <table:table-cell table:style-name="ce28" table:formula="of:= SQRT([.$D$42]^2 + [.H21]^2 - 2*[.$D$42]*[.H21] * COS(RADIANS([.$D$39])))" office:value-type="float" office:value="25.0635257038118" calcext:value-type="float">
            <text:p>25.0635257038118</text:p>
          </table:table-cell>
          <table:table-cell table:style-name="ce28" table:formula="of:= DEGREES(ACOS(([.$D$42]^2 + [.I21]^2 - [.H21]^2)/(2*[.$D$42]*[.I21])))" office:value-type="float" office:value="46.7426804519321" calcext:value-type="float">
            <text:p>46.7426804519321</text:p>
          </table:table-cell>
          <table:table-cell table:style-name="ce28" table:formula="of:=ABS([.$D$37] - [.J21])" office:value-type="float" office:value="8.00507715157004" calcext:value-type="float">
            <text:p>8.00507715157004</text:p>
          </table:table-cell>
          <table:table-cell table:style-name="ce28" table:formula="of:=([.$D$56] * [.J21])" office:value-type="float" office:value="111.293572784651" calcext:value-type="float">
            <text:p>111.293572784651</text:p>
          </table:table-cell>
          <table:table-cell table:style-name="ce28" table:formula="of:=([.L21] / [.I21])" office:value-type="float" office:value="4.44045957858695" calcext:value-type="float">
            <text:p>4.44045957858695</text:p>
          </table:table-cell>
          <table:table-cell table:style-name="ce28" table:formula="of:=[.M21] * SIN(RADIANS([.K21]))" office:value-type="float" office:value="0.618382179964132" calcext:value-type="float">
            <text:p>0.618382179964132</text:p>
          </table:table-cell>
          <table:table-cell table:style-name="ce28" table:formula="of:=[.N21] * 2" office:value-type="float" office:value="1.23676435992826" calcext:value-type="float">
            <text:p>1.23676435992826</text:p>
          </table:table-cell>
          <table:table-cell table:style-name="ce28" table:formula="of:=[.M21] * COS(RADIANS([.K21]))" office:value-type="float" office:value="4.3971905517691" calcext:value-type="float">
            <text:p>4.3971905517691</text:p>
          </table:table-cell>
          <table:table-cell table:style-name="ce28" table:formula="of:=[.P21] * 2" office:value-type="float" office:value="8.7943811035382" calcext:value-type="float">
            <text:p>8.7943811035382</text:p>
          </table:table-cell>
          <table:table-cell table:style-name="ce58" table:formula="of:=[.Q21] - (0.001 *  [.$D$77] * [.$D$66] * SIN(RADIANS([.$D$67]))) - (0.001 * [.$D$77] * [.$D$66] * COS(RADIANS([.$D$67])) * [.$Z$3]) - [.$Z$5]" office:value-type="float" office:value="8.23457902810131" calcext:value-type="float">
            <text:p>8.23457902810131</text:p>
          </table:table-cell>
          <table:table-cell table:style-name="ce28" table:formula="of:= ([.R21] + [.S20])" office:value-type="float" office:value="82.2107925562597" calcext:value-type="float">
            <text:p>82.2107925562597</text:p>
          </table:table-cell>
          <table:table-cell table:style-name="ce28" table:formula="of:= (MAX(0;[.S21]) * [.$Z$7])" office:value-type="float" office:value="57.5475547893818" calcext:value-type="float">
            <text:p>57.5475547893818</text:p>
          </table:table-cell>
          <table:table-cell table:style-name="ce58" table:formula="of:=SQRT(2 * [.T21] / [.$D$77])" office:value-type="float" office:value="3.44640686610941" calcext:value-type="float">
            <text:p>3.44640686610941</text:p>
          </table:table-cell>
          <table:table-cell table:style-name="ce58" table:formula="of:= (([.U21]*COS(RADIANS([.$D$67])))/[.$D$66])*([.U21]*SIN(RADIANS([.$D$67]))+SQRT([.U21]^2*SIN(RADIANS([.$D$67]))^2+2*[.$D$66]*[.$D$74]))" office:value-type="float" office:value="1.25728031893741" calcext:value-type="float">
            <text:p>1.25728031893741</text:p>
          </table:table-cell>
          <table:table-cell table:style-name="ce58" table:formula="of:=[.V21] / 0.0254" office:value-type="float" office:value="49.4992251550163" calcext:value-type="float">
            <text:p>49.4992251550163</text:p>
          </table:table-cell>
          <table:table-cell table:style-name="ce46" table:number-columns-repeated="4"/>
          <table:table-cell table:style-name="Default" table:number-columns-repeated="5"/>
          <table:table-cell table:style-name="ce66"/>
          <table:table-cell table:number-columns-repeated="992"/>
        </table:table-row>
        <table:table-row table:style-name="ro1">
          <table:table-cell table:style-name="ce107" office:value-type="string" calcext:value-type="string">
            <text:p><text:span text:style-name="T3">Sensor to Stud Center</text:span> + Spring Outer Radius + Wire Radius</text:p>
          </table:table-cell>
          <table:table-cell table:style-name="ce20" table:formula="of:=[.D22]/25.4" office:value-type="float" office:value="1.53276771653543" calcext:value-type="float">
            <text:p>1.53276771653543</text:p>
          </table:table-cell>
          <table:table-cell table:style-name="ce28" office:value-type="string" calcext:value-type="string">
            <text:p>in</text:p>
          </table:table-cell>
          <table:table-cell table:style-name="ce20" table:formula="of:=[.D21] + ([.D5] + [.D4]) / 2" office:value-type="float" office:value="38.9323" calcext:value-type="float">
            <text:p>38.9323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 (calculated) (vertex location)</text:p>
          </table:table-cell>
          <table:table-cell table:style-name="ce28" office:value-type="float" office:value="25" calcext:value-type="float">
            <text:p>25</text:p>
          </table:table-cell>
          <table:table-cell table:style-name="ce131" table:formula="of:= [.$D$43] - ([.G22] +[.$D$25])" office:value-type="float" office:value="24.4011346433789" calcext:value-type="float">
            <text:p>24.4011346433789</text:p>
          </table:table-cell>
          <table:table-cell table:style-name="ce28" table:formula="of:= SQRT([.$D$42]^2 + [.H22]^2 - 2*[.$D$42]*[.H22] * COS(RADIANS([.$D$39])))" office:value-type="float" office:value="25.2222333774242" calcext:value-type="float">
            <text:p>25.2222333774242</text:p>
          </table:table-cell>
          <table:table-cell table:style-name="ce28" table:formula="of:= DEGREES(ACOS(([.$D$42]^2 + [.I22]^2 - [.H22]^2)/(2*[.$D$42]*[.I22])))" office:value-type="float" office:value="48.9927611501966" calcext:value-type="float">
            <text:p>48.9927611501966</text:p>
          </table:table-cell>
          <table:table-cell table:style-name="ce28" table:formula="of:=ABS([.$D$37] - [.J22])" office:value-type="float" office:value="10.2551578498345" calcext:value-type="float">
            <text:p>10.2551578498345</text:p>
          </table:table-cell>
          <table:table-cell table:style-name="ce28" table:formula="of:=([.$D$56] * [.J22])" office:value-type="float" office:value="116.650978854274" calcext:value-type="float">
            <text:p>116.650978854274</text:p>
          </table:table-cell>
          <table:table-cell table:style-name="ce28" table:formula="of:=([.L22] / [.I22])" office:value-type="float" office:value="4.62492663154428" calcext:value-type="float">
            <text:p>4.62492663154428</text:p>
          </table:table-cell>
          <table:table-cell table:style-name="ce28" table:formula="of:=[.M22] * SIN(RADIANS([.K22]))" office:value-type="float" office:value="0.823385537156558" calcext:value-type="float">
            <text:p>0.823385537156558</text:p>
          </table:table-cell>
          <table:table-cell table:style-name="ce28" table:formula="of:=[.N22] * 2" office:value-type="float" office:value="1.64677107431312" calcext:value-type="float">
            <text:p>1.64677107431312</text:p>
          </table:table-cell>
          <table:table-cell table:style-name="ce28" table:formula="of:=[.M22] * COS(RADIANS([.K22]))" office:value-type="float" office:value="4.55104192513857" calcext:value-type="float">
            <text:p>4.55104192513857</text:p>
          </table:table-cell>
          <table:table-cell table:style-name="ce28" table:formula="of:=[.P22] * 2" office:value-type="float" office:value="9.10208385027713" calcext:value-type="float">
            <text:p>9.10208385027713</text:p>
          </table:table-cell>
          <table:table-cell table:style-name="ce58" table:formula="of:=[.Q22] - (0.001 *  [.$D$77] * [.$D$66] * SIN(RADIANS([.$D$67]))) - (0.001 * [.$D$77] * [.$D$66] * COS(RADIANS([.$D$67])) * [.$Z$3]) - [.$Z$5]" office:value-type="float" office:value="8.54228177484024" calcext:value-type="float">
            <text:p>8.54228177484024</text:p>
          </table:table-cell>
          <table:table-cell table:style-name="ce28" table:formula="of:= ([.R22] + [.S21])" office:value-type="float" office:value="90.7530743311" calcext:value-type="float">
            <text:p>90.7530743311</text:p>
          </table:table-cell>
          <table:table-cell table:style-name="ce28" table:formula="of:= (MAX(0;[.S22]) * [.$Z$7])" office:value-type="float" office:value="63.52715203177" calcext:value-type="float">
            <text:p>63.52715203177</text:p>
          </table:table-cell>
          <table:table-cell table:style-name="ce58" table:formula="of:=SQRT(2 * [.T22] / [.$D$77])" office:value-type="float" office:value="3.62103566458038" calcext:value-type="float">
            <text:p>3.62103566458038</text:p>
          </table:table-cell>
          <table:table-cell table:style-name="ce58" table:formula="of:= (([.U22]*COS(RADIANS([.$D$67])))/[.$D$66])*([.U22]*SIN(RADIANS([.$D$67]))+SQRT([.U22]^2*SIN(RADIANS([.$D$67]))^2+2*[.$D$66]*[.$D$74]))" office:value-type="float" office:value="1.38075779944626" calcext:value-type="float">
            <text:p>1.38075779944626</text:p>
          </table:table-cell>
          <table:table-cell table:style-name="ce58" table:formula="of:=[.V22] / 0.0254" office:value-type="float" office:value="54.3605432852858" calcext:value-type="float">
            <text:p>54.3605432852858</text:p>
          </table:table-cell>
          <table:table-cell table:style-name="ce46" table:formula="of:=[.Y22] * 0.0254" office:value-type="float" office:value="1.3335" calcext:value-type="float">
            <text:p>1.3335</text:p>
          </table:table-cell>
          <table:table-cell table:style-name="ce46" office:value-type="float" office:value="52.5" calcext:value-type="float">
            <text:p>52.5</text:p>
          </table:table-cell>
          <table:table-cell table:style-name="ce46" table:number-columns-repeated="2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ce107" office:value-type="string" calcext:value-type="string">
            <text:p>Slider Spring Grip Angle</text:p>
          </table:table-cell>
          <table:table-cell table:style-name="ce20" table:formula="of:=[.D23]" office:value-type="float" office:value="62.76" calcext:value-type="float">
            <text:p>62.76</text:p>
          </table:table-cell>
          <table:table-cell table:style-name="ce28" office:value-type="string" calcext:value-type="string">
            <text:p>deg</text:p>
          </table:table-cell>
          <table:table-cell table:style-name="ce42" office:value-type="float" office:value="62.76" calcext:value-type="float">
            <text:p>62.76</text:p>
          </table:table-cell>
          <table:table-cell table:style-name="ce24" office:value-type="string" calcext:value-type="string">
            <text:p>deg</text:p>
          </table:table-cell>
          <table:table-cell office:value-type="string" calcext:value-type="string">
            <text:p>Case dimension</text:p>
          </table:table-cell>
          <table:table-cell office:value-type="float" office:value="24" calcext:value-type="float">
            <text:p>24</text:p>
          </table:table-cell>
          <table:table-cell table:style-name="ce131" table:formula="of:= [.$D$43] - ([.G23] +[.$D$25])" office:value-type="float" office:value="25.4011346433789" calcext:value-type="float">
            <text:p>25.4011346433789</text:p>
          </table:table-cell>
          <table:table-cell table:style-name="ce28" table:formula="of:= SQRT([.$D$42]^2 + [.H23]^2 - 2*[.$D$42]*[.H23] * COS(RADIANS([.$D$39])))" office:value-type="float" office:value="25.4193192746161" calcext:value-type="float">
            <text:p>25.4193192746161</text:p>
          </table:table-cell>
          <table:table-cell table:style-name="ce28" table:formula="of:= DEGREES(ACOS(([.$D$42]^2 + [.I23]^2 - [.H23]^2)/(2*[.$D$42]*[.I23])))" office:value-type="float" office:value="51.2113316639757" calcext:value-type="float">
            <text:p>51.2113316639757</text:p>
          </table:table-cell>
          <table:table-cell table:style-name="ce28" table:formula="of:=ABS([.$D$37] - [.J23])" office:value-type="float" office:value="12.4737283636136" calcext:value-type="float">
            <text:p>12.4737283636136</text:p>
          </table:table-cell>
          <table:table-cell table:style-name="ce28" table:formula="of:=([.$D$56] * [.J23])" office:value-type="float" office:value="121.933359679804" calcext:value-type="float">
            <text:p>121.933359679804</text:p>
          </table:table-cell>
          <table:table-cell table:style-name="ce28" table:formula="of:=([.L23] / [.I23])" office:value-type="float" office:value="4.7968774601123" calcext:value-type="float">
            <text:p>4.7968774601123</text:p>
          </table:table-cell>
          <table:table-cell table:style-name="ce28" table:formula="of:=[.M23] * SIN(RADIANS([.K23]))" office:value-type="float" office:value="1.03608683764231" calcext:value-type="float">
            <text:p>1.03608683764231</text:p>
          </table:table-cell>
          <table:table-cell table:style-name="ce28" table:formula="of:=[.N23] * 2" office:value-type="float" office:value="2.07217367528462" calcext:value-type="float">
            <text:p>2.07217367528462</text:p>
          </table:table-cell>
          <table:table-cell table:style-name="ce28" table:formula="of:=[.M23] * COS(RADIANS([.K23]))" office:value-type="float" office:value="4.68364787662329" calcext:value-type="float">
            <text:p>4.68364787662329</text:p>
          </table:table-cell>
          <table:table-cell table:style-name="ce28" table:formula="of:=[.P23] * 2" office:value-type="float" office:value="9.36729575324657" calcext:value-type="float">
            <text:p>9.36729575324657</text:p>
          </table:table-cell>
          <table:table-cell table:style-name="ce58" table:formula="of:=[.Q23] - (0.001 *  [.$D$77] * [.$D$66] * SIN(RADIANS([.$D$67]))) - (0.001 * [.$D$77] * [.$D$66] * COS(RADIANS([.$D$67])) * [.$Z$3]) - [.$Z$5]" office:value-type="float" office:value="8.80749367780968" calcext:value-type="float">
            <text:p>8.80749367780968</text:p>
          </table:table-cell>
          <table:table-cell table:style-name="ce28" table:formula="of:= ([.R23] + [.S22])" office:value-type="float" office:value="99.5605680089096" calcext:value-type="float">
            <text:p>99.5605680089096</text:p>
          </table:table-cell>
          <table:table-cell table:style-name="ce28" table:formula="of:= (MAX(0;[.S23]) * [.$Z$7])" office:value-type="float" office:value="69.6923976062367" calcext:value-type="float">
            <text:p>69.6923976062367</text:p>
          </table:table-cell>
          <table:table-cell table:style-name="ce58" table:formula="of:=SQRT(2 * [.T23] / [.$D$77])" office:value-type="float" office:value="3.79267659981192" calcext:value-type="float">
            <text:p>3.79267659981192</text:p>
          </table:table-cell>
          <table:table-cell table:style-name="ce58" table:formula="of:= (([.U23]*COS(RADIANS([.$D$67])))/[.$D$66])*([.U23]*SIN(RADIANS([.$D$67]))+SQRT([.U23]^2*SIN(RADIANS([.$D$67]))^2+2*[.$D$66]*[.$D$74]))" office:value-type="float" office:value="1.50800733297259" calcext:value-type="float">
            <text:p>1.50800733297259</text:p>
          </table:table-cell>
          <table:table-cell table:style-name="ce58" table:formula="of:=[.V23] / 0.0254" office:value-type="float" office:value="59.3703674398656" calcext:value-type="float">
            <text:p>59.3703674398656</text:p>
          </table:table-cell>
          <table:table-cell table:style-name="ce46" table:number-columns-repeated="4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ce108" office:value-type="string" calcext:value-type="string">
            <text:p>Slider Back Face to Spring Point</text:p>
          </table:table-cell>
          <table:table-cell table:style-name="ce20" table:formula="of:=[.D24]/25.4" office:value-type="float" office:value="0.340551181102362" calcext:value-type="float">
            <text:p>0.340551181102362</text:p>
          </table:table-cell>
          <table:table-cell table:style-name="ce28" office:value-type="string" calcext:value-type="string">
            <text:p>in</text:p>
          </table:table-cell>
          <table:table-cell table:style-name="ce42" office:value-type="float" office:value="8.65" calcext:value-type="float">
            <text:p>8.6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table:style-name="ce28" office:value-type="float" office:value="23" calcext:value-type="float">
            <text:p>23</text:p>
          </table:table-cell>
          <table:table-cell table:style-name="ce131" table:formula="of:= [.$D$43] - ([.G24] +[.$D$25])" office:value-type="float" office:value="26.4011346433789" calcext:value-type="float">
            <text:p>26.4011346433789</text:p>
          </table:table-cell>
          <table:table-cell table:style-name="ce28" table:formula="of:= SQRT([.$D$42]^2 + [.H24]^2 - 2*[.$D$42]*[.H24] * COS(RADIANS([.$D$39])))" office:value-type="float" office:value="25.6538988893402" calcext:value-type="float">
            <text:p>25.6538988893402</text:p>
          </table:table-cell>
          <table:table-cell table:style-name="ce28" table:formula="of:= DEGREES(ACOS(([.$D$42]^2 + [.I24]^2 - [.H24]^2)/(2*[.$D$42]*[.I24])))" office:value-type="float" office:value="53.3925531857709" calcext:value-type="float">
            <text:p>53.3925531857709</text:p>
          </table:table-cell>
          <table:table-cell table:style-name="ce28" table:formula="of:=ABS([.$D$37] - [.J24])" office:value-type="float" office:value="14.6549498854088" calcext:value-type="float">
            <text:p>14.6549498854088</text:p>
          </table:table-cell>
          <table:table-cell table:style-name="ce28" table:formula="of:=([.$D$56] * [.J24])" office:value-type="float" office:value="127.126813154194" calcext:value-type="float">
            <text:p>127.126813154194</text:p>
          </table:table-cell>
          <table:table-cell table:style-name="ce28" table:formula="of:=([.L24] / [.I24])" office:value-type="float" office:value="4.95545779230533" calcext:value-type="float">
            <text:p>4.95545779230533</text:p>
          </table:table-cell>
          <table:table-cell table:style-name="ce28" table:formula="of:=[.M24] * SIN(RADIANS([.K24]))" office:value-type="float" office:value="1.25371758974665" calcext:value-type="float">
            <text:p>1.25371758974665</text:p>
          </table:table-cell>
          <table:table-cell table:style-name="ce28" table:formula="of:=[.N24] * 2" office:value-type="float" office:value="2.5074351794933" calcext:value-type="float">
            <text:p>2.5074351794933</text:p>
          </table:table-cell>
          <table:table-cell table:style-name="ce28" table:formula="of:=[.M24] * COS(RADIANS([.K24]))" office:value-type="float" office:value="4.79424176867202" calcext:value-type="float">
            <text:p>4.79424176867202</text:p>
          </table:table-cell>
          <table:table-cell table:style-name="ce28" table:formula="of:=[.P24] * 2" office:value-type="float" office:value="9.58848353734405" calcext:value-type="float">
            <text:p>9.58848353734405</text:p>
          </table:table-cell>
          <table:table-cell table:style-name="ce58" table:formula="of:=[.Q24] - (0.001 *  [.$D$77] * [.$D$66] * SIN(RADIANS([.$D$67]))) - (0.001 * [.$D$77] * [.$D$66] * COS(RADIANS([.$D$67])) * [.$Z$3]) - [.$Z$5]" office:value-type="float" office:value="9.02868146190715" calcext:value-type="float">
            <text:p>9.02868146190715</text:p>
          </table:table-cell>
          <table:table-cell table:style-name="ce28" table:formula="of:= ([.R24] + [.S23])" office:value-type="float" office:value="108.589249470817" calcext:value-type="float">
            <text:p>108.589249470817</text:p>
          </table:table-cell>
          <table:table-cell table:style-name="ce28" table:formula="of:= (MAX(0;[.S24]) * [.$Z$7])" office:value-type="float" office:value="76.0124746295717" calcext:value-type="float">
            <text:p>76.0124746295717</text:p>
          </table:table-cell>
          <table:table-cell table:style-name="ce58" table:formula="of:=SQRT(2 * [.T24] / [.$D$77])" office:value-type="float" office:value="3.96091520393325" calcext:value-type="float">
            <text:p>3.96091520393325</text:p>
          </table:table-cell>
          <table:table-cell table:style-name="ce58" table:formula="of:= (([.U24]*COS(RADIANS([.$D$67])))/[.$D$66])*([.U24]*SIN(RADIANS([.$D$67]))+SQRT([.U24]^2*SIN(RADIANS([.$D$67]))^2+2*[.$D$66]*[.$D$74]))" office:value-type="float" office:value="1.6384021734544" calcext:value-type="float">
            <text:p>1.6384021734544</text:p>
          </table:table-cell>
          <table:table-cell table:style-name="ce58" table:formula="of:=[.V24] / 0.0254" office:value-type="float" office:value="64.5040225769449" calcext:value-type="float">
            <text:p>64.5040225769449</text:p>
          </table:table-cell>
          <table:table-cell table:style-name="ce46" table:number-columns-repeated="4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ce107" office:value-type="string" calcext:value-type="string">
            <text:p>Slider Back Face to Spring Wire Center</text:p>
          </table:table-cell>
          <table:table-cell table:style-name="ce20" table:formula="of:=[.D25]/25.4" office:value-type="float" office:value="0.302142207881521" calcext:value-type="float">
            <text:p>0.302142207881521</text:p>
          </table:table-cell>
          <table:table-cell table:style-name="ce28" office:value-type="string" calcext:value-type="string">
            <text:p>in</text:p>
          </table:table-cell>
          <table:table-cell table:style-name="ce20" table:formula="of:=[.D24] - ((([.D4]/2) * SIN(RADIANS(90)) ) /  (SIN(RADIANS([.D23]/2))))" office:value-type="float" office:value="7.67441208019062" calcext:value-type="float">
            <text:p>7.67441208019062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office:value-type="float" office:value="22" calcext:value-type="float">
            <text:p>22</text:p>
          </table:table-cell>
          <table:table-cell table:style-name="ce131" table:formula="of:= [.$D$43] - ([.G25] +[.$D$25])" office:value-type="float" office:value="27.4011346433789" calcext:value-type="float">
            <text:p>27.4011346433789</text:p>
          </table:table-cell>
          <table:table-cell table:style-name="ce28" table:formula="of:= SQRT([.$D$42]^2 + [.H25]^2 - 2*[.$D$42]*[.H25] * COS(RADIANS([.$D$39])))" office:value-type="float" office:value="25.9249544659988" calcext:value-type="float">
            <text:p>25.9249544659988</text:p>
          </table:table-cell>
          <table:table-cell table:style-name="ce28" table:formula="of:= DEGREES(ACOS(([.$D$42]^2 + [.I25]^2 - [.H25]^2)/(2*[.$D$42]*[.I25])))" office:value-type="float" office:value="55.5312126282" calcext:value-type="float">
            <text:p>55.5312126282</text:p>
          </table:table-cell>
          <table:table-cell table:style-name="ce28" table:formula="of:=ABS([.$D$37] - [.J25])" office:value-type="float" office:value="16.7936093278379" calcext:value-type="float">
            <text:p>16.7936093278379</text:p>
          </table:table-cell>
          <table:table-cell table:style-name="ce28" table:formula="of:=([.$D$56] * [.J25])" office:value-type="float" office:value="132.218926999961" calcext:value-type="float">
            <text:p>132.218926999961</text:p>
          </table:table-cell>
          <table:table-cell table:style-name="ce28" table:formula="of:=([.L25] / [.I25])" office:value-type="float" office:value="5.10006400101376" calcext:value-type="float">
            <text:p>5.10006400101376</text:p>
          </table:table-cell>
          <table:table-cell table:style-name="ce28" table:formula="of:=[.M25] * SIN(RADIANS([.K25]))" office:value-type="float" office:value="1.47353608016053" calcext:value-type="float">
            <text:p>1.47353608016053</text:p>
          </table:table-cell>
          <table:table-cell table:style-name="ce28" table:formula="of:=[.N25] * 2" office:value-type="float" office:value="2.94707216032106" calcext:value-type="float">
            <text:p>2.94707216032106</text:p>
          </table:table-cell>
          <table:table-cell table:style-name="ce28" table:formula="of:=[.M25] * COS(RADIANS([.K25]))" office:value-type="float" office:value="4.88255509286906" calcext:value-type="float">
            <text:p>4.88255509286906</text:p>
          </table:table-cell>
          <table:table-cell table:style-name="ce28" table:formula="of:=[.P25] * 2" office:value-type="float" office:value="9.76511018573812" calcext:value-type="float">
            <text:p>9.76511018573812</text:p>
          </table:table-cell>
          <table:table-cell table:style-name="ce58" table:formula="of:=[.Q25] - (0.001 *  [.$D$77] * [.$D$66] * SIN(RADIANS([.$D$67]))) - (0.001 * [.$D$77] * [.$D$66] * COS(RADIANS([.$D$67])) * [.$Z$3]) - [.$Z$5]" office:value-type="float" office:value="9.20530811030122" calcext:value-type="float">
            <text:p>9.20530811030122</text:p>
          </table:table-cell>
          <table:table-cell table:style-name="ce28" table:formula="of:= ([.R25] + [.S24])" office:value-type="float" office:value="117.794557581118" calcext:value-type="float">
            <text:p>117.794557581118</text:p>
          </table:table-cell>
          <table:table-cell table:style-name="ce28" table:formula="of:= (MAX(0;[.S25]) * [.$Z$7])" office:value-type="float" office:value="82.4561903067826" calcext:value-type="float">
            <text:p>82.4561903067826</text:p>
          </table:table-cell>
          <table:table-cell table:style-name="ce58" table:formula="of:=SQRT(2 * [.T25] / [.$D$77])" office:value-type="float" office:value="4.12538743983492" calcext:value-type="float">
            <text:p>4.12538743983492</text:p>
          </table:table-cell>
          <table:table-cell table:style-name="ce58" table:formula="of:= (([.U25]*COS(RADIANS([.$D$67])))/[.$D$66])*([.U25]*SIN(RADIANS([.$D$67]))+SQRT([.U25]^2*SIN(RADIANS([.$D$67]))^2+2*[.$D$66]*[.$D$74]))" office:value-type="float" office:value="1.77130653038394" calcext:value-type="float">
            <text:p>1.77130653038394</text:p>
          </table:table-cell>
          <table:table-cell table:style-name="ce58" table:formula="of:=[.V25] / 0.0254" office:value-type="float" office:value="69.736477574171" calcext:value-type="float">
            <text:p>69.736477574171</text:p>
          </table:table-cell>
          <table:table-cell table:style-name="ce46" table:number-columns-repeated="4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ce107" office:value-type="string" calcext:value-type="string">
            <text:p>Slider Back Face to Coin Slot Point</text:p>
          </table:table-cell>
          <table:table-cell table:style-name="ce20" table:formula="of:=[.D26]/25.4" office:value-type="float" office:value="0.452755905511811" calcext:value-type="float">
            <text:p>0.452755905511811</text:p>
          </table:table-cell>
          <table:table-cell table:style-name="ce28" office:value-type="string" calcext:value-type="string">
            <text:p>in</text:p>
          </table:table-cell>
          <table:table-cell table:style-name="ce42" office:value-type="float" office:value="11.5" calcext:value-type="float">
            <text:p>11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table:style-name="ce28" office:value-type="float" office:value="21" calcext:value-type="float">
            <text:p>21</text:p>
          </table:table-cell>
          <table:table-cell table:style-name="ce131" table:formula="of:= [.$D$43] - ([.G26] +[.$D$25])" office:value-type="float" office:value="28.4011346433789" calcext:value-type="float">
            <text:p>28.4011346433789</text:p>
          </table:table-cell>
          <table:table-cell table:style-name="ce28" table:formula="of:= SQRT([.$D$42]^2 + [.H26]^2 - 2*[.$D$42]*[.H26] * COS(RADIANS([.$D$39])))" office:value-type="float" office:value="26.2313552814895" calcext:value-type="float">
            <text:p>26.2313552814895</text:p>
          </table:table-cell>
          <table:table-cell table:style-name="ce28" table:formula="of:= DEGREES(ACOS(([.$D$42]^2 + [.I26]^2 - [.H26]^2)/(2*[.$D$42]*[.I26])))" office:value-type="float" office:value="57.6227705158514" calcext:value-type="float">
            <text:p>57.6227705158514</text:p>
          </table:table-cell>
          <table:table-cell table:style-name="ce28" table:formula="of:=ABS([.$D$37] - [.J26])" office:value-type="float" office:value="18.8851672154893" calcext:value-type="float">
            <text:p>18.8851672154893</text:p>
          </table:table-cell>
          <table:table-cell table:style-name="ce28" table:formula="of:=([.$D$56] * [.J26])" office:value-type="float" office:value="137.198892798928" calcext:value-type="float">
            <text:p>137.198892798928</text:p>
          </table:table-cell>
          <table:table-cell table:style-name="ce28" table:formula="of:=([.L26] / [.I26])" office:value-type="float" office:value="5.23033946689532" calcext:value-type="float">
            <text:p>5.23033946689532</text:p>
          </table:table-cell>
          <table:table-cell table:style-name="ce28" table:formula="of:=[.M26] * SIN(RADIANS([.K26]))" office:value-type="float" office:value="1.6929169668476" calcext:value-type="float">
            <text:p>1.6929169668476</text:p>
          </table:table-cell>
          <table:table-cell table:style-name="ce28" table:formula="of:=[.N26] * 2" office:value-type="float" office:value="3.38583393369519" calcext:value-type="float">
            <text:p>3.38583393369519</text:p>
          </table:table-cell>
          <table:table-cell table:style-name="ce28" table:formula="of:=[.M26] * COS(RADIANS([.K26]))" office:value-type="float" office:value="4.94878602106844" calcext:value-type="float">
            <text:p>4.94878602106844</text:p>
          </table:table-cell>
          <table:table-cell table:style-name="ce28" table:formula="of:=[.P26] * 2" office:value-type="float" office:value="9.89757204213688" calcext:value-type="float">
            <text:p>9.89757204213688</text:p>
          </table:table-cell>
          <table:table-cell table:style-name="ce58" table:formula="of:=[.Q26] - (0.001 *  [.$D$77] * [.$D$66] * SIN(RADIANS([.$D$67]))) - (0.001 * [.$D$77] * [.$D$66] * COS(RADIANS([.$D$67])) * [.$Z$3]) - [.$Z$5]" office:value-type="float" office:value="9.33776996669998" calcext:value-type="float">
            <text:p>9.33776996669998</text:p>
          </table:table-cell>
          <table:table-cell table:style-name="ce28" table:formula="of:= ([.R26] + [.S25])" office:value-type="float" office:value="127.132327547818" calcext:value-type="float">
            <text:p>127.132327547818</text:p>
          </table:table-cell>
          <table:table-cell table:style-name="ce28" table:formula="of:= (MAX(0;[.S26]) * [.$Z$7])" office:value-type="float" office:value="88.9926292834726" calcext:value-type="float">
            <text:p>88.9926292834726</text:p>
          </table:table-cell>
          <table:table-cell table:style-name="ce58" table:formula="of:=SQRT(2 * [.T26] / [.$D$77])" office:value-type="float" office:value="4.28578251205714" calcext:value-type="float">
            <text:p>4.28578251205714</text:p>
          </table:table-cell>
          <table:table-cell table:style-name="ce58" table:formula="of:= (([.U26]*COS(RADIANS([.$D$67])))/[.$D$66])*([.U26]*SIN(RADIANS([.$D$67]))+SQRT([.U26]^2*SIN(RADIANS([.$D$67]))^2+2*[.$D$66]*[.$D$74]))" office:value-type="float" office:value="1.90608925782341" calcext:value-type="float">
            <text:p>1.90608925782341</text:p>
          </table:table-cell>
          <table:table-cell table:style-name="ce58" table:formula="of:=[.V26] / 0.0254" office:value-type="float" office:value="75.042884166276" calcext:value-type="float">
            <text:p>75.042884166276</text:p>
          </table:table-cell>
          <table:table-cell table:style-name="ce46" table:number-columns-repeated="4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ce23"/>
          <table:table-cell table:style-name="ce109"/>
          <table:table-cell table:style-name="ce119"/>
          <table:table-cell table:style-name="ce23"/>
          <table:table-cell table:style-name="ce109"/>
          <table:table-cell/>
          <table:table-cell office:value-type="float" office:value="20" calcext:value-type="float">
            <text:p>20</text:p>
          </table:table-cell>
          <table:table-cell table:style-name="ce131" table:formula="of:= [.$D$43] - ([.G27] +[.$D$25])" office:value-type="float" office:value="29.4011346433789" calcext:value-type="float">
            <text:p>29.4011346433789</text:p>
          </table:table-cell>
          <table:table-cell table:style-name="ce28" table:formula="of:= SQRT([.$D$42]^2 + [.H27]^2 - 2*[.$D$42]*[.H27] * COS(RADIANS([.$D$39])))" office:value-type="float" office:value="26.5718786641695" calcext:value-type="float">
            <text:p>26.5718786641695</text:p>
          </table:table-cell>
          <table:table-cell table:style-name="ce28" table:formula="of:= DEGREES(ACOS(([.$D$42]^2 + [.I27]^2 - [.H27]^2)/(2*[.$D$42]*[.I27])))" office:value-type="float" office:value="59.6633851119815" calcext:value-type="float">
            <text:p>59.6633851119815</text:p>
          </table:table-cell>
          <table:table-cell table:style-name="ce28" table:formula="of:=ABS([.$D$37] - [.J27])" office:value-type="float" office:value="20.9257818116194" calcext:value-type="float">
            <text:p>20.9257818116194</text:p>
          </table:table-cell>
          <table:table-cell table:style-name="ce28" table:formula="of:=([.$D$56] * [.J27])" office:value-type="float" office:value="142.057563437497" calcext:value-type="float">
            <text:p>142.057563437497</text:p>
          </table:table-cell>
          <table:table-cell table:style-name="ce28" table:formula="of:=([.L27] / [.I27])" office:value-type="float" office:value="5.34616182893581" calcext:value-type="float">
            <text:p>5.34616182893581</text:p>
          </table:table-cell>
          <table:table-cell table:style-name="ce28" table:formula="of:=[.M27] * SIN(RADIANS([.K27]))" office:value-type="float" office:value="1.90942625309582" calcext:value-type="float">
            <text:p>1.90942625309582</text:p>
          </table:table-cell>
          <table:table-cell table:style-name="ce28" table:formula="of:=[.N27] * 2" office:value-type="float" office:value="3.81885250619163" calcext:value-type="float">
            <text:p>3.81885250619163</text:p>
          </table:table-cell>
          <table:table-cell table:style-name="ce28" table:formula="of:=[.M27] * COS(RADIANS([.K27]))" office:value-type="float" office:value="4.99354960775987" calcext:value-type="float">
            <text:p>4.99354960775987</text:p>
          </table:table-cell>
          <table:table-cell table:style-name="ce28" table:formula="of:=[.P27] * 2" office:value-type="float" office:value="9.98709921551975" calcext:value-type="float">
            <text:p>9.98709921551975</text:p>
          </table:table-cell>
          <table:table-cell table:style-name="ce58" table:formula="of:=[.Q27] - (0.001 *  [.$D$77] * [.$D$66] * SIN(RADIANS([.$D$67]))) - (0.001 * [.$D$77] * [.$D$66] * COS(RADIANS([.$D$67])) * [.$Z$3]) - [.$Z$5]" office:value-type="float" office:value="9.42729714008285" calcext:value-type="float">
            <text:p>9.42729714008285</text:p>
          </table:table-cell>
          <table:table-cell table:style-name="ce28" table:formula="of:= ([.R27] + [.S26])" office:value-type="float" office:value="136.559624687901" calcext:value-type="float">
            <text:p>136.559624687901</text:p>
          </table:table-cell>
          <table:table-cell table:style-name="ce28" table:formula="of:= (MAX(0;[.S27]) * [.$Z$7])" office:value-type="float" office:value="95.5917372815306" calcext:value-type="float">
            <text:p>95.5917372815306</text:p>
          </table:table-cell>
          <table:table-cell table:style-name="ce58" table:formula="of:=SQRT(2 * [.T27] / [.$D$77])" office:value-type="float" office:value="4.44184384406904" calcext:value-type="float">
            <text:p>4.44184384406904</text:p>
          </table:table-cell>
          <table:table-cell table:style-name="ce58" table:formula="of:= (([.U27]*COS(RADIANS([.$D$67])))/[.$D$66])*([.U27]*SIN(RADIANS([.$D$67]))+SQRT([.U27]^2*SIN(RADIANS([.$D$67]))^2+2*[.$D$66]*[.$D$74]))" office:value-type="float" office:value="2.04213606230573" calcext:value-type="float">
            <text:p>2.04213606230573</text:p>
          </table:table-cell>
          <table:table-cell table:style-name="ce58" table:formula="of:=[.V27] / 0.0254" office:value-type="float" office:value="80.3990575710916" calcext:value-type="float">
            <text:p>80.3990575710916</text:p>
          </table:table-cell>
          <table:table-cell table:style-name="ce46" table:formula="of:=[.Y27] * 0.0254" office:value-type="float" office:value="1.9939" calcext:value-type="float">
            <text:p>1.9939</text:p>
          </table:table-cell>
          <table:table-cell table:style-name="ce46" office:value-type="float" office:value="78.5" calcext:value-type="float">
            <text:p>78.5</text:p>
          </table:table-cell>
          <table:table-cell table:style-name="ce46" table:number-columns-repeated="2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Default" table:number-columns-repeated="6"/>
          <table:table-cell table:style-name="ce28" office:value-type="float" office:value="19" calcext:value-type="float">
            <text:p>19</text:p>
          </table:table-cell>
          <table:table-cell table:style-name="ce131" table:formula="of:= [.$D$43] - ([.G28] +[.$D$25])" office:value-type="float" office:value="30.4011346433789" calcext:value-type="float">
            <text:p>30.4011346433789</text:p>
          </table:table-cell>
          <table:table-cell table:style-name="ce28" table:formula="of:= SQRT([.$D$42]^2 + [.H28]^2 - 2*[.$D$42]*[.H28] * COS(RADIANS([.$D$39])))" office:value-type="float" office:value="26.945230961767" calcext:value-type="float">
            <text:p>26.945230961767</text:p>
          </table:table-cell>
          <table:table-cell table:style-name="ce28" table:formula="of:= DEGREES(ACOS(([.$D$42]^2 + [.I28]^2 - [.H28]^2)/(2*[.$D$42]*[.I28])))" office:value-type="float" office:value="61.6499145493285" calcext:value-type="float">
            <text:p>61.6499145493285</text:p>
          </table:table-cell>
          <table:table-cell table:style-name="ce28" table:formula="of:=ABS([.$D$37] - [.J28])" office:value-type="float" office:value="22.9123112489664" calcext:value-type="float">
            <text:p>22.9123112489664</text:p>
          </table:table-cell>
          <table:table-cell table:style-name="ce28" table:formula="of:=([.$D$56] * [.J28])" office:value-type="float" office:value="146.787458180089" calcext:value-type="float">
            <text:p>146.787458180089</text:p>
          </table:table-cell>
          <table:table-cell table:style-name="ce28" table:formula="of:=([.L28] / [.I28])" office:value-type="float" office:value="5.44762293514454" calcext:value-type="float">
            <text:p>5.44762293514454</text:p>
          </table:table-cell>
          <table:table-cell table:style-name="ce28" table:formula="of:=[.M28] * SIN(RADIANS([.K28]))" office:value-type="float" office:value="2.12087879146947" calcext:value-type="float">
            <text:p>2.12087879146947</text:p>
          </table:table-cell>
          <table:table-cell table:style-name="ce28" table:formula="of:=[.N28] * 2" office:value-type="float" office:value="4.24175758293894" calcext:value-type="float">
            <text:p>4.24175758293894</text:p>
          </table:table-cell>
          <table:table-cell table:style-name="ce28" table:formula="of:=[.M28] * COS(RADIANS([.K28]))" office:value-type="float" office:value="5.01781514161371" calcext:value-type="float">
            <text:p>5.01781514161371</text:p>
          </table:table-cell>
          <table:table-cell table:style-name="ce28" table:formula="of:=[.P28] * 2" office:value-type="float" office:value="10.0356302832274" calcext:value-type="float">
            <text:p>10.0356302832274</text:p>
          </table:table-cell>
          <table:table-cell table:style-name="ce58" table:formula="of:=[.Q28] - (0.001 *  [.$D$77] * [.$D$66] * SIN(RADIANS([.$D$67]))) - (0.001 * [.$D$77] * [.$D$66] * COS(RADIANS([.$D$67])) * [.$Z$3]) - [.$Z$5]" office:value-type="float" office:value="9.47582820779053" calcext:value-type="float">
            <text:p>9.47582820779053</text:p>
          </table:table-cell>
          <table:table-cell table:style-name="ce28" table:formula="of:= ([.R28] + [.S27])" office:value-type="float" office:value="146.035452895691" calcext:value-type="float">
            <text:p>146.035452895691</text:p>
          </table:table-cell>
          <table:table-cell table:style-name="ce28" table:formula="of:= (MAX(0;[.S28]) * [.$Z$7])" office:value-type="float" office:value="102.224817026984" calcext:value-type="float">
            <text:p>102.224817026984</text:p>
          </table:table-cell>
          <table:table-cell table:style-name="ce58" table:formula="of:=SQRT(2 * [.T28] / [.$D$77])" office:value-type="float" office:value="4.59336842002707" calcext:value-type="float">
            <text:p>4.59336842002707</text:p>
          </table:table-cell>
          <table:table-cell table:style-name="ce58" table:formula="of:= (([.U28]*COS(RADIANS([.$D$67])))/[.$D$66])*([.U28]*SIN(RADIANS([.$D$67]))+SQRT([.U28]^2*SIN(RADIANS([.$D$67]))^2+2*[.$D$66]*[.$D$74]))" office:value-type="float" office:value="2.17885986831328" calcext:value-type="float">
            <text:p>2.17885986831328</text:p>
          </table:table-cell>
          <table:table-cell table:style-name="ce58" table:formula="of:=[.V28] / 0.0254" office:value-type="float" office:value="85.7818845792629" calcext:value-type="float">
            <text:p>85.7818845792629</text:p>
          </table:table-cell>
          <table:table-cell table:style-name="ce46" table:number-columns-repeated="4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ce23" office:value-type="string" calcext:value-type="string">
            <text:p>Stud Center Radius</text:p>
          </table:table-cell>
          <table:table-cell table:style-name="ce21" table:formula="of:=[.D29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2.5" calcext:value-type="float">
            <text:p>2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8" calcext:value-type="float">
            <text:p>18</text:p>
          </table:table-cell>
          <table:table-cell table:style-name="ce131" table:formula="of:= [.$D$43] - ([.G29] +[.$D$25])" office:value-type="float" office:value="31.4011346433789" calcext:value-type="float">
            <text:p>31.4011346433789</text:p>
          </table:table-cell>
          <table:table-cell table:style-name="ce28" table:formula="of:= SQRT([.$D$42]^2 + [.H29]^2 - 2*[.$D$42]*[.H29] * COS(RADIANS([.$D$39])))" office:value-type="float" office:value="27.3500677772942" calcext:value-type="float">
            <text:p>27.3500677772942</text:p>
          </table:table-cell>
          <table:table-cell table:style-name="ce28" table:formula="of:= DEGREES(ACOS(([.$D$42]^2 + [.I29]^2 - [.H29]^2)/(2*[.$D$42]*[.I29])))" office:value-type="float" office:value="63.5798997352879" calcext:value-type="float">
            <text:p>63.5798997352879</text:p>
          </table:table-cell>
          <table:table-cell table:style-name="ce28" table:formula="of:=ABS([.$D$37] - [.J29])" office:value-type="float" office:value="24.8422964349258" calcext:value-type="float">
            <text:p>24.8422964349258</text:p>
          </table:table-cell>
          <table:table-cell table:style-name="ce28" table:formula="of:=([.$D$56] * [.J29])" office:value-type="float" office:value="151.382721966635" calcext:value-type="float">
            <text:p>151.382721966635</text:p>
          </table:table-cell>
          <table:table-cell table:style-name="ce28" table:formula="of:=([.L29] / [.I29])" office:value-type="float" office:value="5.53500354000263" calcext:value-type="float">
            <text:p>5.53500354000263</text:p>
          </table:table-cell>
          <table:table-cell table:style-name="ce28" table:formula="of:=[.M29] * SIN(RADIANS([.K29]))" office:value-type="float" office:value="2.32537731277131" calcext:value-type="float">
            <text:p>2.32537731277131</text:p>
          </table:table-cell>
          <table:table-cell table:style-name="ce28" table:formula="of:=[.N29] * 2" office:value-type="float" office:value="4.65075462554262" calcext:value-type="float">
            <text:p>4.65075462554262</text:p>
          </table:table-cell>
          <table:table-cell table:style-name="ce28" table:formula="of:=[.M29] * COS(RADIANS([.K29]))" office:value-type="float" office:value="5.02283630442901" calcext:value-type="float">
            <text:p>5.02283630442901</text:p>
          </table:table-cell>
          <table:table-cell table:style-name="ce28" table:formula="of:=[.P29] * 2" office:value-type="float" office:value="10.045672608858" calcext:value-type="float">
            <text:p>10.045672608858</text:p>
          </table:table-cell>
          <table:table-cell table:style-name="ce58" table:formula="of:=[.Q29] - (0.001 *  [.$D$77] * [.$D$66] * SIN(RADIANS([.$D$67]))) - (0.001 * [.$D$77] * [.$D$66] * COS(RADIANS([.$D$67])) * [.$Z$3]) - [.$Z$5]" office:value-type="float" office:value="9.48587053342113" calcext:value-type="float">
            <text:p>9.48587053342113</text:p>
          </table:table-cell>
          <table:table-cell table:style-name="ce28" table:formula="of:= ([.R29] + [.S28])" office:value-type="float" office:value="155.521323429112" calcext:value-type="float">
            <text:p>155.521323429112</text:p>
          </table:table-cell>
          <table:table-cell table:style-name="ce28" table:formula="of:= (MAX(0;[.S29]) * [.$Z$7])" office:value-type="float" office:value="108.864926400379" calcext:value-type="float">
            <text:p>108.864926400379</text:p>
          </table:table-cell>
          <table:table-cell table:style-name="ce58" table:formula="of:=SQRT(2 * [.T29] / [.$D$77])" office:value-type="float" office:value="4.74020474797342" calcext:value-type="float">
            <text:p>4.74020474797342</text:p>
          </table:table-cell>
          <table:table-cell table:style-name="ce58" table:formula="of:= (([.U29]*COS(RADIANS([.$D$67])))/[.$D$66])*([.U29]*SIN(RADIANS([.$D$67]))+SQRT([.U29]^2*SIN(RADIANS([.$D$67]))^2+2*[.$D$66]*[.$D$74]))" office:value-type="float" office:value="2.31570914132287" calcext:value-type="float">
            <text:p>2.31570914132287</text:p>
          </table:table-cell>
          <table:table-cell table:style-name="ce58" table:formula="of:=[.V29] / 0.0254" office:value-type="float" office:value="91.1696512331839" calcext:value-type="float">
            <text:p>91.1696512331839</text:p>
          </table:table-cell>
          <table:table-cell table:style-name="ce46" table:number-columns-repeated="4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ce23" office:value-type="string" calcext:value-type="string">
            <text:p>Spring Support Radius</text:p>
          </table:table-cell>
          <table:table-cell table:style-name="ce21" table:formula="of:=[.D30]/25.4" office:value-type="float" office:value="0.137303149606299" calcext:value-type="float">
            <text:p>0.137303149606299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3.4875" calcext:value-type="float">
            <text:p>3.48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table:style-name="ce28" office:value-type="float" office:value="17" calcext:value-type="float">
            <text:p>17</text:p>
          </table:table-cell>
          <table:table-cell table:style-name="ce131" table:formula="of:= [.$D$43] - ([.G30] +[.$D$25])" office:value-type="float" office:value="32.4011346433789" calcext:value-type="float">
            <text:p>32.4011346433789</text:p>
          </table:table-cell>
          <table:table-cell table:style-name="ce28" table:formula="of:= SQRT([.$D$42]^2 + [.H30]^2 - 2*[.$D$42]*[.H30] * COS(RADIANS([.$D$39])))" office:value-type="float" office:value="27.7850129253561" calcext:value-type="float">
            <text:p>27.7850129253561</text:p>
          </table:table-cell>
          <table:table-cell table:style-name="ce28" table:formula="of:= DEGREES(ACOS(([.$D$42]^2 + [.I30]^2 - [.H30]^2)/(2*[.$D$42]*[.I30])))" office:value-type="float" office:value="65.4515314307411" calcext:value-type="float">
            <text:p>65.4515314307411</text:p>
          </table:table-cell>
          <table:table-cell table:style-name="ce28" table:formula="of:=ABS([.$D$37] - [.J30])" office:value-type="float" office:value="26.713928130379" calcext:value-type="float">
            <text:p>26.713928130379</text:p>
          </table:table-cell>
          <table:table-cell table:style-name="ce28" table:formula="of:=([.$D$56] * [.J30])" office:value-type="float" office:value="155.8390470278" calcext:value-type="float">
            <text:p>155.8390470278</text:p>
          </table:table-cell>
          <table:table-cell table:style-name="ce28" table:formula="of:=([.L30] / [.I30])" office:value-type="float" office:value="5.60874480952947" calcext:value-type="float">
            <text:p>5.60874480952947</text:p>
          </table:table-cell>
          <table:table-cell table:style-name="ce28" table:formula="of:=[.M30] * SIN(RADIANS([.K30]))" office:value-type="float" office:value="2.52133358467554" calcext:value-type="float">
            <text:p>2.52133358467554</text:p>
          </table:table-cell>
          <table:table-cell table:style-name="ce28" table:formula="of:=[.N30] * 2" office:value-type="float" office:value="5.04266716935109" calcext:value-type="float">
            <text:p>5.04266716935109</text:p>
          </table:table-cell>
          <table:table-cell table:style-name="ce28" table:formula="of:=[.M30] * COS(RADIANS([.K30]))" office:value-type="float" office:value="5.01007936995124" calcext:value-type="float">
            <text:p>5.01007936995124</text:p>
          </table:table-cell>
          <table:table-cell table:style-name="ce28" table:formula="of:=[.P30] * 2" office:value-type="float" office:value="10.0201587399025" calcext:value-type="float">
            <text:p>10.0201587399025</text:p>
          </table:table-cell>
          <table:table-cell table:style-name="ce58" table:formula="of:=[.Q30] - (0.001 *  [.$D$77] * [.$D$66] * SIN(RADIANS([.$D$67]))) - (0.001 * [.$D$77] * [.$D$66] * COS(RADIANS([.$D$67])) * [.$Z$3]) - [.$Z$5]" office:value-type="float" office:value="9.46035666446558" calcext:value-type="float">
            <text:p>9.46035666446558</text:p>
          </table:table-cell>
          <table:table-cell table:style-name="ce28" table:formula="of:= ([.R30] + [.S29])" office:value-type="float" office:value="164.981680093578" calcext:value-type="float">
            <text:p>164.981680093578</text:p>
          </table:table-cell>
          <table:table-cell table:style-name="ce28" table:formula="of:= (MAX(0;[.S30]) * [.$Z$7])" office:value-type="float" office:value="115.487176065505" calcext:value-type="float">
            <text:p>115.487176065505</text:p>
          </table:table-cell>
          <table:table-cell table:style-name="ce58" table:formula="of:=SQRT(2 * [.T30] / [.$D$77])" office:value-type="float" office:value="4.88224973234887" calcext:value-type="float">
            <text:p>4.88224973234887</text:p>
          </table:table-cell>
          <table:table-cell table:style-name="ce58" table:formula="of:= (([.U30]*COS(RADIANS([.$D$67])))/[.$D$66])*([.U30]*SIN(RADIANS([.$D$67]))+SQRT([.U30]^2*SIN(RADIANS([.$D$67]))^2+2*[.$D$66]*[.$D$74]))" office:value-type="float" office:value="2.45217411775438" calcext:value-type="float">
            <text:p>2.45217411775438</text:p>
          </table:table-cell>
          <table:table-cell table:style-name="ce58" table:formula="of:=[.V30] / 0.0254" office:value-type="float" office:value="96.5422881005662" calcext:value-type="float">
            <text:p>96.5422881005662</text:p>
          </table:table-cell>
          <table:table-cell table:style-name="ce46" table:number-columns-repeated="4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ce23" office:value-type="string" calcext:value-type="string">
            <text:p>Distance from Stud center to spring support center</text:p>
          </table:table-cell>
          <table:table-cell table:style-name="ce21" table:formula="of:=[.D31]/25.4" office:value-type="float" office:value="0.392970866141732" calcext:value-type="float">
            <text:p>0.392970866141732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9.98146" calcext:value-type="float">
            <text:p>9.981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6" calcext:value-type="float">
            <text:p>16</text:p>
          </table:table-cell>
          <table:table-cell table:style-name="ce131" table:formula="of:= [.$D$43] - ([.G31] +[.$D$25])" office:value-type="float" office:value="33.4011346433789" calcext:value-type="float">
            <text:p>33.4011346433789</text:p>
          </table:table-cell>
          <table:table-cell table:style-name="ce28" table:formula="of:= SQRT([.$D$42]^2 + [.H31]^2 - 2*[.$D$42]*[.H31] * COS(RADIANS([.$D$39])))" office:value-type="float" office:value="28.2486757052755" calcext:value-type="float">
            <text:p>28.2486757052755</text:p>
          </table:table-cell>
          <table:table-cell table:style-name="ce28" table:formula="of:= DEGREES(ACOS(([.$D$42]^2 + [.I31]^2 - [.H31]^2)/(2*[.$D$42]*[.I31])))" office:value-type="float" office:value="67.2636051735721" calcext:value-type="float">
            <text:p>67.2636051735721</text:p>
          </table:table-cell>
          <table:table-cell table:style-name="ce28" table:formula="of:=ABS([.$D$37] - [.J31])" office:value-type="float" office:value="28.52600187321" calcext:value-type="float">
            <text:p>28.52600187321</text:p>
          </table:table-cell>
          <table:table-cell table:style-name="ce28" table:formula="of:=([.$D$56] * [.J31])" office:value-type="float" office:value="160.153565558596" calcext:value-type="float">
            <text:p>160.153565558596</text:p>
          </table:table-cell>
          <table:table-cell table:style-name="ce28" table:formula="of:=([.L31] / [.I31])" office:value-type="float" office:value="5.66941853237696" calcext:value-type="float">
            <text:p>5.66941853237696</text:p>
          </table:table-cell>
          <table:table-cell table:style-name="ce28" table:formula="of:=[.M31] * SIN(RADIANS([.K31]))" office:value-type="float" office:value="2.70747353579013" calcext:value-type="float">
            <text:p>2.70747353579013</text:p>
          </table:table-cell>
          <table:table-cell table:style-name="ce28" table:formula="of:=[.N31] * 2" office:value-type="float" office:value="5.41494707158025" calcext:value-type="float">
            <text:p>5.41494707158025</text:p>
          </table:table-cell>
          <table:table-cell table:style-name="ce28" table:formula="of:=[.M31] * COS(RADIANS([.K31]))" office:value-type="float" office:value="4.98115383703971" calcext:value-type="float">
            <text:p>4.98115383703971</text:p>
          </table:table-cell>
          <table:table-cell table:style-name="ce28" table:formula="of:=[.P31] * 2" office:value-type="float" office:value="9.96230767407942" calcext:value-type="float">
            <text:p>9.96230767407942</text:p>
          </table:table-cell>
          <table:table-cell table:style-name="ce58" table:formula="of:=[.Q31] - (0.001 *  [.$D$77] * [.$D$66] * SIN(RADIANS([.$D$67]))) - (0.001 * [.$D$77] * [.$D$66] * COS(RADIANS([.$D$67])) * [.$Z$3]) - [.$Z$5]" office:value-type="float" office:value="9.40250559864252" calcext:value-type="float">
            <text:p>9.40250559864252</text:p>
          </table:table-cell>
          <table:table-cell table:style-name="ce28" table:formula="of:= ([.R31] + [.S30])" office:value-type="float" office:value="174.384185692221" calcext:value-type="float">
            <text:p>174.384185692221</text:p>
          </table:table-cell>
          <table:table-cell table:style-name="ce28" table:formula="of:= (MAX(0;[.S31]) * [.$Z$7])" office:value-type="float" office:value="122.068929984554" calcext:value-type="float">
            <text:p>122.068929984554</text:p>
          </table:table-cell>
          <table:table-cell table:style-name="ce58" table:formula="of:=SQRT(2 * [.T31] / [.$D$77])" office:value-type="float" office:value="5.01944474919361" calcext:value-type="float">
            <text:p>5.01944474919361</text:p>
          </table:table-cell>
          <table:table-cell table:style-name="ce58" table:formula="of:= (([.U31]*COS(RADIANS([.$D$67])))/[.$D$66])*([.U31]*SIN(RADIANS([.$D$67]))+SQRT([.U31]^2*SIN(RADIANS([.$D$67]))^2+2*[.$D$66]*[.$D$74]))" office:value-type="float" office:value="2.58779101663812" calcext:value-type="float">
            <text:p>2.58779101663812</text:p>
          </table:table-cell>
          <table:table-cell table:style-name="ce58" table:formula="of:=[.V31] / 0.0254" office:value-type="float" office:value="101.881536088115" calcext:value-type="float">
            <text:p>101.881536088115</text:p>
          </table:table-cell>
          <table:table-cell table:style-name="ce46" table:number-columns-repeated="4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ce23" office:value-type="string" calcext:value-type="string">
            <text:p>Spring support angle offset</text:p>
          </table:table-cell>
          <table:table-cell table:style-name="ce21" table:formula="of:=[.D32]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table:style-name="ce42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</text:p>
          </table:table-cell>
          <table:table-cell table:style-name="ce28" office:value-type="float" office:value="15" calcext:value-type="float">
            <text:p>15</text:p>
          </table:table-cell>
          <table:table-cell table:style-name="ce131" table:formula="of:= [.$D$43] - ([.G32] +[.$D$25])" office:value-type="float" office:value="34.4011346433789" calcext:value-type="float">
            <text:p>34.4011346433789</text:p>
          </table:table-cell>
          <table:table-cell table:style-name="ce28" table:formula="of:= SQRT([.$D$42]^2 + [.H32]^2 - 2*[.$D$42]*[.H32] * COS(RADIANS([.$D$39])))" office:value-type="float" office:value="28.7396662287759" calcext:value-type="float">
            <text:p>28.7396662287759</text:p>
          </table:table-cell>
          <table:table-cell table:style-name="ce28" table:formula="of:= DEGREES(ACOS(([.$D$42]^2 + [.I32]^2 - [.H32]^2)/(2*[.$D$42]*[.I32])))" office:value-type="float" office:value="69.015467683277" calcext:value-type="float">
            <text:p>69.015467683277</text:p>
          </table:table-cell>
          <table:table-cell table:style-name="ce28" table:formula="of:=ABS([.$D$37] - [.J32])" office:value-type="float" office:value="30.2778643829149" calcext:value-type="float">
            <text:p>30.2778643829149</text:p>
          </table:table-cell>
          <table:table-cell table:style-name="ce28" table:formula="of:=([.$D$56] * [.J32])" office:value-type="float" office:value="164.324722108615" calcext:value-type="float">
            <text:p>164.324722108615</text:p>
          </table:table-cell>
          <table:table-cell table:style-name="ce28" table:formula="of:=([.L32] / [.I32])" office:value-type="float" office:value="5.7176976517592" calcext:value-type="float">
            <text:p>5.7176976517592</text:p>
          </table:table-cell>
          <table:table-cell table:style-name="ce28" table:formula="of:=[.M32] * SIN(RADIANS([.K32]))" office:value-type="float" office:value="2.88282897820382" calcext:value-type="float">
            <text:p>2.88282897820382</text:p>
          </table:table-cell>
          <table:table-cell table:style-name="ce28" table:formula="of:=[.N32] * 2" office:value-type="float" office:value="5.76565795640765" calcext:value-type="float">
            <text:p>5.76565795640765</text:p>
          </table:table-cell>
          <table:table-cell table:style-name="ce28" table:formula="of:=[.M32] * COS(RADIANS([.K32]))" office:value-type="float" office:value="4.93774883113357" calcext:value-type="float">
            <text:p>4.93774883113357</text:p>
          </table:table-cell>
          <table:table-cell table:style-name="ce28" table:formula="of:=[.P32] * 2" office:value-type="float" office:value="9.87549766226715" calcext:value-type="float">
            <text:p>9.87549766226715</text:p>
          </table:table-cell>
          <table:table-cell table:style-name="ce58" table:formula="of:=[.Q32] - (0.001 *  [.$D$77] * [.$D$66] * SIN(RADIANS([.$D$67]))) - (0.001 * [.$D$77] * [.$D$66] * COS(RADIANS([.$D$67])) * [.$Z$3]) - [.$Z$5]" office:value-type="float" office:value="9.31569558683025" calcext:value-type="float">
            <text:p>9.31569558683025</text:p>
          </table:table-cell>
          <table:table-cell table:style-name="ce28" table:formula="of:= ([.R32] + [.S31])" office:value-type="float" office:value="183.699881279051" calcext:value-type="float">
            <text:p>183.699881279051</text:p>
          </table:table-cell>
          <table:table-cell table:style-name="ce28" table:formula="of:= (MAX(0;[.S32]) * [.$Z$7])" office:value-type="float" office:value="128.589916895336" calcext:value-type="float">
            <text:p>128.589916895336</text:p>
          </table:table-cell>
          <table:table-cell table:style-name="ce58" table:formula="of:=SQRT(2 * [.T32] / [.$D$77])" office:value-type="float" office:value="5.15177120233664" calcext:value-type="float">
            <text:p>5.15177120233664</text:p>
          </table:table-cell>
          <table:table-cell table:style-name="ce58" table:formula="of:= (([.U32]*COS(RADIANS([.$D$67])))/[.$D$66])*([.U32]*SIN(RADIANS([.$D$67]))+SQRT([.U32]^2*SIN(RADIANS([.$D$67]))^2+2*[.$D$66]*[.$D$74]))" office:value-type="float" office:value="2.722144402962" calcext:value-type="float">
            <text:p>2.722144402962</text:p>
          </table:table-cell>
          <table:table-cell table:style-name="ce58" table:formula="of:=[.V32] / 0.0254" office:value-type="float" office:value="107.171039486693" calcext:value-type="float">
            <text:p>107.171039486693</text:p>
          </table:table-cell>
          <table:table-cell table:style-name="ce46" table:formula="of:=[.Y32] * 0.0254" office:value-type="float" office:value="2.5527" calcext:value-type="float">
            <text:p>2.5527</text:p>
          </table:table-cell>
          <table:table-cell table:style-name="ce46" office:value-type="float" office:value="100.5" calcext:value-type="float">
            <text:p>100.5</text:p>
          </table:table-cell>
          <table:table-cell table:style-name="ce46" table:number-columns-repeated="2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ce23" office:value-type="string" calcext:value-type="string">
            <text:p>Angle α</text:p>
          </table:table-cell>
          <table:table-cell table:style-name="ce23" table:formula="of:=[.D33]" office:value-type="float" office:value="44.5596033003621" calcext:value-type="float">
            <text:p>44.559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DEGREES( ASIN(([.D29]+[.D30] + [.D4]) / [.D31]) )" office:value-type="float" office:value="44.5596033003621" calcext:value-type="float">
            <text:p>44.5596033003621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4" calcext:value-type="float">
            <text:p>14</text:p>
          </table:table-cell>
          <table:table-cell table:style-name="ce131" table:formula="of:= [.$D$43] - ([.G33] +[.$D$25])" office:value-type="float" office:value="35.4011346433789" calcext:value-type="float">
            <text:p>35.4011346433789</text:p>
          </table:table-cell>
          <table:table-cell table:style-name="ce28" table:formula="of:= SQRT([.$D$42]^2 + [.H33]^2 - 2*[.$D$42]*[.H33] * COS(RADIANS([.$D$39])))" office:value-type="float" office:value="29.2566086684882" calcext:value-type="float">
            <text:p>29.2566086684882</text:p>
          </table:table-cell>
          <table:table-cell table:style-name="ce28" table:formula="of:= DEGREES(ACOS(([.$D$42]^2 + [.I33]^2 - [.H33]^2)/(2*[.$D$42]*[.I33])))" office:value-type="float" office:value="70.7069581136903" calcext:value-type="float">
            <text:p>70.7069581136903</text:p>
          </table:table-cell>
          <table:table-cell table:style-name="ce28" table:formula="of:=ABS([.$D$37] - [.J33])" office:value-type="float" office:value="31.9693548133282" calcext:value-type="float">
            <text:p>31.9693548133282</text:p>
          </table:table-cell>
          <table:table-cell table:style-name="ce28" table:formula="of:=([.$D$56] * [.J33])" office:value-type="float" office:value="168.352133705717" calcext:value-type="float">
            <text:p>168.352133705717</text:p>
          </table:table-cell>
          <table:table-cell table:style-name="ce28" table:formula="of:=([.L33] / [.I33])" office:value-type="float" office:value="5.75432838485639" calcext:value-type="float">
            <text:p>5.75432838485639</text:p>
          </table:table-cell>
          <table:table-cell table:style-name="ce28" table:formula="of:=[.M33] * SIN(RADIANS([.K33]))" office:value-type="float" office:value="3.04671894213206" calcext:value-type="float">
            <text:p>3.04671894213206</text:p>
          </table:table-cell>
          <table:table-cell table:style-name="ce28" table:formula="of:=[.N33] * 2" office:value-type="float" office:value="6.09343788426411" calcext:value-type="float">
            <text:p>6.09343788426411</text:p>
          </table:table-cell>
          <table:table-cell table:style-name="ce28" table:formula="of:=[.M33] * COS(RADIANS([.K33]))" office:value-type="float" office:value="4.88157749589389" calcext:value-type="float">
            <text:p>4.88157749589389</text:p>
          </table:table-cell>
          <table:table-cell table:style-name="ce28" table:formula="of:=[.P33] * 2" office:value-type="float" office:value="9.76315499178778" calcext:value-type="float">
            <text:p>9.76315499178778</text:p>
          </table:table-cell>
          <table:table-cell table:style-name="ce58" table:formula="of:=[.Q33] - (0.001 *  [.$D$77] * [.$D$66] * SIN(RADIANS([.$D$67]))) - (0.001 * [.$D$77] * [.$D$66] * COS(RADIANS([.$D$67])) * [.$Z$3]) - [.$Z$5]" office:value-type="float" office:value="9.20335291635089" calcext:value-type="float">
            <text:p>9.20335291635089</text:p>
          </table:table-cell>
          <table:table-cell table:style-name="ce28" table:formula="of:= ([.R33] + [.S32])" office:value-type="float" office:value="192.903234195402" calcext:value-type="float">
            <text:p>192.903234195402</text:p>
          </table:table-cell>
          <table:table-cell table:style-name="ce28" table:formula="of:= (MAX(0;[.S33]) * [.$Z$7])" office:value-type="float" office:value="135.032263936781" calcext:value-type="float">
            <text:p>135.032263936781</text:p>
          </table:table-cell>
          <table:table-cell table:style-name="ce58" table:formula="of:=SQRT(2 * [.T33] / [.$D$77])" office:value-type="float" office:value="5.27924580911527" calcext:value-type="float">
            <text:p>5.27924580911527</text:p>
          </table:table-cell>
          <table:table-cell table:style-name="ce58" table:formula="of:= (([.U33]*COS(RADIANS([.$D$67])))/[.$D$66])*([.U33]*SIN(RADIANS([.$D$67]))+SQRT([.U33]^2*SIN(RADIANS([.$D$67]))^2+2*[.$D$66]*[.$D$74]))" office:value-type="float" office:value="2.85486793594605" calcext:value-type="float">
            <text:p>2.85486793594605</text:p>
          </table:table-cell>
          <table:table-cell table:style-name="ce58" table:formula="of:=[.V33] / 0.0254" office:value-type="float" office:value="112.396375430947" calcext:value-type="float">
            <text:p>112.396375430947</text:p>
          </table:table-cell>
          <table:table-cell table:style-name="ce46" table:number-columns-repeated="4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ce23" office:value-type="string" calcext:value-type="string">
            <text:p>Angle β</text:p>
          </table:table-cell>
          <table:table-cell table:style-name="ce23" table:formula="of:=[.D34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90 - [.D33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table:style-name="ce28" office:value-type="float" office:value="13" calcext:value-type="float">
            <text:p>13</text:p>
          </table:table-cell>
          <table:table-cell table:style-name="ce131" table:formula="of:= [.$D$43] - ([.G34] +[.$D$25])" office:value-type="float" office:value="36.4011346433789" calcext:value-type="float">
            <text:p>36.4011346433789</text:p>
          </table:table-cell>
          <table:table-cell table:style-name="ce28" table:formula="of:= SQRT([.$D$42]^2 + [.H34]^2 - 2*[.$D$42]*[.H34] * COS(RADIANS([.$D$39])))" office:value-type="float" office:value="29.7981524028031" calcext:value-type="float">
            <text:p>29.7981524028031</text:p>
          </table:table-cell>
          <table:table-cell table:style-name="ce28" table:formula="of:= DEGREES(ACOS(([.$D$42]^2 + [.I34]^2 - [.H34]^2)/(2*[.$D$42]*[.I34])))" office:value-type="float" office:value="72.3383470945282" calcext:value-type="float">
            <text:p>72.3383470945282</text:p>
          </table:table-cell>
          <table:table-cell table:style-name="ce28" table:formula="of:=ABS([.$D$37] - [.J34])" office:value-type="float" office:value="33.600743794166" calcext:value-type="float">
            <text:p>33.600743794166</text:p>
          </table:table-cell>
          <table:table-cell table:style-name="ce28" table:formula="of:=([.$D$56] * [.J34])" office:value-type="float" office:value="172.236444714917" calcext:value-type="float">
            <text:p>172.236444714917</text:p>
          </table:table-cell>
          <table:table-cell table:style-name="ce28" table:formula="of:=([.L34] / [.I34])" office:value-type="float" office:value="5.78010483289947" calcext:value-type="float">
            <text:p>5.78010483289947</text:p>
          </table:table-cell>
          <table:table-cell table:style-name="ce28" table:formula="of:=[.M34] * SIN(RADIANS([.K34]))" office:value-type="float" office:value="3.19872366652553" calcext:value-type="float">
            <text:p>3.19872366652553</text:p>
          </table:table-cell>
          <table:table-cell table:style-name="ce28" table:formula="of:=[.N34] * 2" office:value-type="float" office:value="6.39744733305105" calcext:value-type="float">
            <text:p>6.39744733305105</text:p>
          </table:table-cell>
          <table:table-cell table:style-name="ce28" table:formula="of:=[.M34] * COS(RADIANS([.K34]))" office:value-type="float" office:value="4.81433056452477" calcext:value-type="float">
            <text:p>4.81433056452477</text:p>
          </table:table-cell>
          <table:table-cell table:style-name="ce28" table:formula="of:=[.P34] * 2" office:value-type="float" office:value="9.62866112904953" calcext:value-type="float">
            <text:p>9.62866112904953</text:p>
          </table:table-cell>
          <table:table-cell table:style-name="ce58" table:formula="of:=[.Q34] - (0.001 *  [.$D$77] * [.$D$66] * SIN(RADIANS([.$D$67]))) - (0.001 * [.$D$77] * [.$D$66] * COS(RADIANS([.$D$67])) * [.$Z$3]) - [.$Z$5]" office:value-type="float" office:value="9.06885905361264" calcext:value-type="float">
            <text:p>9.06885905361264</text:p>
          </table:table-cell>
          <table:table-cell table:style-name="ce28" table:formula="of:= ([.R34] + [.S33])" office:value-type="float" office:value="201.972093249014" calcext:value-type="float">
            <text:p>201.972093249014</text:p>
          </table:table-cell>
          <table:table-cell table:style-name="ce28" table:formula="of:= (MAX(0;[.S34]) * [.$Z$7])" office:value-type="float" office:value="141.38046527431" calcext:value-type="float">
            <text:p>141.38046527431</text:p>
          </table:table-cell>
          <table:table-cell table:style-name="ce58" table:formula="of:=SQRT(2 * [.T34] / [.$D$77])" office:value-type="float" office:value="5.40191582561788" calcext:value-type="float">
            <text:p>5.40191582561788</text:p>
          </table:table-cell>
          <table:table-cell table:style-name="ce58" table:formula="of:= (([.U34]*COS(RADIANS([.$D$67])))/[.$D$66])*([.U34]*SIN(RADIANS([.$D$67]))+SQRT([.U34]^2*SIN(RADIANS([.$D$67]))^2+2*[.$D$66]*[.$D$74]))" office:value-type="float" office:value="2.98564376917861" calcext:value-type="float">
            <text:p>2.98564376917861</text:p>
          </table:table-cell>
          <table:table-cell table:style-name="ce58" table:formula="of:=[.V34] / 0.0254" office:value-type="float" office:value="117.545030282622" calcext:value-type="float">
            <text:p>117.545030282622</text:p>
          </table:table-cell>
          <table:table-cell table:style-name="ce46" table:number-columns-repeated="4"/>
          <table:table-cell table:style-name="ce57"/>
          <table:table-cell table:style-name="ce28"/>
          <table:table-cell table:number-columns-repeated="996"/>
        </table:table-row>
        <table:table-row table:style-name="ro1">
          <table:table-cell table:style-name="ce23" office:value-type="string" calcext:value-type="string">
            <text:p>Angle γ (unloaded) (spring angle)</text:p>
          </table:table-cell>
          <table:table-cell table:style-name="ce21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 180 - [.D32] -[.D34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2" calcext:value-type="float">
            <text:p>12</text:p>
          </table:table-cell>
          <table:table-cell table:style-name="ce131" table:formula="of:= [.$D$43] - ([.G35] +[.$D$25])" office:value-type="float" office:value="37.4011346433789" calcext:value-type="float">
            <text:p>37.4011346433789</text:p>
          </table:table-cell>
          <table:table-cell table:style-name="ce28" table:formula="of:= SQRT([.$D$42]^2 + [.H35]^2 - 2*[.$D$42]*[.H35] * COS(RADIANS([.$D$39])))" office:value-type="float" office:value="30.3629811194536" calcext:value-type="float">
            <text:p>30.3629811194536</text:p>
          </table:table-cell>
          <table:table-cell table:style-name="ce28" table:formula="of:= DEGREES(ACOS(([.$D$42]^2 + [.I35]^2 - [.H35]^2)/(2*[.$D$42]*[.I35])))" office:value-type="float" office:value="73.9102759920098" calcext:value-type="float">
            <text:p>73.9102759920098</text:p>
          </table:table-cell>
          <table:table-cell table:style-name="ce28" table:formula="of:=ABS([.$D$37] - [.J35])" office:value-type="float" office:value="35.1726726916477" calcext:value-type="float">
            <text:p>35.1726726916477</text:p>
          </table:table-cell>
          <table:table-cell table:style-name="ce28" table:formula="of:=([.$D$56] * [.J35])" office:value-type="float" office:value="175.979182218901" calcext:value-type="float">
            <text:p>175.979182218901</text:p>
          </table:table-cell>
          <table:table-cell table:style-name="ce28" table:formula="of:=([.L35] / [.I35])" office:value-type="float" office:value="5.79584664386432" calcext:value-type="float">
            <text:p>5.79584664386432</text:p>
          </table:table-cell>
          <table:table-cell table:style-name="ce28" table:formula="of:=[.M35] * SIN(RADIANS([.K35]))" office:value-type="float" office:value="3.33865406065251" calcext:value-type="float">
            <text:p>3.33865406065251</text:p>
          </table:table-cell>
          <table:table-cell table:style-name="ce28" table:formula="of:=[.N35] * 2" office:value-type="float" office:value="6.67730812130502" calcext:value-type="float">
            <text:p>6.67730812130502</text:p>
          </table:table-cell>
          <table:table-cell table:style-name="ce28" table:formula="of:=[.M35] * COS(RADIANS([.K35]))" office:value-type="float" office:value="4.73763943145548" calcext:value-type="float">
            <text:p>4.73763943145548</text:p>
          </table:table-cell>
          <table:table-cell table:style-name="ce28" table:formula="of:=[.P35] * 2" office:value-type="float" office:value="9.47527886291095" calcext:value-type="float">
            <text:p>9.47527886291095</text:p>
          </table:table-cell>
          <table:table-cell table:style-name="ce58" table:formula="of:=[.Q35] - (0.001 *  [.$D$77] * [.$D$66] * SIN(RADIANS([.$D$67]))) - (0.001 * [.$D$77] * [.$D$66] * COS(RADIANS([.$D$67])) * [.$Z$3]) - [.$Z$5]" office:value-type="float" office:value="8.91547678747406" calcext:value-type="float">
            <text:p>8.91547678747406</text:p>
          </table:table-cell>
          <table:table-cell table:style-name="ce28" table:formula="of:= ([.R35] + [.S34])" office:value-type="float" office:value="210.887570036488" calcext:value-type="float">
            <text:p>210.887570036488</text:p>
          </table:table-cell>
          <table:table-cell table:style-name="ce28" table:formula="of:= (MAX(0;[.S35]) * [.$Z$7])" office:value-type="float" office:value="147.621299025542" calcext:value-type="float">
            <text:p>147.621299025542</text:p>
          </table:table-cell>
          <table:table-cell table:style-name="ce58" table:formula="of:=SQRT(2 * [.T35] / [.$D$77])" office:value-type="float" office:value="5.51985437928691" calcext:value-type="float">
            <text:p>5.51985437928691</text:p>
          </table:table-cell>
          <table:table-cell table:style-name="ce58" table:formula="of:= (([.U35]*COS(RADIANS([.$D$67])))/[.$D$66])*([.U35]*SIN(RADIANS([.$D$67]))+SQRT([.U35]^2*SIN(RADIANS([.$D$67]))^2+2*[.$D$66]*[.$D$74]))" office:value-type="float" office:value="3.11420087831796" calcext:value-type="float">
            <text:p>3.11420087831796</text:p>
          </table:table-cell>
          <table:table-cell table:style-name="ce58" table:formula="of:=[.V35] / 0.0254" office:value-type="float" office:value="122.606333792046" calcext:value-type="float">
            <text:p>122.606333792046</text:p>
          </table:table-cell>
          <table:table-cell table:style-name="ce46" table:number-columns-repeated="3"/>
          <table:table-cell table:style-name="ce60"/>
          <table:table-cell table:style-name="ce57"/>
          <table:table-cell table:style-name="ce28"/>
          <table:table-cell table:style-name="ce60" table:number-columns-repeated="996"/>
        </table:table-row>
        <table:table-row table:style-name="ro1">
          <table:table-cell table:style-name="Default" table:number-columns-repeated="6"/>
          <table:table-cell table:style-name="ce28" office:value-type="float" office:value="11" calcext:value-type="float">
            <text:p>11</text:p>
          </table:table-cell>
          <table:table-cell table:style-name="ce131" table:formula="of:= [.$D$43] - ([.G36] +[.$D$25])" office:value-type="float" office:value="38.4011346433789" calcext:value-type="float">
            <text:p>38.4011346433789</text:p>
          </table:table-cell>
          <table:table-cell table:style-name="ce28" table:formula="of:= SQRT([.$D$42]^2 + [.H36]^2 - 2*[.$D$42]*[.H36] * COS(RADIANS([.$D$39])))" office:value-type="float" office:value="30.9498200043218" calcext:value-type="float">
            <text:p>30.9498200043218</text:p>
          </table:table-cell>
          <table:table-cell table:style-name="ce28" table:formula="of:= DEGREES(ACOS(([.$D$42]^2 + [.I36]^2 - [.H36]^2)/(2*[.$D$42]*[.I36])))" office:value-type="float" office:value="75.4236982850499" calcext:value-type="float">
            <text:p>75.4236982850499</text:p>
          </table:table-cell>
          <table:table-cell table:style-name="ce28" table:formula="of:=ABS([.$D$37] - [.J36])" office:value-type="float" office:value="36.6860949846878" calcext:value-type="float">
            <text:p>36.6860949846878</text:p>
          </table:table-cell>
          <table:table-cell table:style-name="ce28" table:formula="of:=([.$D$56] * [.J36])" office:value-type="float" office:value="179.582616435678" calcext:value-type="float">
            <text:p>179.582616435678</text:p>
          </table:table-cell>
          <table:table-cell table:style-name="ce28" table:formula="of:=([.L36] / [.I36])" office:value-type="float" office:value="5.80237999479807" calcext:value-type="float">
            <text:p>5.80237999479807</text:p>
          </table:table-cell>
          <table:table-cell table:style-name="ce28" table:formula="of:=[.M36] * SIN(RADIANS([.K36]))" office:value-type="float" office:value="3.46651905889522" calcext:value-type="float">
            <text:p>3.46651905889522</text:p>
          </table:table-cell>
          <table:table-cell table:style-name="ce28" table:formula="of:=[.N36] * 2" office:value-type="float" office:value="6.93303811779045" calcext:value-type="float">
            <text:p>6.93303811779045</text:p>
          </table:table-cell>
          <table:table-cell table:style-name="ce28" table:formula="of:=[.M36] * COS(RADIANS([.K36]))" office:value-type="float" office:value="4.65304837911117" calcext:value-type="float">
            <text:p>4.65304837911117</text:p>
          </table:table-cell>
          <table:table-cell table:style-name="ce28" table:formula="of:=[.P36] * 2" office:value-type="float" office:value="9.30609675822234" calcext:value-type="float">
            <text:p>9.30609675822234</text:p>
          </table:table-cell>
          <table:table-cell table:style-name="ce58" table:formula="of:=[.Q36] - (0.001 *  [.$D$77] * [.$D$66] * SIN(RADIANS([.$D$67]))) - (0.001 * [.$D$77] * [.$D$66] * COS(RADIANS([.$D$67])) * [.$Z$3]) - [.$Z$5]" office:value-type="float" office:value="8.74629468278544" calcext:value-type="float">
            <text:p>8.74629468278544</text:p>
          </table:table-cell>
          <table:table-cell table:style-name="ce28" table:formula="of:= ([.R36] + [.S35])" office:value-type="float" office:value="219.633864719274" calcext:value-type="float">
            <text:p>219.633864719274</text:p>
          </table:table-cell>
          <table:table-cell table:style-name="ce28" table:formula="of:= (MAX(0;[.S36]) * [.$Z$7])" office:value-type="float" office:value="153.743705303492" calcext:value-type="float">
            <text:p>153.743705303492</text:p>
          </table:table-cell>
          <table:table-cell table:style-name="ce58" table:formula="of:=SQRT(2 * [.T36] / [.$D$77])" office:value-type="float" office:value="5.63315603503625" calcext:value-type="float">
            <text:p>5.63315603503625</text:p>
          </table:table-cell>
          <table:table-cell table:style-name="ce58" table:formula="of:= (([.U36]*COS(RADIANS([.$D$67])))/[.$D$66])*([.U36]*SIN(RADIANS([.$D$67]))+SQRT([.U36]^2*SIN(RADIANS([.$D$67]))^2+2*[.$D$66]*[.$D$74]))" office:value-type="float" office:value="3.24031258173697" calcext:value-type="float">
            <text:p>3.24031258173697</text:p>
          </table:table-cell>
          <table:table-cell table:style-name="ce58" table:formula="of:=[.V36] / 0.0254" office:value-type="float" office:value="127.571361485707" calcext:value-type="float">
            <text:p>127.571361485707</text:p>
          </table:table-cell>
          <table:table-cell table:style-name="ce46" table:number-columns-repeated="3"/>
          <table:table-cell table:style-name="ce60"/>
          <table:table-cell table:style-name="ce57"/>
          <table:table-cell table:style-name="ce28"/>
          <table:table-cell table:style-name="ce60" table:number-columns-repeated="996"/>
        </table:table-row>
        <table:table-row table:style-name="ro1">
          <table:table-cell table:style-name="ce91" office:value-type="string" calcext:value-type="string">
            <text:p><text:span text:style-name="T4">Angle γ (</text:span><text:span text:style-name="T5">unloaded</text:span><text:span text:style-name="T6">) (spring angle)</text:span></text:p>
          </table:table-cell>
          <table:table-cell table:style-name="ce21" table:formula="of:=[.D37]" office:value-type="float" office:value="38.7376033003621" calcext:value-type="float">
            <text:p>38.7376033003621</text:p>
          </table:table-cell>
          <table:table-cell table:style-name="ce28" office:value-type="string" calcext:value-type="string">
            <text:p>deg</text:p>
          </table:table-cell>
          <table:table-cell table:style-name="ce21" table:formula="of:=[.D35]" office:value-type="float" office:value="38.7376033003621" calcext:value-type="float">
            <text:p>38.7376033003621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0" calcext:value-type="float">
            <text:p>10</text:p>
          </table:table-cell>
          <table:table-cell table:style-name="ce131" table:formula="of:= [.$D$43] - ([.G37] +[.$D$25])" office:value-type="float" office:value="39.4011346433789" calcext:value-type="float">
            <text:p>39.4011346433789</text:p>
          </table:table-cell>
          <table:table-cell table:style-name="ce28" table:formula="of:= SQRT([.$D$42]^2 + [.H37]^2 - 2*[.$D$42]*[.H37] * COS(RADIANS([.$D$39])))" office:value-type="float" office:value="31.5574411849176" calcext:value-type="float">
            <text:p>31.5574411849176</text:p>
          </table:table-cell>
          <table:table-cell table:style-name="ce28" table:formula="of:= DEGREES(ACOS(([.$D$42]^2 + [.I37]^2 - [.H37]^2)/(2*[.$D$42]*[.I37])))" office:value-type="float" office:value="76.8798244419523" calcext:value-type="float">
            <text:p>76.8798244419523</text:p>
          </table:table-cell>
          <table:table-cell table:style-name="ce28" table:formula="of:=ABS([.$D$37] - [.J37])" office:value-type="float" office:value="38.1422211415902" calcext:value-type="float">
            <text:p>38.1422211415902</text:p>
          </table:table-cell>
          <table:table-cell table:style-name="ce28" table:formula="of:=([.$D$56] * [.J37])" office:value-type="float" office:value="183.049629470874" calcext:value-type="float">
            <text:p>183.049629470874</text:p>
          </table:table-cell>
          <table:table-cell table:style-name="ce28" table:formula="of:=([.L37] / [.I37])" office:value-type="float" office:value="5.80052192439353" calcext:value-type="float">
            <text:p>5.80052192439353</text:p>
          </table:table-cell>
          <table:table-cell table:style-name="ce28" table:formula="of:=[.M37] * SIN(RADIANS([.K37]))" office:value-type="float" office:value="3.58249281907505" calcext:value-type="float">
            <text:p>3.58249281907505</text:p>
          </table:table-cell>
          <table:table-cell table:style-name="ce28" table:formula="of:=[.N37] * 2" office:value-type="float" office:value="7.1649856381501" calcext:value-type="float">
            <text:p>7.1649856381501</text:p>
          </table:table-cell>
          <table:table-cell table:style-name="ce28" table:formula="of:=[.M37] * COS(RADIANS([.K37]))" office:value-type="float" office:value="4.56199515526329" calcext:value-type="float">
            <text:p>4.56199515526329</text:p>
          </table:table-cell>
          <table:table-cell table:style-name="ce28" table:formula="of:=[.P37] * 2" office:value-type="float" office:value="9.12399031052658" calcext:value-type="float">
            <text:p>9.12399031052658</text:p>
          </table:table-cell>
          <table:table-cell table:style-name="ce58" table:formula="of:=[.Q37] - (0.001 *  [.$D$77] * [.$D$66] * SIN(RADIANS([.$D$67]))) - (0.001 * [.$D$77] * [.$D$66] * COS(RADIANS([.$D$67])) * [.$Z$3]) - [.$Z$5]" office:value-type="float" office:value="8.56418823508968" calcext:value-type="float">
            <text:p>8.56418823508968</text:p>
          </table:table-cell>
          <table:table-cell table:style-name="ce28" table:formula="of:= ([.R37] + [.S36])" office:value-type="float" office:value="228.198052954364" calcext:value-type="float">
            <text:p>228.198052954364</text:p>
          </table:table-cell>
          <table:table-cell table:style-name="ce28" table:formula="of:= (MAX(0;[.S37]) * [.$Z$7])" office:value-type="float" office:value="159.738637068055" calcext:value-type="float">
            <text:p>159.738637068055</text:p>
          </table:table-cell>
          <table:table-cell table:style-name="ce58" table:formula="of:=SQRT(2 * [.T37] / [.$D$77])" office:value-type="float" office:value="5.74193268268786" calcext:value-type="float">
            <text:p>5.74193268268786</text:p>
          </table:table-cell>
          <table:table-cell table:style-name="ce58" table:formula="of:= (([.U37]*COS(RADIANS([.$D$67])))/[.$D$66])*([.U37]*SIN(RADIANS([.$D$67]))+SQRT([.U37]^2*SIN(RADIANS([.$D$67]))^2+2*[.$D$66]*[.$D$74]))" office:value-type="float" office:value="3.36379349600354" calcext:value-type="float">
            <text:p>3.36379349600354</text:p>
          </table:table-cell>
          <table:table-cell table:style-name="ce58" table:formula="of:=[.V37] / 0.0254" office:value-type="float" office:value="132.432814803289" calcext:value-type="float">
            <text:p>132.432814803289</text:p>
          </table:table-cell>
          <table:table-cell table:style-name="ce46" table:formula="of:=[.Y37] * 0.0254" office:value-type="float" office:value="3.1369" calcext:value-type="float">
            <text:p>3.1369</text:p>
          </table:table-cell>
          <table:table-cell table:style-name="ce46" office:value-type="float" office:value="123.5" calcext:value-type="float">
            <text:p>123.5</text:p>
          </table:table-cell>
          <table:table-cell table:style-name="ce46" table:number-columns-repeated="2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91" office:value-type="string" calcext:value-type="string">
            <text:p><text:span text:style-name="T7">Angle α (unloaded</text:span>)</text:p>
          </table:table-cell>
          <table:table-cell table:style-name="ce21" table:formula="of:= [.D38]" office:value-type="float" office:value="90" calcext:value-type="float">
            <text:p>90</text:p>
          </table:table-cell>
          <table:table-cell table:style-name="ce28" office:value-type="string" calcext:value-type="string">
            <text:p>deg</text:p>
          </table:table-cell>
          <table:table-cell table:style-name="ce21"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</text:p>
          </table:table-cell>
          <table:table-cell table:style-name="Default" table:number-columns-repeated="10"/>
          <table:table-cell table:style-name="ce28"/>
          <table:table-cell table:style-name="Default"/>
          <table:table-cell table:style-name="ce28" table:number-columns-repeated="2"/>
          <table:table-cell table:style-name="ce58" table:number-columns-repeated="3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91" office:value-type="string" calcext:value-type="string">
            <text:p><text:span text:style-name="T7">Angle β (unloaded</text:span>)</text:p>
          </table:table-cell>
          <table:table-cell table:style-name="ce21" table:formula="of:=[.D39]" office:value-type="float" office:value="51.2623966996379" calcext:value-type="float">
            <text:p>51.2623966996379</text:p>
          </table:table-cell>
          <table:table-cell table:style-name="ce28" office:value-type="string" calcext:value-type="string">
            <text:p>deg</text:p>
          </table:table-cell>
          <table:table-cell table:style-name="ce21" table:formula="of:= 180 - [.D38] - [.D37]" office:value-type="float" office:value="51.2623966996379" calcext:value-type="float">
            <text:p>51.2623966996379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α = 180 - β – γ</text:p>
          </table:table-cell>
          <table:table-cell table:style-name="ce28" table:number-columns-repeated="8"/>
          <table:table-cell table:style-name="Default"/>
          <table:table-cell table:style-name="ce58"/>
          <table:table-cell table:style-name="ce11"/>
          <table:table-cell table:style-name="ce58"/>
          <table:table-cell table:style-name="ce28" table:number-columns-repeated="2"/>
          <table:table-cell table:style-name="ce58" table:number-columns-repeated="3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91" office:value-type="string" calcext:value-type="string">
            <text:p><text:span text:style-name="T7">Side B (unloaded</text:span>)</text:p>
          </table:table-cell>
          <table:table-cell table:style-name="ce21" table:formula="of:=[.D40]/25.4" office:value-type="float" office:value="0.977137795275591" calcext:value-type="float">
            <text:p>0.977137795275591</text:p>
          </table:table-cell>
          <table:table-cell table:style-name="ce28" office:value-type="string" calcext:value-type="string">
            <text:p>in</text:p>
          </table:table-cell>
          <table:table-cell table:style-name="ce47" office:value-type="float" office:value="24.8193" calcext:value-type="float">
            <text:p>24.819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table:style-name="ce62" office:value-type="string" calcext:value-type="string">
            <text:p>Need calculation</text:p>
          </table:table-cell>
          <table:table-cell table:style-name="ce28" table:number-columns-repeated="7"/>
          <table:table-cell table:style-name="Default"/>
          <table:table-cell table:style-name="ce11" table:number-columns-repeated="8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91" office:value-type="string" calcext:value-type="string">
            <text:p><text:span text:style-name="T7">Side C (unloaded</text:span>)</text:p>
          </table:table-cell>
          <table:table-cell table:style-name="ce21" table:formula="of:=[.D42]/25.4" office:value-type="float" office:value="1.25270881643536" calcext:value-type="float">
            <text:p>1.25270881643536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 ([.D40] * SIN(RADIANS([.D37])) / SIN(RADIANS([.D39])))" office:value-type="float" office:value="19.9107667235696" calcext:value-type="float">
            <text:p>19.910766723569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4">c = b </text:span><text:span text:style-name="T23">•</text:span><text:span text:style-name="T24"> sin(γ</text:span>) / sin(β)</text:p>
          </table:table-cell>
          <table:table-cell table:style-name="Default"/>
          <table:table-cell table:style-name="ce28" table:number-columns-repeated="8"/>
          <table:table-cell table:style-name="ce11" table:number-columns-repeated="8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91" office:value-type="string" calcext:value-type="string">
            <text:p><text:span text:style-name="T7">Side A (unloaded</text:span>) (Lever arm)</text:p>
          </table:table-cell>
          <table:table-cell table:style-name="ce21" table:formula="of:=[.D42]/25.4" office:value-type="float" office:value="1.25270881643536" calcext:value-type="float">
            <text:p>1.25270881643536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 ([.D40] * SIN(RADIANS([.D38])) / SIN(RADIANS([.D39])))" office:value-type="float" office:value="31.8188039374582" calcext:value-type="float">
            <text:p>31.818803937458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4">a = b </text:span><text:span text:style-name="T23">•</text:span><text:span text:style-name="T24"> sin(α</text:span>) / sin(β)</text:p>
          </table:table-cell>
          <table:table-cell/>
          <table:table-cell table:style-name="ce28" table:number-columns-repeated="8"/>
          <table:table-cell table:style-name="ce11" table:number-columns-repeated="8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91" office:value-type="string" calcext:value-type="string">
            <text:p><text:span text:style-name="T7">Sensor to Point (unloaded</text:span>)</text:p>
          </table:table-cell>
          <table:table-cell table:style-name="ce21" table:formula="of:=[.D43]/25.4" office:value-type="float" office:value="2.24706876864447" calcext:value-type="float">
            <text:p>2.24706876864447</text:p>
          </table:table-cell>
          <table:table-cell table:style-name="ce28" office:value-type="string" calcext:value-type="string">
            <text:p>in</text:p>
          </table:table-cell>
          <table:table-cell table:style-name="ce47" table:formula="of:=[.D21] + ([.D41] + 2.66478)" office:value-type="float" office:value="57.0755467235696" calcext:value-type="float">
            <text:p>57.075546723569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62" office:value-type="string" calcext:value-type="string">
            <text:p>Need calculation</text:p>
          </table:table-cell>
          <table:table-cell table:style-name="ce28" table:number-columns-repeated="16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Side C (loaded)</text:p>
          </table:table-cell>
          <table:table-cell table:style-name="ce21" table:formula="of:=[.D44]/25.4" office:value-type="float" office:value="0.173273017455864" calcext:value-type="float">
            <text:p>0.173273017455864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 [.D43] - ([.D16]+[.D25])" office:value-type="float" office:value="4.40113464337895" calcext:value-type="float">
            <text:p>4.4011346433789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/>
          <table:table-cell table:style-name="ce28" table:number-columns-repeated="16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Side B (loaded) (Lever arm)</text:p>
          </table:table-cell>
          <table:table-cell table:style-name="ce21" table:formula="of:=[.D45]/25.4" office:value-type="float" office:value="1.1522367299804" calcext:value-type="float">
            <text:p>1.1522367299804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 SQRT([.D42]^2 + [.D44]^2 - 2*[.D42]*[.D44] * COS(RADIANS([.D39])))" office:value-type="float" office:value="29.2668129415022" calcext:value-type="float">
            <text:p>29.266812941502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4">b = √[a² + c² – 2ac * cos(β</text:span>)] </text:p>
          </table:table-cell>
          <table:table-cell/>
          <table:table-cell table:style-name="ce28" table:number-columns-repeated="16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Spring Angle (loaded)</text:p>
          </table:table-cell>
          <table:table-cell table:style-name="ce21" table:formula="of:=[.D46]" office:value-type="float" office:value="6.73625490592434" calcext:value-type="float">
            <text:p>6.73625490592434</text:p>
          </table:table-cell>
          <table:table-cell table:style-name="ce28" office:value-type="string" calcext:value-type="string">
            <text:p>deg</text:p>
          </table:table-cell>
          <table:table-cell table:style-name="ce21" table:formula="of:= DEGREES(ACOS(([.D42]^2 + [.D45]^2 - [.D44]^2)/(2*[.D42]*[.D45])))" office:value-type="float" office:value="6.73625490592434" calcext:value-type="float">
            <text:p>6.73625490592434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γ = arccos [(a² + b² – c²) / (2ab)] </text:p>
          </table:table-cell>
          <table:table-cell/>
          <table:table-cell table:style-name="ce28" table:number-columns-repeated="16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/>
          <table:table-cell table:style-name="ce23"/>
          <table:table-cell table:style-name="ce119"/>
          <table:table-cell table:style-name="ce23"/>
          <table:table-cell table:number-columns-repeated="3"/>
          <table:table-cell table:style-name="ce28" table:number-columns-repeated="16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97" office:value-type="string" calcext:value-type="string">
            <text:p>Active slider position data</text:p>
          </table:table-cell>
          <table:table-cell table:style-name="ce23"/>
          <table:table-cell table:style-name="ce28"/>
          <table:table-cell table:style-name="ce23"/>
          <table:table-cell table:number-columns-repeated="2"/>
          <table:table-cell table:style-name="Default" table:number-columns-repeated="15"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Side A (Active)</text:p>
          </table:table-cell>
          <table:table-cell table:style-name="ce21" table:formula="of:=[.D49]/25.4" office:value-type="float" office:value="1.25270881643536" calcext:value-type="float">
            <text:p>1.25270881643536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[.D42]" office:value-type="float" office:value="31.8188039374582" calcext:value-type="float">
            <text:p>31.818803937458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Default" table:number-columns-repeated="15"/>
          <table:table-cell table:style-name="ce28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Side C (Active)</text:p>
          </table:table-cell>
          <table:table-cell table:style-name="ce21" table:formula="of:=[.D50]/25.4" office:value-type="float" office:value="1.35437537966059" calcext:value-type="float">
            <text:p>1.35437537966059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 [.D43] - ([.D15] +[.D25])" office:value-type="float" office:value="34.4011346433789" calcext:value-type="float">
            <text:p>34.401134643378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Default" table:number-columns-repeated="15"/>
          <table:table-cell table:style-name="ce28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Side B (Active lever arm)</text:p>
          </table:table-cell>
          <table:table-cell table:style-name="ce21" table:formula="of:=[.D51]/25.4" office:value-type="float" office:value="1.13148292239275" calcext:value-type="float">
            <text:p>1.13148292239275</text:p>
          </table:table-cell>
          <table:table-cell table:style-name="ce28" office:value-type="string" calcext:value-type="string">
            <text:p>in</text:p>
          </table:table-cell>
          <table:table-cell table:style-name="ce21" table:formula="of:= SQRT([.D49]^2 + [.D50]^2 - 2*[.D49]*[.D50] * COS(RADIANS([.D39])))" office:value-type="float" office:value="28.7396662287759" calcext:value-type="float">
            <text:p>28.739666228775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4">b = √[a² + c² – 2ac * cos(β</text:span>)] </text:p>
          </table:table-cell>
          <table:table-cell table:style-name="Default" table:number-columns-repeated="15"/>
          <table:table-cell table:style-name="ce28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<text:span text:style-name="T4">Angle γ </text:span>(Active spring angle)</text:p>
          </table:table-cell>
          <table:table-cell table:style-name="ce21" table:formula="of:=[.D52]" office:value-type="float" office:value="69.015467683277" calcext:value-type="float">
            <text:p>69.015467683277</text:p>
          </table:table-cell>
          <table:table-cell table:style-name="ce28" office:value-type="string" calcext:value-type="string">
            <text:p>deg</text:p>
          </table:table-cell>
          <table:table-cell table:style-name="ce21" table:formula="of:= DEGREES(ACOS(([.D49]^2 + [.D51]^2 - [.D50]^2)/(2*[.D49]*[.D51])))" office:value-type="float" office:value="69.015467683277" calcext:value-type="float">
            <text:p>69.015467683277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γ = arccos [(a² + b² – c²) / (2ab)] </text:p>
          </table:table-cell>
          <table:table-cell table:style-name="Default" table:number-columns-repeated="15"/>
          <table:table-cell table:style-name="ce28" table:number-columns-repeated="8"/>
          <table:table-cell table:number-columns-repeated="996"/>
        </table:table-row>
        <table:table-row table:style-name="ro1">
          <table:table-cell/>
          <table:table-cell table:style-name="ce23"/>
          <table:table-cell table:style-name="ce119"/>
          <table:table-cell table:style-name="ce23"/>
          <table:table-cell table:number-columns-repeated="2"/>
          <table:table-cell table:style-name="Default" table:number-columns-repeated="15"/>
          <table:table-cell table:style-name="ce28" table:number-columns-repeated="8"/>
          <table:table-cell table:number-columns-repeated="996"/>
        </table:table-row>
        <table:table-row table:style-name="ro1">
          <table:table-cell table:style-name="ce97" office:value-type="string" calcext:value-type="string">
            <text:p>Spring data</text:p>
          </table:table-cell>
          <table:table-cell table:style-name="ce60"/>
          <table:table-cell table:style-name="ce28"/>
          <table:table-cell table:style-name="ce60"/>
          <table:table-cell table:number-columns-repeated="2"/>
          <table:table-cell table:style-name="Default" table:number-columns-repeated="15"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91" office:value-type="string" calcext:value-type="string">
            <text:p>Spring Rate Per 360 Degrees</text:p>
          </table:table-cell>
          <table:table-cell table:style-name="ce21" table:formula="of:=(([.B12] * 10^6 ) * [.B4]^4) / (10.8 * [.B6] * [.B7])" office:value-type="float" office:value="7.59169235005666" calcext:value-type="float">
            <text:p>7.59169235005666</text:p>
          </table:table-cell>
          <table:table-cell table:style-name="ce28" office:value-type="string" calcext:value-type="string">
            <text:p>lb<text:span text:style-name="T11">f</text:span>-in/360deg</text:p>
          </table:table-cell>
          <table:table-cell table:style-name="ce21" table:formula="of:=(([.D12] * 10^6) * [.D4]^4) / (10.8 * [.D7] * [.D6])" office:value-type="float" office:value="857.154228535867" calcext:value-type="float">
            <text:p>857.154228535867</text:p>
          </table:table-cell>
          <table:table-cell office:value-type="string" calcext:value-type="string">
            <text:p>N-mm/360deg</text:p>
          </table:table-cell>
          <table:table-cell office:value-type="string" calcext:value-type="string">
            <text:p><text:span text:style-name="T4">R = (E </text:span><text:span text:style-name="T23">• </text:span><text:span text:style-name="T24">d</text:span><text:span text:style-name="T32">4</text:span><text:span text:style-name="T33">)</text:span><text:span text:style-name="T34"> </text:span><text:span text:style-name="T33">/ (10.8 </text:span><text:span text:style-name="T35">• </text:span><text:span text:style-name="T36">n </text:span><text:span text:style-name="T35">• </text:span><text:span text:style-name="T36">D)</text:span></text:p>
          </table:table-cell>
          <table:table-cell table:style-name="ce28"/>
          <table:table-cell table:style-name="Default" table:number-columns-repeated="4"/>
          <table:table-cell table:style-name="ce28" table:number-columns-repeated="12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91" office:value-type="string" calcext:value-type="string">
            <text:p>Spring Rate Per Degree</text:p>
          </table:table-cell>
          <table:table-cell table:style-name="ce21" table:formula="of:=[.B55] / 360" office:value-type="float" office:value="0.021088034305713" calcext:value-type="float">
            <text:p>0.021088034305713</text:p>
          </table:table-cell>
          <table:table-cell table:style-name="ce28" office:value-type="string" calcext:value-type="string">
            <text:p><text:span text:style-name="T4">lb</text:span><text:span text:style-name="T12">f</text:span>-in/deg</text:p>
          </table:table-cell>
          <table:table-cell table:style-name="ce21" table:formula="of:=[.D55] / 360" office:value-type="float" office:value="2.38098396815519" calcext:value-type="float">
            <text:p>2.38098396815519</text:p>
          </table:table-cell>
          <table:table-cell office:value-type="string" calcext:value-type="string">
            <text:p>N-mm/deg</text:p>
          </table:table-cell>
          <table:table-cell office:value-type="string" calcext:value-type="string">
            <text:p>Rdeg = R / 360°</text:p>
          </table:table-cell>
          <table:table-cell table:style-name="ce60"/>
          <table:table-cell table:style-name="Default" table:number-columns-repeated="4"/>
          <table:table-cell table:style-name="ce60" table:number-columns-repeated="10"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23" table:number-columns-repeated="2"/>
          <table:table-cell table:style-name="ce119"/>
          <table:table-cell table:style-name="ce23"/>
          <table:table-cell table:number-columns-repeated="2"/>
          <table:table-cell table:style-name="ce60" table:number-columns-repeated="15"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97" office:value-type="string" calcext:value-type="string">
            <text:p>Active Spring Data</text:p>
          </table:table-cell>
          <table:table-cell table:style-name="ce23"/>
          <table:table-cell table:style-name="ce119"/>
          <table:table-cell table:style-name="ce23"/>
          <table:table-cell table:number-columns-repeated="2"/>
          <table:table-cell table:style-name="ce60" table:number-columns-repeated="15"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23" office:value-type="string" calcext:value-type="string">
            <text:p>Torque @ Degree Traveled</text:p>
          </table:table-cell>
          <table:table-cell table:style-name="ce21" table:formula="of:=[.B56] * [.B52]" office:value-type="float" office:value="1.45540055012977" calcext:value-type="float">
            <text:p>1.45540055012977</text:p>
          </table:table-cell>
          <table:table-cell table:style-name="ce28" office:value-type="string" calcext:value-type="string">
            <text:p><text:span text:style-name="T4">lb</text:span><text:span text:style-name="T12">f</text:span>-in</text:p>
          </table:table-cell>
          <table:table-cell table:style-name="ce21" table:formula="of:=[.D56] * [.D52]" office:value-type="float" office:value="164.324722108615" calcext:value-type="float">
            <text:p>164.324722108615</text:p>
          </table:table-cell>
          <table:table-cell office:value-type="string" calcext:value-type="string">
            <text:p>N-mm</text:p>
          </table:table-cell>
          <table:table-cell office:value-type="string" calcext:value-type="string">
            <text:p><text:span text:style-name="T4">T = F </text:span><text:span text:style-name="T23">• </text:span><text:span text:style-name="T36">α</text:span></text:p>
          </table:table-cell>
          <table:table-cell table:style-name="ce60" table:number-columns-repeated="15"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23" office:value-type="string" calcext:value-type="string">
            <text:p>Force @ Degree Traveled</text:p>
          </table:table-cell>
          <table:table-cell table:style-name="ce20" table:formula="of:=[.B59] / [.B51]" office:value-type="float" office:value="1.28627708056966" calcext:value-type="float">
            <text:p>1.28627708056966</text:p>
          </table:table-cell>
          <table:table-cell table:style-name="ce78" office:value-type="string" calcext:value-type="string">
            <text:p><text:span text:style-name="T13">lb</text:span><text:span text:style-name="T14">f</text:span></text:p>
          </table:table-cell>
          <table:table-cell table:style-name="ce20" table:formula="of:=[.D59] / [.D51]" office:value-type="float" office:value="5.7176976517592" calcext:value-type="float">
            <text:p>5.71769765175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4">T = (F </text:span><text:span text:style-name="T23">• r)</text:span><text:span text:style-name="T24"> </text:span><text:span text:style-name="T10">=&gt; F = (T / r)  (r = contact point on spring leg to axis of rotation)</text:span></text:p>
          </table:table-cell>
          <table:table-cell table:style-name="ce60" table:number-columns-repeated="15"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23" office:value-type="string" calcext:value-type="string">
            <text:p>Force in X direction</text:p>
          </table:table-cell>
          <table:table-cell table:style-name="ce21" table:formula="of:=[.B60] * SIN(RADIANS(ABS([.B52])))" office:value-type="float" office:value="1.20096750352534" calcext:value-type="float">
            <text:p>1.20096750352534</text:p>
          </table:table-cell>
          <table:table-cell table:style-name="ce28" office:value-type="string" calcext:value-type="string">
            <text:p><text:span text:style-name="T4">lb</text:span><text:span text:style-name="T12">f</text:span></text:p>
          </table:table-cell>
          <table:table-cell table:style-name="ce21" table:formula="of:=[.D60] * SIN(RADIANS(ABS([.D37]-[.D52])))" office:value-type="float" office:value="2.88282897820382" calcext:value-type="float">
            <text:p>2.882828978203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4">Fx = F </text:span><text:span text:style-name="T23">• sin</text:span><text:span text:style-name="T24">(abs(unloaded_spring_angle – </text:span><text:span text:style-name="T10">α))</text:span></text:p>
          </table:table-cell>
          <table:table-cell table:style-name="ce60" table:number-columns-repeated="15"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23" office:value-type="string" calcext:value-type="string">
            <text:p>Force in Y direction</text:p>
          </table:table-cell>
          <table:table-cell table:style-name="ce21" table:formula="of:=[.B60] * COS(RADIANS(ABS([.B52])))" office:value-type="float" office:value="0.460636281110074" calcext:value-type="float">
            <text:p>0.460636281110074</text:p>
          </table:table-cell>
          <table:table-cell table:style-name="ce28" office:value-type="string" calcext:value-type="string">
            <text:p><text:span text:style-name="T4">lb</text:span><text:span text:style-name="T12">f</text:span></text:p>
          </table:table-cell>
          <table:table-cell table:style-name="ce21" table:formula="of:=[.D60] * COS(RADIANS(ABS([.D37]-[.D52])))" office:value-type="float" office:value="4.93774883113357" calcext:value-type="float">
            <text:p>4.937748831133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4">Fy = F </text:span><text:span text:style-name="T23">• cos</text:span><text:span text:style-name="T24">(</text:span><text:span text:style-name="T10">abs(</text:span><text:span text:style-name="T25">unloaded_spring_angle</text:span><text:span text:style-name="T10"> – α))</text:span></text:p>
          </table:table-cell>
          <table:table-cell table:style-name="ce60" table:number-columns-repeated="15"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0" table:number-columns-repeated="4"/>
          <table:table-cell table:number-columns-repeated="991"/>
        </table:table-row>
        <table:table-row table:style-name="ro1">
          <table:table-cell table:style-name="ce119" office:value-type="string" calcext:value-type="string">
            <text:p><text:span text:style-name="T4">Force in Y direction</text:span> with 2x Springs</text:p>
          </table:table-cell>
          <table:table-cell table:style-name="ce26" table:formula="of:=[.B62] * 2" office:value-type="float" office:value="0.921272562220148" calcext:value-type="float">
            <text:p>0.921272562220148</text:p>
          </table:table-cell>
          <table:table-cell table:style-name="ce28" office:value-type="string" calcext:value-type="string">
            <text:p><text:span text:style-name="T1">lb</text:span><text:span text:style-name="T15">f</text:span></text:p>
          </table:table-cell>
          <table:table-cell table:style-name="ce26" table:formula="of:=[.D62] * 2" office:value-type="float" office:value="9.87549766226715" calcext:value-type="float">
            <text:p>9.87549766226715</text:p>
          </table:table-cell>
          <table:table-cell table:style-name="ce28" office:value-type="string" calcext:value-type="string">
            <text:p>N</text:p>
          </table:table-cell>
          <table:table-cell office:value-type="string" calcext:value-type="string">
            <text:p><text:span text:style-name="T4">Fy_total = (Fy </text:span><text:span text:style-name="T23">• 2)</text:span></text:p>
          </table:table-cell>
          <table:table-cell table:style-name="ce28" table:number-columns-repeated="9"/>
          <table:table-cell table:style-name="ce49"/>
          <table:table-cell table:style-name="ce28" table:number-columns-repeated="7"/>
          <table:table-cell table:style-name="ce46" table:number-columns-repeated="4"/>
          <table:table-cell table:style-name="ce28" table:number-columns-repeated="2"/>
          <table:table-cell/>
          <table:table-cell table:style-name="ce60" table:number-columns-repeated="4"/>
          <table:table-cell table:number-columns-repeated="991"/>
        </table:table-row>
        <table:table-row table:style-name="ro1">
          <table:table-cell table:number-columns-repeated="7"/>
          <table:table-cell table:style-name="ce28" table:number-columns-repeated="8"/>
          <table:table-cell table:style-name="ce49"/>
          <table:table-cell table:style-name="ce28" table:number-columns-repeated="7"/>
          <table:table-cell table:style-name="ce46" table:number-columns-repeated="4"/>
          <table:table-cell table:style-name="ce28" table:number-columns-repeated="2"/>
          <table:table-cell/>
          <table:table-cell table:style-name="ce60" table:number-columns-repeated="4"/>
          <table:table-cell table:number-columns-repeated="991"/>
        </table:table-row>
        <table:table-row table:style-name="ro1">
          <table:table-cell table:style-name="ce97" office:value-type="string" calcext:value-type="string">
            <text:p>Device position data</text:p>
          </table:table-cell>
          <table:table-cell table:number-columns-repeated="6"/>
          <table:table-cell table:style-name="ce28" table:number-columns-repeated="8"/>
          <table:table-cell table:style-name="ce49"/>
          <table:table-cell table:style-name="ce28" table:number-columns-repeated="7"/>
          <table:table-cell table:style-name="ce46" table:number-columns-repeated="4"/>
          <table:table-cell table:style-name="ce28" table:number-columns-repeated="2"/>
          <table:table-cell/>
          <table:table-cell table:style-name="ce126" table:number-columns-repeated="2"/>
          <table:table-cell table:style-name="ce121"/>
          <table:table-cell table:style-name="ce60"/>
          <table:table-cell table:number-columns-repeated="991"/>
        </table:table-row>
        <table:table-row table:style-name="ro1">
          <table:table-cell table:style-name="ce91" office:value-type="string" calcext:value-type="string">
            <text:p>Acceleration of Gravity</text:p>
          </table:table-cell>
          <table:table-cell table:style-name="ce18" office:value-type="float" office:value="32.17405" calcext:value-type="float">
            <text:p>32.17405</text:p>
          </table:table-cell>
          <table:table-cell office:value-type="string" calcext:value-type="string">
            <text:p><text:span text:style-name="T4">ft/s</text:span><text:span text:style-name="T10">²</text:span></text:p>
          </table:table-cell>
          <table:table-cell table:style-name="ce21" office:value-type="float" office:value="9.80665" calcext:value-type="float">
            <text:p>9.80665</text:p>
          </table:table-cell>
          <table:table-cell office:value-type="string" calcext:value-type="string">
            <text:p><text:span text:style-name="T4">m/s</text:span><text:span text:style-name="T10">²</text:span></text:p>
          </table:table-cell>
          <table:table-cell office:value-type="string" calcext:value-type="string">
            <text:p>Constant</text:p>
          </table:table-cell>
          <table:table-cell table:style-name="ce28" table:number-columns-repeated="9"/>
          <table:table-cell table:style-name="ce49"/>
          <table:table-cell table:style-name="ce28" table:number-columns-repeated="7"/>
          <table:table-cell table:style-name="ce46" table:number-columns-repeated="4"/>
          <table:table-cell table:style-name="ce28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0"/>
          <table:table-cell table:number-columns-repeated="991"/>
        </table:table-row>
        <table:table-row table:style-name="ro1">
          <table:table-cell table:style-name="ce91" office:value-type="string" calcext:value-type="string">
            <text:p>Projectile Angle</text:p>
          </table:table-cell>
          <table:table-cell table:style-name="ce21" table:formula="of:=[.D67]" office:value-type="float" office:value="39" calcext:value-type="float">
            <text:p>39</text:p>
          </table:table-cell>
          <table:table-cell office:value-type="string" calcext:value-type="string">
            <text:p>deg</text:p>
          </table:table-cell>
          <table:table-cell table:style-name="ce42" office:value-type="float" office:value="39" calcext:value-type="float">
            <text:p>39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From phone sensor</text:p>
          </table:table-cell>
          <table:table-cell table:style-name="ce28" table:number-columns-repeated="9"/>
          <table:table-cell table:style-name="ce49"/>
          <table:table-cell table:style-name="ce28" table:number-columns-repeated="7"/>
          <table:table-cell table:style-name="ce46" table:number-columns-repeated="4"/>
          <table:table-cell table:style-name="ce28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0"/>
          <table:table-cell table:number-columns-repeated="991"/>
        </table:table-row>
        <table:table-row table:style-name="ro1">
          <table:table-cell table:style-name="ce91" office:value-type="string" calcext:value-type="string">
            <text:p>Device Height</text:p>
          </table:table-cell>
          <table:table-cell table:style-name="ce59" table:content-validation-name="val1" office:value-type="float" office:value="0.63" calcext:value-type="float">
            <text:p>0.63</text:p>
          </table:table-cell>
          <table:table-cell office:value-type="string" calcext:value-type="string">
            <text:p>in</text:p>
          </table:table-cell>
          <table:table-cell table:style-name="ce20" table:formula="of:=[.B68] * 0.0254" office:value-type="float" office:value="0.016002" calcext:value-type="float">
            <text:p>0.016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om ToF sensor (Long Range)</text:p>
          </table:table-cell>
          <table:table-cell/>
          <table:table-cell table:style-name="ce28" table:number-columns-repeated="8"/>
          <table:table-cell table:style-name="ce49"/>
          <table:table-cell table:style-name="ce28" table:number-columns-repeated="7"/>
          <table:table-cell table:style-name="ce46" table:number-columns-repeated="4"/>
          <table:table-cell table:style-name="ce28" table:number-columns-repeated="2"/>
          <table:table-cell table:style-name="ce60"/>
          <table:table-cell table:style-name="ce61" table:number-columns-repeated="2"/>
          <table:table-cell table:style-name="ce23"/>
          <table:table-cell table:number-columns-repeated="992"/>
        </table:table-row>
        <table:table-row table:style-name="ro1">
          <table:table-cell table:style-name="ce91" office:value-type="string" calcext:value-type="string">
            <text:p>Projectile Select</text:p>
          </table:table-cell>
          <table:table-cell table:style-name="ce21" table:formula="of:=[.D69]" office:value-type="string" office:string-value="Quarter" calcext:value-type="string">
            <text:p>Quarter</text:p>
          </table:table-cell>
          <table:table-cell office:value-type="string" calcext:value-type="string">
            <text:p>---</text:p>
          </table:table-cell>
          <table:table-cell table:style-name="ce63" table:content-validation-name="val3" office:value-type="string" calcext:value-type="string">
            <text:p>Quart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m user selection</text:p>
          </table:table-cell>
          <table:table-cell/>
          <table:table-cell table:style-name="ce28" table:number-columns-repeated="8"/>
          <table:table-cell table:style-name="ce49"/>
          <table:table-cell table:style-name="ce28" table:number-columns-repeated="7"/>
          <table:table-cell table:style-name="ce46" table:number-columns-repeated="4"/>
          <table:table-cell table:style-name="ce28" table:number-columns-repeated="2"/>
          <table:table-cell table:style-name="ce60"/>
          <table:table-cell table:style-name="ce61" table:number-columns-repeated="2"/>
          <table:table-cell table:style-name="ce23"/>
          <table:table-cell/>
          <table:table-cell table:style-name="ce28"/>
          <table:table-cell table:number-columns-repeated="990"/>
        </table:table-row>
        <table:table-row table:style-name="ro1">
          <table:table-cell table:style-name="ce91" office:value-type="string" calcext:value-type="string">
            <text:p>Projectile Diameter</text:p>
          </table:table-cell>
          <table:table-cell table:style-name="ce21" table:formula="of:=[.D70]/25.4" office:value-type="float" office:value="0.955118110236221" calcext:value-type="float">
            <text:p>0.955118110236221</text:p>
          </table:table-cell>
          <table:table-cell office:value-type="string" calcext:value-type="string">
            <text:p>in</text:p>
          </table:table-cell>
          <table:table-cell table:style-name="ce21" table:formula="of:=VLOOKUP([.D69];[$CoinSpecs.A2:$CoinSpecs.E7];4;0)" office:value-type="float" office:value="24.26" calcext:value-type="float">
            <text:p>24.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rom user selection</text:p>
          </table:table-cell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style-name="ce60"/>
          <table:table-cell table:style-name="ce61" table:number-columns-repeated="2"/>
          <table:table-cell table:style-name="ce23"/>
          <table:table-cell/>
          <table:table-cell table:style-name="ce28"/>
          <table:table-cell table:number-columns-repeated="990"/>
        </table:table-row>
        <table:table-row table:style-name="ro1">
          <table:table-cell table:style-name="ce91" office:value-type="string" calcext:value-type="string">
            <text:p>Projectile Offset</text:p>
          </table:table-cell>
          <table:table-cell table:style-name="ce21" table:formula="of:=[.D71]/25.4" office:value-type="float" office:value="0.675370492582112" calcext:value-type="float">
            <text:p>0.675370492582112</text:p>
          </table:table-cell>
          <table:table-cell office:value-type="string" calcext:value-type="string">
            <text:p>in</text:p>
          </table:table-cell>
          <table:table-cell table:style-name="ce21" table:formula="of:= (([.D70]/2) * SIN(RADIANS(90)) / SIN(RADIANS(45)))" office:value-type="float" office:value="17.1544105115856" calcext:value-type="float">
            <text:p>17.1544105115856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<text:span text:style-name="T4">c = a </text:span><text:span text:style-name="T23">•</text:span><text:span text:style-name="T24"> sin(γ) / sin(α), a = ( coin diameter / 2 ), Coin pocket: y = 90°, α = 45°</text:span></text:p>
          </table:table-cell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style-name="ce60"/>
          <table:table-cell table:style-name="ce61" table:number-columns-repeated="2"/>
          <table:table-cell table:style-name="ce23"/>
          <table:table-cell/>
          <table:table-cell table:style-name="ce28"/>
          <table:table-cell table:number-columns-repeated="990"/>
        </table:table-row>
        <table:table-row table:style-name="ro1">
          <table:table-cell table:style-name="ce91" office:value-type="string" calcext:value-type="string">
            <text:p>Sensor Face to Projectile Center</text:p>
          </table:table-cell>
          <table:table-cell table:style-name="ce21" table:formula="of:=[.D72]/25.4" office:value-type="float" office:value="2.89977994140101" calcext:value-type="float">
            <text:p>2.89977994140101</text:p>
          </table:table-cell>
          <table:table-cell office:value-type="string" calcext:value-type="string">
            <text:p>in</text:p>
          </table:table-cell>
          <table:table-cell table:style-name="ce21" table:formula="of:= [.D16] +[.D71] + [.D26]" office:value-type="float" office:value="73.6544105115856" calcext:value-type="float">
            <text:p>73.6544105115856</text:p>
          </table:table-cell>
          <table:table-cell office:value-type="string" calcext:value-type="string">
            <text:p>mm</text:p>
          </table:table-cell>
          <table:table-cell table:style-name="ce53"/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style-name="ce60"/>
          <table:table-cell table:style-name="ce61" table:number-columns-repeated="2"/>
          <table:table-cell table:style-name="ce23"/>
          <table:table-cell/>
          <table:table-cell table:style-name="ce28"/>
          <table:table-cell table:number-columns-repeated="990"/>
        </table:table-row>
        <table:table-row table:style-name="ro1">
          <table:table-cell table:style-name="ce91" office:value-type="string" calcext:value-type="string">
            <text:p>Height Offset at Angle</text:p>
          </table:table-cell>
          <table:table-cell table:style-name="ce21" table:formula="of:=[.D73]/25.4" office:value-type="float" office:value="1.82489064668096" calcext:value-type="float">
            <text:p>1.82489064668096</text:p>
          </table:table-cell>
          <table:table-cell office:value-type="string" calcext:value-type="string">
            <text:p>in</text:p>
          </table:table-cell>
          <table:table-cell table:style-name="ce21" table:formula="of:= [.D72] * SIN(RADIANS([.D67]))" office:value-type="float" office:value="46.3522224256963" calcext:value-type="float">
            <text:p>46.3522224256963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a = c * sin(ά)</text:p>
          </table:table-cell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style-name="ce60"/>
          <table:table-cell table:style-name="ce61" table:number-columns-repeated="2"/>
          <table:table-cell table:style-name="ce23"/>
          <table:table-cell/>
          <table:table-cell table:style-name="ce28"/>
          <table:table-cell table:number-columns-repeated="990"/>
        </table:table-row>
        <table:table-row table:style-name="ro1">
          <table:table-cell table:style-name="ce91" office:value-type="string" calcext:value-type="string">
            <text:p>Height Total</text:p>
          </table:table-cell>
          <table:table-cell table:style-name="ce21" table:formula="of:=[.D74] * 39.37" office:value-type="float" office:value="2.45488573689966" calcext:value-type="float">
            <text:p>2.45488573689966</text:p>
          </table:table-cell>
          <table:table-cell office:value-type="string" calcext:value-type="string">
            <text:p>in</text:p>
          </table:table-cell>
          <table:table-cell table:style-name="ce21" table:formula="of:=[.D68] + [.D73]/1000" office:value-type="float" office:value="0.0623542224256963" calcext:value-type="float">
            <text:p>0.0623542224256963</text:p>
          </table:table-cell>
          <table:table-cell office:value-type="string" calcext:value-type="string">
            <text:p>m</text:p>
          </table:table-cell>
          <table:table-cell table:style-name="ce53" office:value-type="string" calcext:value-type="string">
            <text:p>Total height</text:p>
          </table:table-cell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style-name="ce60"/>
          <table:table-cell table:style-name="ce61" table:number-columns-repeated="2"/>
          <table:table-cell table:style-name="ce23"/>
          <table:table-cell/>
          <table:table-cell table:style-name="ce28"/>
          <table:table-cell table:number-columns-repeated="990"/>
        </table:table-row>
        <table:table-row table:style-name="ro1">
          <table:table-cell table:style-name="ce91" office:value-type="string" calcext:value-type="string">
            <text:p>Projectile weight</text:p>
          </table:table-cell>
          <table:table-cell table:style-name="ce21" table:formula="of:=[.D75] * 0.00220462" office:value-type="float" office:value="0.0125001954" calcext:value-type="float">
            <text:p>0.0125001954</text:p>
          </table:table-cell>
          <table:table-cell office:value-type="string" calcext:value-type="string">
            <text:p>lb</text:p>
          </table:table-cell>
          <table:table-cell table:style-name="ce21" table:formula="of:=VLOOKUP([.D69];[$CoinSpecs.A2:$CoinSpecs.E7];3;0)" office:value-type="float" office:value="5.67" calcext:value-type="float">
            <text:p>5.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ight of projectile</text:p>
          </table:table-cell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style-name="ce60"/>
          <table:table-cell table:style-name="ce61" table:number-columns-repeated="2"/>
          <table:table-cell table:style-name="ce23"/>
          <table:table-cell/>
          <table:table-cell table:style-name="ce28"/>
          <table:table-cell table:number-columns-repeated="990"/>
        </table:table-row>
        <table:table-row table:style-name="ro1">
          <table:table-cell table:style-name="ce91" office:value-type="string" calcext:value-type="string">
            <text:p>Slider weight</text:p>
          </table:table-cell>
          <table:table-cell table:style-name="ce21" table:formula="of:=[.D76] * 0.00220462" office:value-type="float" office:value="0.0088625724" calcext:value-type="float">
            <text:p>0.0088625724</text:p>
          </table:table-cell>
          <table:table-cell office:value-type="string" calcext:value-type="string">
            <text:p>lb</text:p>
          </table:table-cell>
          <table:table-cell table:style-name="ce42" office:value-type="float" office:value="4.02" calcext:value-type="float">
            <text:p>4.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ight of carrier (from Prusa slicer)</text:p>
          </table:table-cell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style-name="ce60"/>
          <table:table-cell table:style-name="ce61" table:number-columns-repeated="2"/>
          <table:table-cell table:style-name="ce23"/>
          <table:table-cell/>
          <table:table-cell table:style-name="ce28"/>
          <table:table-cell table:number-columns-repeated="990"/>
        </table:table-row>
        <table:table-row table:style-name="ro1">
          <table:table-cell table:style-name="ce91" office:value-type="string" calcext:value-type="string">
            <text:p>Weight total</text:p>
          </table:table-cell>
          <table:table-cell table:style-name="ce21" table:formula="of:=[.B75]+[.B76]" office:value-type="float" office:value="0.0213627678" calcext:value-type="float">
            <text:p>0.0213627678</text:p>
          </table:table-cell>
          <table:table-cell office:value-type="string" calcext:value-type="string">
            <text:p>lb</text:p>
          </table:table-cell>
          <table:table-cell table:style-name="ce20" table:formula="of:=[.D75]+[.D76]" office:value-type="float" office:value="9.69" calcext:value-type="float">
            <text:p>9.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tal weight</text:p>
          </table:table-cell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style-name="ce60"/>
          <table:table-cell table:style-name="ce61" table:number-columns-repeated="2"/>
          <table:table-cell table:style-name="ce23"/>
          <table:table-cell/>
          <table:table-cell table:style-name="ce28"/>
          <table:table-cell table:number-columns-repeated="990"/>
        </table:table-row>
        <table:table-row table:style-name="ro1">
          <table:table-cell table:style-name="ce91" office:value-type="string" calcext:value-type="string">
            <text:p>Efficiency</text:p>
          </table:table-cell>
          <table:table-cell table:style-name="ce21" table:formula="of:=[.D78]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fficiency of device</text:p>
          </table:table-cell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1" table:number-columns-repeated="2"/>
          <table:table-cell table:style-name="ce23"/>
          <table:table-cell/>
          <table:table-cell table:style-name="ce28"/>
          <table:table-cell table:number-columns-repeated="990"/>
        </table:table-row>
        <table:table-row table:style-name="ro1">
          <table:table-cell table:style-name="ce91" office:value-type="string" calcext:value-type="string">
            <text:p>Coefficient of friction</text:p>
          </table:table-cell>
          <table:table-cell table:style-name="ce21" table:formula="of:=[.D79]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96" office:value-type="string" calcext:value-type="string">
            <text:p>μ</text:p>
          </table:table-cell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0" table:number-columns-repeated="2"/>
          <table:table-cell table:number-columns-repeated="2"/>
          <table:table-cell table:style-name="ce28"/>
          <table:table-cell table:number-columns-repeated="990"/>
        </table:table-row>
        <table:table-row table:style-name="ro1">
          <table:table-cell/>
          <table:table-cell table:style-name="Default" table:number-columns-repeated="5"/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1" table:number-columns-repeated="2"/>
          <table:table-cell table:style-name="ce121" table:number-columns-repeated="2"/>
          <table:table-cell table:style-name="ce23"/>
          <table:table-cell table:style-name="ce60"/>
          <table:table-cell table:number-columns-repeated="989"/>
        </table:table-row>
        <table:table-row table:style-name="ro1">
          <table:table-cell/>
          <table:table-cell table:style-name="ce60" table:number-columns-repeated="2"/>
          <table:table-cell table:style-name="ce28"/>
          <table:table-cell table:style-name="ce60"/>
          <table:table-cell/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1" table:number-columns-repeated="4"/>
          <table:table-cell table:style-name="ce23"/>
          <table:table-cell table:number-columns-repeated="990"/>
        </table:table-row>
        <table:table-row table:style-name="ro1">
          <table:table-cell table:style-name="ce111" office:value-type="string" calcext:value-type="string">
            <text:p>Triangle Angle Formulas</text:p>
          </table:table-cell>
          <table:table-cell table:style-name="ce60" table:number-columns-repeated="2"/>
          <table:table-cell table:style-name="ce28"/>
          <table:table-cell/>
          <table:table-cell table:style-name="ce87"/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1" table:number-columns-repeated="4"/>
          <table:table-cell table:style-name="ce23"/>
          <table:table-cell table:number-columns-repeated="990"/>
        </table:table-row>
        <table:table-row table:style-name="ro1">
          <table:table-cell table:style-name="ce111"/>
          <table:table-cell table:style-name="ce28"/>
          <table:table-cell table:style-name="ce121"/>
          <table:table-cell table:style-name="ce61"/>
          <table:table-cell/>
          <table:table-cell table:style-name="ce87"/>
          <table:table-cell table:style-name="ce60" table:number-columns-repeated="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1" table:number-columns-repeated="4"/>
          <table:table-cell table:style-name="ce23"/>
          <table:table-cell table:number-columns-repeated="990"/>
        </table:table-row>
        <table:table-row table:style-name="ro1">
          <table:table-cell table:style-name="ce112" office:value-type="string" calcext:value-type="string">
            <text:p>Find angle with 3 sides</text:p>
          </table:table-cell>
          <table:table-cell table:style-name="ce23"/>
          <table:table-cell table:style-name="ce121"/>
          <table:table-cell table:style-name="ce119"/>
          <table:table-cell/>
          <table:table-cell table:style-name="ce60" table:number-columns-repeated="4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90"/>
        </table:table-row>
        <table:table-row table:style-name="ro1">
          <table:table-cell table:style-name="ce115" office:value-type="string" calcext:value-type="string">
            <text:p>α = arccos [(b² + c² - a²)/(2bc)] </text:p>
          </table:table-cell>
          <table:table-cell table:style-name="ce61"/>
          <table:table-cell table:style-name="ce121"/>
          <table:table-cell table:style-name="ce119"/>
          <table:table-cell table:style-name="ce60" table:number-columns-repeated="5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90"/>
        </table:table-row>
        <table:table-row table:style-name="ro1">
          <table:table-cell table:style-name="ce115" office:value-type="string" calcext:value-type="string">
            <text:p>β = arccos [(a² + c² - b²)/(2ac)] </text:p>
          </table:table-cell>
          <table:table-cell table:style-name="ce110"/>
          <table:table-cell table:style-name="ce121"/>
          <table:table-cell table:style-name="ce119"/>
          <table:table-cell/>
          <table:table-cell table:style-name="ce60"/>
          <table:table-cell/>
          <table:table-cell table:style-name="ce28" table:number-columns-repeated="4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0" table:number-columns-repeated="5"/>
          <table:table-cell table:number-columns-repeated="990"/>
        </table:table-row>
        <table:table-row table:style-name="ro1">
          <table:table-cell table:style-name="ce115" office:value-type="string" calcext:value-type="string">
            <text:p>γ = arccos [(a² + b² - c²)/(2ab)] </text:p>
          </table:table-cell>
          <table:table-cell table:style-name="ce23" table:number-columns-repeated="3"/>
          <table:table-cell/>
          <table:table-cell table:style-name="ce60"/>
          <table:table-cell table:style-name="ce28" table:number-columns-repeated="5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0" table:number-columns-repeated="5"/>
          <table:table-cell table:number-columns-repeated="990"/>
        </table:table-row>
        <table:table-row table:style-name="ro1">
          <table:table-cell table:style-name="ce115"/>
          <table:table-cell table:number-columns-repeated="4"/>
          <table:table-cell table:style-name="ce60"/>
          <table:table-cell/>
          <table:table-cell table:style-name="ce28" table:number-columns-repeated="4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0" table:number-columns-repeated="5"/>
          <table:table-cell table:number-columns-repeated="990"/>
        </table:table-row>
        <table:table-row table:style-name="ro1">
          <table:table-cell table:style-name="ce112" office:value-type="string" calcext:value-type="string">
            <text:p>Find side with 2 sides and 1 angle</text:p>
          </table:table-cell>
          <table:table-cell table:number-columns-repeated="4"/>
          <table:table-cell table:style-name="ce60"/>
          <table:table-cell table:style-name="ce28" table:number-columns-repeated="5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0" table:number-columns-repeated="5"/>
          <table:table-cell table:number-columns-repeated="990"/>
        </table:table-row>
        <table:table-row table:style-name="ro1">
          <table:table-cell table:style-name="ce115" office:value-type="string" calcext:value-type="string">
            <text:p>a = √[b² + c² - 2bc * cos(a)] </text:p>
          </table:table-cell>
          <table:table-cell table:number-columns-repeated="4"/>
          <table:table-cell table:style-name="ce60"/>
          <table:table-cell/>
          <table:table-cell table:style-name="ce28" table:number-columns-repeated="4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0" table:number-columns-repeated="5"/>
          <table:table-cell table:number-columns-repeated="990"/>
        </table:table-row>
        <table:table-row table:style-name="ro1">
          <table:table-cell table:style-name="ce116" office:value-type="string" calcext:value-type="string">
            <text:p>b = √[a² + c² - 2ac * cos(β)] </text:p>
          </table:table-cell>
          <table:table-cell table:style-name="ce60" table:number-columns-repeated="5"/>
          <table:table-cell table:style-name="ce28" table:number-columns-repeated="5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0" table:number-columns-repeated="5"/>
          <table:table-cell table:number-columns-repeated="990"/>
        </table:table-row>
        <table:table-row table:style-name="ro1">
          <table:table-cell table:style-name="ce115" office:value-type="string" calcext:value-type="string">
            <text:p>c = √[a² + b² - 2ab * cos(γ)] </text:p>
          </table:table-cell>
          <table:table-cell table:style-name="ce60" table:number-columns-repeated="5"/>
          <table:table-cell/>
          <table:table-cell table:style-name="ce28" table:number-columns-repeated="4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0" table:number-columns-repeated="5"/>
          <table:table-cell table:number-columns-repeated="990"/>
        </table:table-row>
        <table:table-row table:style-name="ro1">
          <table:table-cell table:style-name="ce116"/>
          <table:table-cell table:style-name="ce60" table:number-columns-repeated="5"/>
          <table:table-cell/>
          <table:table-cell table:style-name="ce28" table:number-columns-repeated="4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/>
          <table:table-cell table:style-name="ce60" table:number-columns-repeated="5"/>
          <table:table-cell table:number-columns-repeated="990"/>
        </table:table-row>
        <table:table-row table:style-name="ro1">
          <table:table-cell table:style-name="ce112" office:value-type="string" calcext:value-type="string">
            <text:p><text:span text:style-name="T8">Find 3</text:span><text:span text:style-name="T9">rd</text:span><text:span text:style-name="T8"> angle with 2 angles</text:span></text:p>
          </table:table-cell>
          <table:table-cell table:style-name="ce60" table:number-columns-repeated="5"/>
          <table:table-cell table:style-name="ce28" table:number-columns-repeated="5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11" office:value-type="string" calcext:value-type="string">
            <text:p>α + β + γ = 180°</text:p>
          </table:table-cell>
          <table:table-cell table:number-columns-repeated="4"/>
          <table:table-cell table:style-name="ce60"/>
          <table:table-cell/>
          <table:table-cell table:style-name="ce28" table:number-columns-repeated="4"/>
          <table:table-cell table:number-columns-repeated="2"/>
          <table:table-cell table:style-name="ce28" table:number-columns-repeated="2"/>
          <table:table-cell table:style-name="ce49"/>
          <table:table-cell table:style-name="ce28" table:number-columns-repeated="4"/>
          <table:table-cell/>
          <table:table-cell table:style-name="ce28" table:number-columns-repeated="2"/>
          <table:table-cell table:style-name="ce46" table:number-columns-repeated="4"/>
          <table:table-cell/>
          <table:table-cell table:style-name="ce28"/>
          <table:table-cell table:number-columns-repeated="996"/>
        </table:table-row>
        <table:table-row table:style-name="ro1">
          <table:table-cell table:style-name="ce11"/>
          <table:table-cell table:number-columns-repeated="4"/>
          <table:table-cell table:style-name="ce60"/>
          <table:table-cell table:number-columns-repeated="1019"/>
        </table:table-row>
        <table:table-row table:style-name="ro1">
          <table:table-cell table:style-name="ce117" office:value-type="string" calcext:value-type="string">
            <text:p>Find side with 1 side and 2 angles</text:p>
          </table:table-cell>
          <table:table-cell table:number-columns-repeated="1024"/>
        </table:table-row>
        <table:table-row table:style-name="ro1">
          <table:table-cell table:style-name="ce118" office:value-type="string" calcext:value-type="string">
            <text:p>a / sin(α) = b / sin(β) = c / sin(γ)</text:p>
          </table:table-cell>
          <table:table-cell table:number-columns-repeated="1024"/>
        </table:table-row>
        <table:table-row table:style-name="ro1">
          <table:table-cell table:number-columns-repeated="1025"/>
        </table:table-row>
        <table:table-row table:style-name="ro1">
          <table:table-cell table:style-name="ce117" office:value-type="string" calcext:value-type="string">
            <text:p>Ballistics Formulas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<text:span text:style-name="T4">m/s</text:span><text:span text:style-name="T10">²</text:span></text:p>
          </table:table-cell>
          <table:table-cell table:style-name="ce28" office:value-type="string" calcext:value-type="string">
            <text:p><text:span text:style-name="T7">a = F / m   =&gt;    </text:span><text:span text:style-name="T16">a =</text:span><text:span text:style-name="T17"> (F</text:span><text:span text:style-name="T16"> </text:span><text:span text:style-name="T18">• cos(</text:span><text:span text:style-name="T19">Θ) – m • g • sin(Θ) – (m • g </text:span><text:span text:style-name="T20">• </text:span><text:span text:style-name="T21">cos(Θ) + F • sin(Θ)) • μ) / m</text:span>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8" office:value-type="string" calcext:value-type="string">
            <text:p>Stored Energy over distance</text:p>
          </table:table-cell>
          <table:table-cell table:style-name="ce28" office:value-type="string" calcext:value-type="string">
            <text:p>N-m or J</text:p>
          </table:table-cell>
          <table:table-cell table:style-name="ce28" office:value-type="string" calcext:value-type="string">
            <text:p>U  = F(x<text:span text:style-name="T11">f</text:span> – x<text:span text:style-name="T11">0</text:span>) Energy accumulated from X0 to Xf  (Xn to Xn+1 in this case since we’re calculating in 1mm steps)</text:p>
          </table:table-cell>
          <table:table-cell table:style-name="ce28"/>
          <table:table-cell table:style-name="ce77" table:number-columns-repeated="2"/>
          <table:table-cell table:style-name="ce28" table:number-columns-repeated="1019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<text:span text:style-name="T4">V</text:span><text:span text:style-name="T12">f</text:span><text:span text:style-name="T22">2</text:span><text:span text:style-name="T4"> = v</text:span><text:span text:style-name="T12">0</text:span><text:span text:style-name="T22">2</text:span><text:span text:style-name="T4"> + 2aΔx = &gt;  V</text:span><text:span text:style-name="T12">f</text:span><text:span text:style-name="T4"> = √(v</text:span><text:span text:style-name="T12">0 +</text:span><text:span text:style-name="T4">2aΔx)  =&gt;  V</text:span><text:span text:style-name="T12">f</text:span><text:span text:style-name="T4"> = √(2 </text:span><text:span text:style-name="T23">• KE</text:span><text:span text:style-name="T24"> / m) =&gt; Vf = </text:span><text:span text:style-name="T10">√</text:span><text:span text:style-name="T25">(2 </text:span><text:span text:style-name="T26">• (KE</text:span><text:span text:style-name="T27"> </text:span><text:span text:style-name="T26">• </text:span><text:span text:style-name="T27">(</text:span><text:span text:style-name="T28">x</text:span><text:span text:style-name="T29">n+1 –</text:span><text:span text:style-name="T27"> </text:span><text:span text:style-name="T28">x</text:span><text:span text:style-name="T29">n</text:span><text:span text:style-name="T27">)) / m)</text:span>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Impact Dista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 = V₀ • cos(α) • [V₀ • sin(α) + √((V₀ • sin(α))² + 2 • g • h)] / g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1048468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TestResults" table:style-name="ta1">
        <table:table-column table:style-name="co25" table:number-columns-repeated="16384" table:default-cell-style-name="ce94"/>
        <table:table-row table:style-name="ro1">
          <table:table-cell table:style-name="ce92" office:value-type="string" calcext:value-type="string">
            <text:p>Height (in)</text:p>
          </table:table-cell>
          <table:table-cell table:style-name="ce93" office:value-type="float" office:value="0.62" calcext:value-type="float">
            <text:p>0.62</text:p>
          </table:table-cell>
          <table:table-cell table:style-name="Default" table:number-columns-repeated="8"/>
          <table:table-cell table:number-columns-repeated="16374"/>
        </table:table-row>
        <table:table-row table:style-name="ro1">
          <table:table-cell table:style-name="ce92" office:value-type="string" calcext:value-type="string">
            <text:p>Angle (deg)</text:p>
          </table:table-cell>
          <table:table-cell table:style-name="ce93" office:value-type="float" office:value="40" calcext:value-type="float">
            <text:p>40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92"/>
          <table:table-cell table:style-name="ce93"/>
          <table:table-cell table:style-name="Default"/>
          <table:table-cell table:number-columns-repeated="16381"/>
        </table:table-row>
        <table:table-row table:style-name="ro1">
          <table:table-cell table:style-name="ce92" office:value-type="string" calcext:value-type="string">
            <text:p>Pos</text:p>
          </table:table-cell>
          <table:table-cell table:style-name="ce92" office:value-type="string" calcext:value-type="string">
            <text:p>SPL1</text:p>
          </table:table-cell>
          <table:table-cell table:style-name="ce92" office:value-type="string" calcext:value-type="string">
            <text:p>SPL2</text:p>
          </table:table-cell>
          <table:table-cell table:style-name="ce92" office:value-type="string" calcext:value-type="string">
            <text:p>SPL3</text:p>
          </table:table-cell>
          <table:table-cell table:style-name="ce92" office:value-type="string" calcext:value-type="string">
            <text:p>SPL4</text:p>
          </table:table-cell>
          <table:table-cell table:style-name="ce92" office:value-type="string" calcext:value-type="string">
            <text:p>SPL5</text:p>
          </table:table-cell>
          <table:table-cell table:number-columns-repeated="16378"/>
        </table:table-row>
        <table:table-row table:style-name="ro1">
          <table:table-cell table:style-name="ce93" office:value-type="float" office:value="45" calcext:value-type="float">
            <text:p>45</text:p>
          </table:table-cell>
          <table:table-cell table:style-name="ce95" office:value-type="float" office:value="0" calcext:value-type="float">
            <text:p>0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93" office:value-type="float" office:value="40" calcext:value-type="float">
            <text:p>40</text:p>
          </table:table-cell>
          <table:table-cell table:style-name="ce95" office:value-type="float" office:value="2.5" calcext:value-type="float">
            <text:p>2.5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93" office:value-type="float" office:value="35" calcext:value-type="float">
            <text:p>35</text:p>
          </table:table-cell>
          <table:table-cell table:style-name="ce95" office:value-type="float" office:value="11.8" calcext:value-type="float">
            <text:p>11.8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93" office:value-type="float" office:value="30" calcext:value-type="float">
            <text:p>30</text:p>
          </table:table-cell>
          <table:table-cell table:style-name="ce95" office:value-type="float" office:value="27" calcext:value-type="float">
            <text:p>27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93" office:value-type="float" office:value="25" calcext:value-type="float">
            <text:p>25</text:p>
          </table:table-cell>
          <table:table-cell table:style-name="ce95" office:value-type="float" office:value="52.5" calcext:value-type="float">
            <text:p>52.5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93" office:value-type="float" office:value="20" calcext:value-type="float">
            <text:p>20</text:p>
          </table:table-cell>
          <table:table-cell table:style-name="ce95" office:value-type="float" office:value="78.5" calcext:value-type="float">
            <text:p>78.5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93" office:value-type="float" office:value="15" calcext:value-type="float">
            <text:p>15</text:p>
          </table:table-cell>
          <table:table-cell table:style-name="ce95" office:value-type="float" office:value="100.5" calcext:value-type="float">
            <text:p>100.5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93" office:value-type="float" office:value="10" calcext:value-type="float">
            <text:p>10</text:p>
          </table:table-cell>
          <table:table-cell table:style-name="ce95" office:value-type="float" office:value="123.5" calcext:value-type="float">
            <text:p>123.5</text:p>
          </table:table-cell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ce46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4">
          <table:table-cell table:number-columns-repeated="2"/>
          <table:table-cell table:style-name="ce46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4">
          <table:table-cell table:number-columns-repeated="2"/>
          <table:table-cell table:style-name="ce46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4">
          <table:table-cell table:number-columns-repeated="2"/>
          <table:table-cell table:style-name="ce46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4">
          <table:table-cell table:number-columns-repeated="2"/>
          <table:table-cell table:style-name="ce46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ce46"/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ce60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rings" table:style-name="ta1">
        <table:table-column table:style-name="co25" table:number-columns-repeated="7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number-columns-repeated="2" table:default-cell-style-name="ce60"/>
        <table:table-column table:style-name="co29" table:default-cell-style-name="ce60"/>
        <table:table-column table:style-name="co25" table:number-columns-repeated="1011" table:default-cell-style-name="ce60"/>
        <table:table-row table:style-name="ro2">
          <table:table-cell table:style-name="ce114" office:value-type="string" calcext:value-type="string">
            <text:p>PN</text:p>
          </table:table-cell>
          <table:table-cell table:style-name="ce114" office:value-type="string" calcext:value-type="string">
            <text:p>Unit Price</text:p>
          </table:table-cell>
          <table:table-cell table:style-name="ce114" office:value-type="string" calcext:value-type="string">
            <text:p>OD (in)</text:p>
          </table:table-cell>
          <table:table-cell table:style-name="ce114" office:value-type="string" calcext:value-type="string">
            <text:p>For Shaft</text:p>
            <text:p>Dia. (in)</text:p>
          </table:table-cell>
          <table:table-cell table:style-name="ce114" office:value-type="string" calcext:value-type="string">
            <text:p>Wire</text:p>
            <text:p>Dia. (in)</text:p>
          </table:table-cell>
          <table:table-cell table:style-name="ce114" office:value-type="string" calcext:value-type="string">
            <text:p>Leg Lg. (in)</text:p>
          </table:table-cell>
          <table:table-cell table:style-name="ce114" office:value-type="string" calcext:value-type="string">
            <text:p>Number</text:p>
            <text:p>of Coils</text:p>
          </table:table-cell>
          <table:table-cell table:style-name="ce114" office:value-type="string" calcext:value-type="string">
            <text:p>Spring Lg. @</text:p>
            <text:p>Max. Torque (in)</text:p>
          </table:table-cell>
          <table:table-cell table:style-name="ce114" office:value-type="string" calcext:value-type="string">
            <text:p>Max. Torque,</text:p>
            <text:p>in.-lbs.</text:p>
          </table:table-cell>
          <table:table-cell table:style-name="ce114" office:value-type="string" calcext:value-type="string">
            <text:p>Material</text:p>
          </table:table-cell>
          <table:table-cell table:style-name="ce114" office:value-type="string" calcext:value-type="string">
            <text:p>Notes</text:p>
          </table:table-cell>
          <table:table-cell table:style-name="ce114" office:value-type="string" calcext:value-type="string">
            <text:p>Purchased</text:p>
          </table:table-cell>
          <table:table-cell table:style-name="ce114" office:value-type="string" calcext:value-type="string">
            <text:p>URL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33</text:p>
          </table:table-cell>
          <table:table-cell table:style-name="ce71" office:value-type="float" office:value="3.61" calcext:value-type="float">
            <text:p>3.61</text:p>
          </table:table-cell>
          <table:table-cell table:style-name="ce149" office:value-type="float" office:value="0.309" calcext:value-type="float">
            <text:p>0.309</text:p>
          </table:table-cell>
          <table:table-cell table:style-name="ce149" office:value-type="float" office:value="0.187" calcext:value-type="float">
            <text:p>0.187</text:p>
          </table:table-cell>
          <table:table-cell table:style-name="ce149" office:value-type="float" office:value="0.04" calcext:value-type="float">
            <text:p>0.04</text:p>
          </table:table-cell>
          <table:table-cell table:style-name="ce149" office:value-type="float" office:value="1.25" calcext:value-type="float">
            <text:p>1.25</text:p>
          </table:table-cell>
          <table:table-cell table:style-name="ce149" office:value-type="float" office:value="3.25" calcext:value-type="float">
            <text:p>3.25</text:p>
          </table:table-cell>
          <table:table-cell table:style-name="ce149" office:value-type="float" office:value="0.22" calcext:value-type="float">
            <text:p>0.22</text:p>
          </table:table-cell>
          <table:table-cell table:style-name="ce149" office:value-type="float" office:value="1.375" calcext:value-type="float">
            <text:p>1.375</text:p>
          </table:table-cell>
          <table:table-cell table:style-name="ce149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33/" xlink:type="simple">https://www.mcmaster.com/9287K33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141</text:p>
          </table:table-cell>
          <table:table-cell table:style-name="ce71" office:value-type="float" office:value="4.19" calcext:value-type="float">
            <text:p>4.19</text:p>
          </table:table-cell>
          <table:table-cell table:style-name="ce149" office:value-type="float" office:value="0.357" calcext:value-type="float">
            <text:p>0.357</text:p>
          </table:table-cell>
          <table:table-cell table:style-name="ce149" office:value-type="float" office:value="0.203" calcext:value-type="float">
            <text:p>0.203</text:p>
          </table:table-cell>
          <table:table-cell table:style-name="ce149" office:value-type="float" office:value="0.045" calcext:value-type="float">
            <text:p>0.045</text:p>
          </table:table-cell>
          <table:table-cell table:style-name="ce149" office:value-type="float" office:value="1.25" calcext:value-type="float">
            <text:p>1.25</text:p>
          </table:table-cell>
          <table:table-cell table:style-name="ce149" office:value-type="float" office:value="3.25" calcext:value-type="float">
            <text:p>3.25</text:p>
          </table:table-cell>
          <table:table-cell table:style-name="ce149" office:value-type="float" office:value="0.259" calcext:value-type="float">
            <text:p>0.259</text:p>
          </table:table-cell>
          <table:table-cell table:style-name="ce149" office:value-type="float" office:value="2" calcext:value-type="float">
            <text:p>2</text:p>
          </table:table-cell>
          <table:table-cell table:style-name="ce149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141/" xlink:type="simple">https://www.mcmaster.com/9287K141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83</text:p>
          </table:table-cell>
          <table:table-cell table:style-name="ce72" office:value-type="float" office:value="4.4" calcext:value-type="float">
            <text:p>4.40</text:p>
          </table:table-cell>
          <table:table-cell table:style-name="ce149" office:value-type="float" office:value="0.375" calcext:value-type="float">
            <text:p>0.375</text:p>
          </table:table-cell>
          <table:table-cell table:style-name="ce149" office:value-type="float" office:value="0.218" calcext:value-type="float">
            <text:p>0.218</text:p>
          </table:table-cell>
          <table:table-cell table:style-name="ce149" office:value-type="float" office:value="0.048" calcext:value-type="float">
            <text:p>0.048</text:p>
          </table:table-cell>
          <table:table-cell table:style-name="ce149" office:value-type="float" office:value="1.25" calcext:value-type="float">
            <text:p>1.25</text:p>
          </table:table-cell>
          <table:table-cell table:style-name="ce149" office:value-type="float" office:value="3.25" calcext:value-type="float">
            <text:p>3.25</text:p>
          </table:table-cell>
          <table:table-cell table:style-name="ce149" office:value-type="float" office:value="0.264" calcext:value-type="float">
            <text:p>0.264</text:p>
          </table:table-cell>
          <table:table-cell table:style-name="ce149" office:value-type="float" office:value="2.5" calcext:value-type="float">
            <text:p>2.5</text:p>
          </table:table-cell>
          <table:table-cell table:style-name="ce149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83/" xlink:type="simple">https://www.mcmaster.com/9287K83/</text:a></text:p>
          </table:table-cell>
          <table:table-cell table:style-name="ce72" table:number-columns-repeated="1011"/>
        </table:table-row>
        <table:table-row table:style-name="ro2">
          <table:table-cell table:style-name="ce69" office:value-type="string" calcext:value-type="string">
            <text:p>9287K155</text:p>
          </table:table-cell>
          <table:table-cell table:style-name="ce72" office:value-type="float" office:value="4.69" calcext:value-type="float">
            <text:p>4.69</text:p>
          </table:table-cell>
          <table:table-cell table:style-name="ce149" office:value-type="float" office:value="0.408" calcext:value-type="float">
            <text:p>0.408</text:p>
          </table:table-cell>
          <table:table-cell table:style-name="ce149" office:value-type="float" office:value="0.234" calcext:value-type="float">
            <text:p>0.234</text:p>
          </table:table-cell>
          <table:table-cell table:style-name="ce149" office:value-type="float" office:value="0.051" calcext:value-type="float">
            <text:p>0.05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2.25" calcext:value-type="float">
            <text:p>2.25</text:p>
          </table:table-cell>
          <table:table-cell table:style-name="ce149" office:value-type="float" office:value="0.293" calcext:value-type="float">
            <text:p>0.293</text:p>
          </table:table-cell>
          <table:table-cell table:style-name="ce149" office:value-type="float" office:value="2.9" calcext:value-type="float">
            <text:p>2.9</text:p>
          </table:table-cell>
          <table:table-cell table:style-name="ce149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155/" xlink:type="simple">https://www.mcmaster.com/9287K155/</text:a></text:p>
          </table:table-cell>
          <table:table-cell table:style-name="ce72"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pecs" table:style-name="ta1">
        <table:table-column table:style-name="co30" table:number-columns-repeated="5" table:default-cell-style-name="ce25"/>
        <table:table-column table:style-name="co31" table:default-cell-style-name="ce25"/>
        <table:table-column table:style-name="co32" table:default-cell-style-name="ce25"/>
        <table:table-column table:style-name="co30" table:default-cell-style-name="ce25"/>
        <table:table-column table:style-name="co33" table:default-cell-style-name="ce25"/>
        <table:table-column table:style-name="co25" table:default-cell-style-name="ce25"/>
        <table:table-column table:style-name="co34" table:default-cell-style-name="ce25"/>
        <table:table-column table:style-name="co25" table:number-columns-repeated="1013" table:default-cell-style-name="ce25"/>
        <table:table-row table:style-name="ro3">
          <table:table-cell table:style-name="ce135" office:value-type="string" calcext:value-type="string">
            <text:p>Material</text:p>
          </table:table-cell>
          <table:table-cell table:style-name="ce135" office:value-type="string" calcext:value-type="string">
            <text:p>Commercially Available Specification</text:p>
          </table:table-cell>
          <table:table-cell table:style-name="ce135" office:value-type="string" calcext:value-type="string">
            <text:p>Nominal Chemistry</text:p>
          </table:table-cell>
          <table:table-cell table:style-name="ce135" office:value-type="string" calcext:value-type="string">
            <text:p>Density (lb/in3)</text:p>
          </table:table-cell>
          <table:table-cell table:style-name="ce135" office:value-type="string" calcext:value-type="string">
            <text:p>Minimum Tensile Strength</text:p>
            <text:p>(psi x 10^3)</text:p>
          </table:table-cell>
          <table:table-cell table:style-name="ce135" office:value-type="string" calcext:value-type="string">
            <text:p>Modulus of Elasticity (E)</text:p>
            <text:p>(psi x 10^6)</text:p>
          </table:table-cell>
          <table:table-cell table:style-name="ce135" office:value-type="string" calcext:value-type="string">
            <text:p>Modulus in Torsion (G)</text:p>
            <text:p>(psi x 10^6)</text:p>
          </table:table-cell>
          <table:table-cell table:style-name="ce135" office:value-type="string" calcext:value-type="string">
            <text:p>Maximum Operating Temperature</text:p>
          </table:table-cell>
          <table:table-cell table:style-name="ce135" office:value-type="string" calcext:value-type="string">
            <text:p>Method of Manufacture / Primary Use</text:p>
          </table:table-cell>
          <table:table-cell table:number-columns-repeated="1015"/>
        </table:table-row>
        <table:table-row table:style-name="ro2">
          <table:table-cell table:style-name="ce149" office:value-type="string" calcext:value-type="string">
            <text:p>Music Wire</text:p>
          </table:table-cell>
          <table:table-cell table:style-name="ce149" office:value-type="string" calcext:value-type="string">
            <text:p>ASTM A228</text:p>
          </table:table-cell>
          <table:table-cell table:style-name="ce149" office:value-type="string" calcext:value-type="string">
            <text:p>C   0.70 - 1.00%</text:p>
            <text:p>Mn 0.20 - 0.60%</text:p>
          </table:table-cell>
          <table:table-cell table:style-name="ce149" office:value-type="float" office:value="0.284" calcext:value-type="float">
            <text:p>0.284</text:p>
          </table:table-cell>
          <table:table-cell table:style-name="ce149" office:value-type="string" calcext:value-type="string">
            <text:p>230 - 399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11.5" calcext:value-type="float">
            <text:p>11.5</text:p>
          </table:table-cell>
          <table:table-cell table:style-name="ce149" office:value-type="string" calcext:value-type="string">
            <text:p>250 °F</text:p>
          </table:table-cell>
          <table:table-cell table:style-name="ce149" office:value-type="string" calcext:value-type="string">
            <text:p>Highest quality cold drawn, high carbon wire. Good surface finish.</text:p>
          </table:table-cell>
          <table:table-cell/>
          <table:table-cell table:style-name="ce149" office:value-type="string" calcext:value-type="string">
            <text:p>Modulus (G) is12 (up to 0.100")</text:p>
            <text:p>11.5 (over 0.100")</text:p>
          </table:table-cell>
          <table:table-cell table:number-columns-repeated="1013"/>
        </table:table-row>
        <table:table-row table:style-name="ro2">
          <table:table-cell table:style-name="ce149" office:value-type="string" calcext:value-type="string">
            <text:p>Hard Drawn MB</text:p>
          </table:table-cell>
          <table:table-cell table:style-name="ce149" office:value-type="string" calcext:value-type="string">
            <text:p>ASTM A227</text:p>
          </table:table-cell>
          <table:table-cell table:style-name="ce149" office:value-type="string" calcext:value-type="string">
            <text:p>C   0.45 - 0.85%</text:p>
            <text:p>Mn 0.60 - 1.30%</text:p>
          </table:table-cell>
          <table:table-cell table:style-name="ce149" office:value-type="float" office:value="0.284" calcext:value-type="float">
            <text:p>0.284</text:p>
          </table:table-cell>
          <table:table-cell table:style-name="ce149" office:value-type="string" calcext:value-type="string">
            <text:p>Class I: 147 - 283</text:p>
            <text:p>Class II: 171 - 324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11.5" calcext:value-type="float">
            <text:p>11.5</text:p>
          </table:table-cell>
          <table:table-cell table:style-name="ce149" office:value-type="string" calcext:value-type="string">
            <text:p>250 °F</text:p>
          </table:table-cell>
          <table:table-cell table:style-name="ce149" office:value-type="string" calcext:value-type="string">
            <text:p>Cold drawn. Average stress applications. Can be readily electroplated.</text:p>
          </table:table-cell>
          <table:table-cell table:number-columns-repeated="1015"/>
        </table:table-row>
        <table:table-row table:style-name="ro2">
          <table:table-cell table:style-name="ce149" office:value-type="string" calcext:value-type="string">
            <text:p>Oil Tempered MB</text:p>
          </table:table-cell>
          <table:table-cell table:style-name="ce149" office:value-type="string" calcext:value-type="string">
            <text:p>ASTM A229</text:p>
          </table:table-cell>
          <table:table-cell table:style-name="ce149" office:value-type="string" calcext:value-type="string">
            <text:p>C   0.55 - 0.85%</text:p>
            <text:p>Mn 0.60 - 1.20%</text:p>
          </table:table-cell>
          <table:table-cell table:style-name="ce149" office:value-type="float" office:value="0.284" calcext:value-type="float">
            <text:p>0.284</text:p>
          </table:table-cell>
          <table:table-cell table:style-name="ce149" office:value-type="string" calcext:value-type="string">
            <text:p>Class I: 165 - 293</text:p>
            <text:p>Class II: 191 - 324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11.5" calcext:value-type="float">
            <text:p>11.5</text:p>
          </table:table-cell>
          <table:table-cell table:style-name="ce149" office:value-type="string" calcext:value-type="string">
            <text:p>250 °F</text:p>
          </table:table-cell>
          <table:table-cell table:style-name="ce149" office:value-type="string" calcext:value-type="string">
            <text:p>Cold drawn and heat treated before fabrication. Slight scale on surface. General purpose spring wire.</text:p>
          </table:table-cell>
          <table:table-cell table:number-columns-repeated="1015"/>
        </table:table-row>
        <table:table-row table:style-name="ro4">
          <table:table-cell table:style-name="ce149" office:value-type="string" calcext:value-type="string">
            <text:p>Oil Tempered Chrome Silicon</text:p>
          </table:table-cell>
          <table:table-cell table:style-name="ce149" office:value-type="string" calcext:value-type="string">
            <text:p>ASTM A401</text:p>
          </table:table-cell>
          <table:table-cell table:style-name="ce149" office:value-type="string" calcext:value-type="string">
            <text:p>C   0.51 - 0.59%</text:p>
            <text:p>Cr  0.60 - 0.80%</text:p>
            <text:p>Si  1.20 - 1.60%</text:p>
          </table:table-cell>
          <table:table-cell table:style-name="ce149" office:value-type="float" office:value="0.284" calcext:value-type="float">
            <text:p>0.284</text:p>
          </table:table-cell>
          <table:table-cell table:style-name="ce149" office:value-type="string" calcext:value-type="string">
            <text:p>235 - 300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11.5" calcext:value-type="float">
            <text:p>11.5</text:p>
          </table:table-cell>
          <table:table-cell table:style-name="ce149" office:value-type="string" calcext:value-type="string">
            <text:p>475 °F</text:p>
          </table:table-cell>
          <table:table-cell table:style-name="ce149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5">
          <table:table-cell table:style-name="ce149" office:value-type="string" calcext:value-type="string">
            <text:p>Oil Tempered Chrome Vanadium</text:p>
          </table:table-cell>
          <table:table-cell table:style-name="ce149" office:value-type="string" calcext:value-type="string">
            <text:p>ASTM A231</text:p>
          </table:table-cell>
          <table:table-cell table:style-name="ce149" office:value-type="string" calcext:value-type="string">
            <text:p>C   0.48 - 0.53%</text:p>
            <text:p>Mn 0.70 - 0.90%</text:p>
            <text:p>Cr  0.80 - 1.10%</text:p>
            <text:p>V     0.15 Min %</text:p>
          </table:table-cell>
          <table:table-cell table:style-name="ce149" office:value-type="float" office:value="0.284" calcext:value-type="float">
            <text:p>0.284</text:p>
          </table:table-cell>
          <table:table-cell table:style-name="ce149" office:value-type="string" calcext:value-type="string">
            <text:p> 190 - 300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11.5" calcext:value-type="float">
            <text:p>11.5</text:p>
          </table:table-cell>
          <table:table-cell table:style-name="ce149" office:value-type="string" calcext:value-type="string">
            <text:p>425 °F</text:p>
          </table:table-cell>
          <table:table-cell table:style-name="ce149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2">
          <table:table-cell table:style-name="ce149" office:value-type="string" calcext:value-type="string">
            <text:p>Stainless Steel 302/304</text:p>
          </table:table-cell>
          <table:table-cell table:style-name="ce149" office:value-type="string" calcext:value-type="string">
            <text:p>ASTM A313</text:p>
          </table:table-cell>
          <table:table-cell table:style-name="ce149" office:value-type="string" calcext:value-type="string">
            <text:p>Cr  17.0 - 19.0%</text:p>
            <text:p>Ni    8.0 - 10.0%</text:p>
          </table:table-cell>
          <table:table-cell table:style-name="ce149" office:value-type="float" office:value="0.286" calcext:value-type="float">
            <text:p>0.286</text:p>
          </table:table-cell>
          <table:table-cell table:style-name="ce149" office:value-type="string" calcext:value-type="string">
            <text:p>125 - 325</text:p>
          </table:table-cell>
          <table:table-cell table:style-name="ce149" office:value-type="float" office:value="28" calcext:value-type="float">
            <text:p>28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string" calcext:value-type="string">
            <text:p>550 °F</text:p>
          </table:table-cell>
          <table:table-cell table:style-name="ce149" office:value-type="string" calcext:value-type="string">
            <text:p>Cold drawn general purpose corrosion and heat resistant.</text:p>
          </table:table-cell>
          <table:table-cell table:number-columns-repeated="1015"/>
        </table:table-row>
        <table:table-row table:style-name="ro4">
          <table:table-cell table:style-name="ce149" office:value-type="string" calcext:value-type="string">
            <text:p>Stainless Steel 316</text:p>
          </table:table-cell>
          <table:table-cell table:style-name="ce149" office:value-type="string" calcext:value-type="string">
            <text:p>ASTM A313</text:p>
          </table:table-cell>
          <table:table-cell table:style-name="ce149" office:value-type="string" calcext:value-type="string">
            <text:p>Cr  16.0 - 18.0%</text:p>
            <text:p>Ni  10.0 - 14.0%</text:p>
            <text:p>M     2.0 - 3.0%</text:p>
          </table:table-cell>
          <table:table-cell table:style-name="ce149" office:value-type="float" office:value="0.286" calcext:value-type="float">
            <text:p>0.286</text:p>
          </table:table-cell>
          <table:table-cell table:style-name="ce149" office:value-type="string" calcext:value-type="string">
            <text:p>110 - 245</text:p>
          </table:table-cell>
          <table:table-cell table:style-name="ce149" office:value-type="float" office:value="28" calcext:value-type="float">
            <text:p>28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string" calcext:value-type="string">
            <text:p>550 °F</text:p>
          </table:table-cell>
          <table:table-cell table:style-name="ce149" office:value-type="string" calcext:value-type="string">
            <text:p>Cold drawn. Heat resistant and better corrosion resistance than 302.</text:p>
          </table:table-cell>
          <table:table-cell table:number-columns-repeated="1015"/>
        </table:table-row>
        <table:table-row table:style-name="ro4">
          <table:table-cell table:style-name="ce149" office:value-type="string" calcext:value-type="string">
            <text:p>Stainless Steel 17-7 PH</text:p>
          </table:table-cell>
          <table:table-cell table:style-name="ce149" office:value-type="string" calcext:value-type="string">
            <text:p>AMS 5678</text:p>
          </table:table-cell>
          <table:table-cell table:style-name="ce149" office:value-type="string" calcext:value-type="string">
            <text:p>Cr  16.0 - 18.0%</text:p>
            <text:p>Ni      6.5 - 7.5%</text:p>
            <text:p>Mo   0.75 - 1.5%</text:p>
          </table:table-cell>
          <table:table-cell table:style-name="ce149" office:value-type="float" office:value="0.282" calcext:value-type="float">
            <text:p>0.282</text:p>
          </table:table-cell>
          <table:table-cell table:style-name="ce149" office:value-type="string" calcext:value-type="string">
            <text:p>235 - 335</text:p>
          </table:table-cell>
          <table:table-cell table:style-name="ce149" office:value-type="float" office:value="29.5" calcext:value-type="float">
            <text:p>29.5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string" calcext:value-type="string">
            <text:p>650 °F</text:p>
          </table:table-cell>
          <table:table-cell table:style-name="ce149" office:value-type="string" calcext:value-type="string">
            <text:p>Cold drawn and precipitation hardened after fabrication. High strength and general purpose corrosion resistance.</text:p>
          </table:table-cell>
          <table:table-cell table:number-columns-repeated="1015"/>
        </table:table-row>
        <table:table-row table:style-name="ro2">
          <table:table-cell table:style-name="ce149" office:value-type="string" calcext:value-type="string">
            <text:p>Phosphor Bronze</text:p>
          </table:table-cell>
          <table:table-cell table:style-name="ce149" office:value-type="string" calcext:value-type="string">
            <text:p>ASTM B159</text:p>
          </table:table-cell>
          <table:table-cell table:style-name="ce149" office:value-type="string" calcext:value-type="string">
            <text:p>Cu  94.0 - 96.0%</text:p>
            <text:p>Sn     4.0 - 6.0%</text:p>
          </table:table-cell>
          <table:table-cell table:style-name="ce149" office:value-type="float" office:value="0.32" calcext:value-type="float">
            <text:p>0.32</text:p>
          </table:table-cell>
          <table:table-cell table:style-name="ce149" office:value-type="string" calcext:value-type="string">
            <text:p>105 - 145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6.25" calcext:value-type="float">
            <text:p>6.25</text:p>
          </table:table-cell>
          <table:table-cell table:style-name="ce149" office:value-type="string" calcext:value-type="string">
            <text:p>200 °F</text:p>
          </table:table-cell>
          <table:table-cell table:style-name="ce149" office:value-type="string" calcext:value-type="string">
            <text:p>Cold drawn. Good corrosion resistance and electrical conductivity.</text:p>
          </table:table-cell>
          <table:table-cell table:number-columns-repeated="1015"/>
        </table:table-row>
        <table:table-row table:style-name="ro2">
          <table:table-cell table:style-name="ce149" office:value-type="string" calcext:value-type="string">
            <text:p>Beryllium Copper</text:p>
          </table:table-cell>
          <table:table-cell table:style-name="ce149" office:value-type="string" calcext:value-type="string">
            <text:p>ASTM B197</text:p>
          </table:table-cell>
          <table:table-cell table:style-name="ce149" office:value-type="string" calcext:value-type="string">
            <text:p>Cu           98.0%</text:p>
            <text:p>Sn             2.0%</text:p>
          </table:table-cell>
          <table:table-cell table:style-name="ce149" office:value-type="float" office:value="0.298" calcext:value-type="float">
            <text:p>0.298</text:p>
          </table:table-cell>
          <table:table-cell table:style-name="ce149" office:value-type="string" calcext:value-type="string">
            <text:p>150 - 230</text:p>
          </table:table-cell>
          <table:table-cell table:style-name="ce149" office:value-type="float" office:value="18.5" calcext:value-type="float">
            <text:p>18.5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string" calcext:value-type="string">
            <text:p>400 °F</text:p>
          </table:table-cell>
          <table:table-cell table:style-name="ce149" office:value-type="string" calcext:value-type="string">
            <text:p>Cold drawn. Good corrosion resistance and electrical conductivity. Good physical strength.</text:p>
          </table:table-cell>
          <table:table-cell table:number-columns-repeated="1015"/>
        </table:table-row>
        <table:table-row table:style-name="ro6">
          <table:table-cell table:style-name="ce149" office:value-type="string" calcext:value-type="string">
            <text:p>Monel 400</text:p>
          </table:table-cell>
          <table:table-cell table:style-name="ce149" office:value-type="string" calcext:value-type="string">
            <text:p>AMS 7233</text:p>
          </table:table-cell>
          <table:table-cell table:style-name="ce149" office:value-type="string" calcext:value-type="string">
            <text:p>Ni            66.0%</text:p>
            <text:p>Cu           31.5%</text:p>
          </table:table-cell>
          <table:table-cell table:style-name="ce149" office:value-type="float" office:value="0.319" calcext:value-type="float">
            <text:p>0.319</text:p>
          </table:table-cell>
          <table:table-cell table:style-name="ce149" office:value-type="string" calcext:value-type="string">
            <text:p>145 - 180</text:p>
          </table:table-cell>
          <table:table-cell table:style-name="ce149" office:value-type="float" office:value="26" calcext:value-type="float">
            <text:p>26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 office:value-type="string" calcext:value-type="string">
            <text:p>450 °F</text:p>
          </table:table-cell>
          <table:table-cell table:style-name="ce149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49" office:value-type="string" calcext:value-type="string">
            <text:p>Monel K 500</text:p>
          </table:table-cell>
          <table:table-cell table:style-name="ce149" office:value-type="string" calcext:value-type="string">
            <text:p>QQ-N-286</text:p>
          </table:table-cell>
          <table:table-cell table:style-name="ce149" office:value-type="string" calcext:value-type="string">
            <text:p>Ni            65.0%</text:p>
            <text:p>Cu           29.5%</text:p>
          </table:table-cell>
          <table:table-cell table:style-name="ce149" office:value-type="float" office:value="0.306" calcext:value-type="float">
            <text:p>0.306</text:p>
          </table:table-cell>
          <table:table-cell table:style-name="ce149" office:value-type="string" calcext:value-type="string">
            <text:p>160 - 200</text:p>
          </table:table-cell>
          <table:table-cell table:style-name="ce149" office:value-type="float" office:value="26" calcext:value-type="float">
            <text:p>26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 office:value-type="string" calcext:value-type="string">
            <text:p>550 °F</text:p>
          </table:table-cell>
          <table:table-cell table:style-name="ce149" office:value-type="string" calcext:value-type="string">
            <text:p>Excellent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49" office:value-type="string" calcext:value-type="string">
            <text:p>Inconel 600</text:p>
          </table:table-cell>
          <table:table-cell table:style-name="ce149" office:value-type="string" calcext:value-type="string">
            <text:p>AMS B166</text:p>
          </table:table-cell>
          <table:table-cell table:style-name="ce149" office:value-type="string" calcext:value-type="string">
            <text:p>Ni            76.0%</text:p>
            <text:p>Cr            15.8%</text:p>
            <text:p>Fe              7.2%</text:p>
          </table:table-cell>
          <table:table-cell table:style-name="ce149" office:value-type="float" office:value="0.304" calcext:value-type="float">
            <text:p>0.304</text:p>
          </table:table-cell>
          <table:table-cell table:style-name="ce149" office:value-type="string" calcext:value-type="string">
            <text:p>100 - 230</text:p>
          </table:table-cell>
          <table:table-cell table:style-name="ce149" office:value-type="float" office:value="31" calcext:value-type="float">
            <text:p>31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string" calcext:value-type="string">
            <text:p>700 °F</text:p>
          </table:table-cell>
          <table:table-cell table:style-name="ce149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49" office:value-type="string" calcext:value-type="string">
            <text:p>Inconel 718</text:p>
          </table:table-cell>
          <table:table-cell table:style-name="ce149" office:value-type="string" calcext:value-type="string">
            <text:p>AMS B637</text:p>
          </table:table-cell>
          <table:table-cell table:style-name="ce149" office:value-type="string" calcext:value-type="string">
            <text:p>Ni            52.5%</text:p>
            <text:p>Cr            18.6%</text:p>
            <text:p>Fe            18.5%</text:p>
          </table:table-cell>
          <table:table-cell table:style-name="ce149" office:value-type="float" office:value="0.298" calcext:value-type="float">
            <text:p>0.298</text:p>
          </table:table-cell>
          <table:table-cell table:style-name="ce149" office:value-type="string" calcext:value-type="string">
            <text:p>210 - 250</text:p>
          </table:table-cell>
          <table:table-cell table:style-name="ce149" office:value-type="float" office:value="29" calcext:value-type="float">
            <text:p>29</text:p>
          </table:table-cell>
          <table:table-cell table:style-name="ce149" office:value-type="float" office:value="11.2" calcext:value-type="float">
            <text:p>11.2</text:p>
          </table:table-cell>
          <table:table-cell table:style-name="ce149" office:value-type="string" calcext:value-type="string">
            <text:p>1100 °F</text:p>
          </table:table-cell>
          <table:table-cell table:style-name="ce149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49" office:value-type="string" calcext:value-type="string">
            <text:p>Inconel X750</text:p>
          </table:table-cell>
          <table:table-cell table:style-name="ce149" office:value-type="string" calcext:value-type="string">
            <text:p>AMS 5698 / 5699</text:p>
          </table:table-cell>
          <table:table-cell table:style-name="ce149" office:value-type="string" calcext:value-type="string">
            <text:p>Ni            73.0%</text:p>
            <text:p>Cr            15.0%</text:p>
            <text:p>Fe           6.75%</text:p>
          </table:table-cell>
          <table:table-cell table:style-name="ce149" office:value-type="float" office:value="0.298" calcext:value-type="float">
            <text:p>0.298</text:p>
          </table:table-cell>
          <table:table-cell table:style-name="ce149" office:value-type="string" calcext:value-type="string">
            <text:p>No. 1 Temper: 155 Min</text:p>
            <text:p>Spring Temper: 190 - 230</text:p>
          </table:table-cell>
          <table:table-cell table:style-name="ce149" office:value-type="float" office:value="31" calcext:value-type="float">
            <text:p>31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string" calcext:value-type="string">
            <text:p>750 - 1100 °F</text:p>
          </table:table-cell>
          <table:table-cell table:style-name="ce149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49" office:value-type="string" calcext:value-type="string">
            <text:p>Elgiloy</text:p>
          </table:table-cell>
          <table:table-cell table:style-name="ce149" office:value-type="string" calcext:value-type="string">
            <text:p>AMS 5833</text:p>
          </table:table-cell>
          <table:table-cell table:style-name="ce149" office:value-type="string" calcext:value-type="string">
            <text:p>Co  39.0 - 41.0%</text:p>
            <text:p>Cr   19.0 - 21.0%</text:p>
            <text:p>Ni   15.0 - 16.0%</text:p>
            <text:p>Fe      Balance</text:p>
          </table:table-cell>
          <table:table-cell table:style-name="ce149" office:value-type="string" calcext:value-type="string">
            <text:p> </text:p>
          </table:table-cell>
          <table:table-cell table:style-name="ce149" office:value-type="string" calcext:value-type="string">
            <text:p>270 - 33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string" calcext:value-type="string">
            <text:p>250 °F</text:p>
          </table:table-cell>
          <table:table-cell table:style-name="ce149" office:value-type="string" calcext:value-type="string">
            <text:p>Cold drawn and aged. Excellent corrosion resistance.</text:p>
          </table:table-cell>
          <table:table-cell table:number-columns-repeated="1015"/>
        </table:table-row>
        <table:table-row table:style-name="ro6">
          <table:table-cell table:style-name="ce149" office:value-type="string" calcext:value-type="string">
            <text:p>NiSpan C</text:p>
          </table:table-cell>
          <table:table-cell table:style-name="ce149" office:value-type="string" calcext:value-type="string">
            <text:p>AMS 5225</text:p>
          </table:table-cell>
          <table:table-cell table:style-name="ce149" office:value-type="string" calcext:value-type="string">
            <text:p>Fe      Balance</text:p>
            <text:p>Ni   41.0 - 43.5%</text:p>
            <text:p>Cr    4.9 - 5.75%</text:p>
            <text:p>Ti     2.2 - 2.75%</text:p>
            <text:p>Al      0.3 - 0.8%</text:p>
          </table:table-cell>
          <table:table-cell table:style-name="ce149" office:value-type="float" office:value="0.294" calcext:value-type="float">
            <text:p>0.294</text:p>
          </table:table-cell>
          <table:table-cell table:style-name="ce149" office:value-type="string" calcext:value-type="string">
            <text:p>150 - 190</text:p>
          </table:table-cell>
          <table:table-cell table:style-name="ce149" office:value-type="string" calcext:value-type="string">
            <text:p>24.0 - 29.0</text:p>
          </table:table-cell>
          <table:table-cell table:style-name="ce149" office:value-type="string" calcext:value-type="string">
            <text:p>9.0 - 10.0</text:p>
          </table:table-cell>
          <table:table-cell table:style-name="ce149" office:value-type="string" calcext:value-type="string">
            <text:p>150 °F</text:p>
          </table:table-cell>
          <table:table-cell table:style-name="ce149" office:value-type="string" calcext:value-type="string">
            <text:p>Precipitation hardenable. Constant modulus alloy.</text:p>
          </table:table-cell>
          <table:table-cell table:number-columns-repeated="1015"/>
        </table:table-row>
        <table:table-row table:style-name="ro6">
          <table:table-cell table:style-name="ce149" office:value-type="string" calcext:value-type="string">
            <text:p>Hastelloy (C276)</text:p>
          </table:table-cell>
          <table:table-cell table:style-name="ce149" office:value-type="string" calcext:value-type="string">
            <text:p>ASTM B574</text:p>
          </table:table-cell>
          <table:table-cell table:style-name="ce149" office:value-type="string" calcext:value-type="string">
            <text:p>Ni      Balance</text:p>
            <text:p>Cr   14.5 - 16.5%</text:p>
            <text:p>Mo  15.0 - 17.0%</text:p>
            <text:p>W       3.0 - 4.5%</text:p>
            <text:p>Fe      4.0 - 7.0%</text:p>
          </table:table-cell>
          <table:table-cell table:style-name="ce149" office:value-type="string" calcext:value-type="string">
            <text:p> </text:p>
          </table:table-cell>
          <table:table-cell table:style-name="ce149" office:value-type="string" calcext:value-type="string">
            <text:p>100 - 200</text:p>
          </table:table-cell>
          <table:table-cell table:style-name="ce149" office:value-type="float" office:value="30.7" calcext:value-type="float">
            <text:p>30.7</text:p>
          </table:table-cell>
          <table:table-cell table:style-name="ce149" office:value-type="float" office:value="11.8" calcext:value-type="float">
            <text:p>11.8</text:p>
          </table:table-cell>
          <table:table-cell table:style-name="ce149" office:value-type="string" calcext:value-type="string">
            <text:p>700 °F</text:p>
          </table:table-cell>
          <table:table-cell table:style-name="ce149" office:value-type="string" calcext:value-type="string">
            <text:p>High corrosion resistance.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Specs" table:style-name="ta1">
        <table:table-column table:style-name="co35" table:default-cell-style-name="ce28"/>
        <table:table-column table:style-name="co20" table:default-cell-style-name="ce28"/>
        <table:table-column table:style-name="co36" table:default-cell-style-name="ce28"/>
        <table:table-column table:style-name="co35" table:number-columns-repeated="2" table:default-cell-style-name="ce28"/>
        <table:table-column table:style-name="co25" table:number-columns-repeated="1019" table:default-cell-style-name="ce28"/>
        <table:table-row table:style-name="ro1">
          <table:table-cell table:style-name="ce136" office:value-type="string" calcext:value-type="string">
            <text:p>Denomination </text:p>
          </table:table-cell>
          <table:table-cell table:style-name="ce149" office:value-type="string" calcext:value-type="string">
            <text:p>Composition</text:p>
          </table:table-cell>
          <table:table-cell table:style-name="ce149" office:value-type="string" calcext:value-type="string">
            <text:p>Weight (g)</text:p>
          </table:table-cell>
          <table:table-cell table:style-name="ce149" office:value-type="string" calcext:value-type="string">
            <text:p>Diameter (mm)</text:p>
          </table:table-cell>
          <table:table-cell table:style-name="ce149" office:value-type="string" calcext:value-type="string">
            <text:p>Thickness (mm)</text:p>
          </table:table-cell>
          <table:table-cell table:style-name="ce105" table:number-columns-repeated="2"/>
          <table:table-cell table:style-name="ce154" table:number-columns-repeated="1017"/>
        </table:table-row>
        <table:table-row table:style-name="ro4">
          <table:table-cell office:value-type="string" calcext:value-type="string">
            <text:p>Cent</text:p>
          </table:table-cell>
          <table:table-cell table:style-name="ce149" office:value-type="string" calcext:value-type="string">
            <text:p>Copper Plated Zinc</text:p>
            <text:p>2.5% Cu</text:p>
            <text:p>Balance Zn</text:p>
          </table:table-cell>
          <table:table-cell table:style-name="ce149" office:value-type="float" office:value="2.5" calcext:value-type="float">
            <text:p>2.5</text:p>
          </table:table-cell>
          <table:table-cell table:style-name="ce25" office:value-type="float" office:value="19.05" calcext:value-type="float">
            <text:p>19.05</text:p>
          </table:table-cell>
          <table:table-cell table:style-name="ce25" office:value-type="float" office:value="1.52" calcext:value-type="float">
            <text:p>1.52</text:p>
          </table:table-cell>
          <table:table-cell table:style-name="ce25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Nickel</text:p>
          </table:table-cell>
          <table:table-cell table:style-name="ce149" office:value-type="string" calcext:value-type="string">
            <text:p>Cupro-Nickel</text:p>
            <text:p>25% Ni</text:p>
            <text:p>Balance Cu</text:p>
          </table:table-cell>
          <table:table-cell table:style-name="ce149" office:value-type="float" office:value="5" calcext:value-type="float">
            <text:p>5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25" office:value-type="float" office:value="1.95" calcext:value-type="float">
            <text:p>1.95</text:p>
          </table:table-cell>
          <table:table-cell table:style-name="ce25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Dime</text:p>
          </table:table-cell>
          <table:table-cell table:style-name="ce149" office:value-type="string" calcext:value-type="string">
            <text:p>Cupro-Nickel</text:p>
            <text:p>8.33% Ni</text:p>
            <text:p>Balance Cu</text:p>
          </table:table-cell>
          <table:table-cell table:style-name="ce149" office:value-type="float" office:value="2.268" calcext:value-type="float">
            <text:p>2.268</text:p>
          </table:table-cell>
          <table:table-cell table:style-name="ce25" office:value-type="float" office:value="17.91" calcext:value-type="float">
            <text:p>17.91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Quarter</text:p>
          </table:table-cell>
          <table:table-cell table:style-name="ce149" office:value-type="string" calcext:value-type="string">
            <text:p>Cupro-Nickel</text:p>
            <text:p>8.33% Ni</text:p>
            <text:p>Balance Cu</text:p>
          </table:table-cell>
          <table:table-cell table:style-name="ce149" office:value-type="float" office:value="5.67" calcext:value-type="float">
            <text:p>5.67</text:p>
          </table:table-cell>
          <table:table-cell table:style-name="ce25" office:value-type="float" office:value="24.26" calcext:value-type="float">
            <text:p>24.26</text:p>
          </table:table-cell>
          <table:table-cell table:style-name="ce25" office:value-type="float" office:value="1.75" calcext:value-type="float">
            <text:p>1.75</text:p>
          </table:table-cell>
          <table:table-cell table:style-name="ce25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Half Dollar</text:p>
          </table:table-cell>
          <table:table-cell table:style-name="ce149" office:value-type="string" calcext:value-type="string">
            <text:p>Cupro-Nickel</text:p>
            <text:p>8.33% Ni</text:p>
            <text:p>Balance Cu</text:p>
          </table:table-cell>
          <table:table-cell table:style-name="ce149" office:value-type="float" office:value="11.34" calcext:value-type="float">
            <text:p>11.34</text:p>
          </table:table-cell>
          <table:table-cell office:value-type="float" office:value="30.67" calcext:value-type="float">
            <text:p>30.67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ollar</text:p>
          </table:table-cell>
          <table:table-cell table:style-name="ce149" office:value-type="string" calcext:value-type="string">
            <text:p>Manganese-Brass</text:p>
            <text:p>88.5% Cu</text:p>
            <text:p>6% Zn</text:p>
            <text:p>3.5% Mn</text:p>
            <text:p>2% Ni</text:p>
          </table:table-cell>
          <table:table-cell table:style-name="ce149" office:value-type="float" office:value="8.1" calcext:value-type="float">
            <text:p>8.1</text:p>
          </table:table-cell>
          <table:table-cell office:value-type="float" office:value="26.49" calcext:value-type="float">
            <text:p>26.4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Default"/>
          <table:table-cell table:style-name="ce149" table:number-columns-repeated="6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prings.A1:Springs.M5" table:display-filter-buttons="true" table:orientation="column"/>
        <table:database-range table:name="__Anonymous_Sheet_DB__3" table:target-range-address="MaterialSpecs.A1:MaterialSpecs.I19" table:display-filter-buttons="true" table:orientation="column"/>
        <table:database-range table:name="__Anonymous_Sheet_DB__4" table:target-range-address="CoinSpecs.A1:CoinSpecs.E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day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currency-style style:name="N16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5P2" style:volatile="true">
      <number:currency-symbol/>
      <number:fill-character> </number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4" number:min-decimal-places="4" number:min-integer-digits="1"/>
    </number:number-style>
    <number:number-style style:name="N171">
      <number:number number:decimal-places="3" number:min-decimal-places="3" number:min-integer-digits="1"/>
    </number:number-style>
    <number:number-style style:name="N172">
      <number:number number:decimal-places="13" number:min-decimal-places="13" number:min-integer-digits="1"/>
    </number:number-style>
    <number:number-style style:name="N173">
      <number:number number:decimal-places="18" number:min-decimal-places="18" number:min-integer-digits="1"/>
    </number:number-style>
    <number:number-style style:name="N174">
      <number:number number:decimal-places="14" number:min-decimal-places="14" number:min-integer-digits="1"/>
    </number:number-style>
    <number:number-style style:name="N175">
      <number:number number:decimal-places="8" number:min-decimal-places="8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7">
      <number:number number:decimal-places="10" number:min-decimal-places="10" number:min-integer-digits="1"/>
    </number:number-style>
    <number:number-style style:name="N178">
      <number:number number:decimal-places="11" number:min-decimal-places="11" number:min-integer-digits="1"/>
    </number:number-style>
    <number:number-style style:name="N179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25T17:17:20.066000000</meta:creation-date>
    <dc:date>2022-12-19T12:16:39.573000000</dc:date>
    <meta:editing-duration>P5DT23H27M32S</meta:editing-duration>
    <meta:editing-cycles>958</meta:editing-cycles>
    <meta:generator>LibreOffice/7.4.3.2$Windows_X86_64 LibreOffice_project/1048a8393ae2eeec98dff31b5c133c5f1d08b890</meta:generator>
    <meta:document-statistic meta:table-count="5" meta:cell-count="1468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cm" xlink:href=".." xlink:type="simple" chart:class="chart:scatter" chart:style-name="ch1">
        <chart:legend chart:legend-position="end" svg:x="11.672cm" svg:y="3.952cm" style:legend-expansion="high" chart:style-name="ch2"/>
        <chart:plot-area chart:style-name="ch3" table:cell-range-address="SpringCalcs.AC2:SpringCalcs.AC20 SpringCalcs.AE1:SpringCalcs.AE20 SpringCalcs.AG1:SpringCalcs.AG20" chart:data-source-has-labels="row" svg:x="0.32cm" svg:y="0.18cm" svg:width="11.032cm" svg:height="8.64cm">
          <chart:coordinate-region svg:x="0.941cm" svg:y="0.379cm" svg:width="10.13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AE2:SpringCalcs.AE20" chart:label-cell-address="SpringCalcs.AE1:SpringCalcs.AE1" chart:class="chart:scatter">
            <chart:domain table:cell-range-address="SpringCalcs.AC2:SpringCalcs.AC20"/>
            <chart:data-point chart:repeated="19"/>
          </chart:series>
          <chart:series chart:style-name="ch8" chart:values-cell-range-address="SpringCalcs.AG2:SpringCalcs.AG20" chart:label-cell-address="SpringCalcs.AG1:SpringCalcs.AG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C</text:p>
              </table:table-cell>
              <table:table-cell office:value-type="string">
                <text:p>Distance (ft) @ v_1</text:p>
                <draw:g>
                  <svg:desc>SpringCalcs.AE1:SpringCalcs.AE1</svg:desc>
                </draw:g>
              </table:table-cell>
              <table:table-cell office:value-type="string">
                <text:p>Distance (ft) @ v_2</text:p>
                <draw:g>
                  <svg:desc>SpringCalcs.AG1:SpringCalcs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ringCalcs.AC2:SpringCalcs.AC20</svg:desc>
                </draw:g>
              </table:table-cell>
              <table:table-cell office:value-type="float" office:value="0">
                <text:p>0</text:p>
                <draw:g>
                  <svg:desc>SpringCalcs.AE2:SpringCalcs.AE20</svg:desc>
                </draw:g>
              </table:table-cell>
              <table:table-cell office:value-type="float" office:value="0">
                <text:p>0</text:p>
                <draw:g>
                  <svg:desc>SpringCalcs.AG2:SpringCalcs.A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1.89284201502538">
                <text:p>1.89284201502538</text:p>
              </table:table-cell>
              <table:table-cell office:value-type="float" office:value="0.499466305039698">
                <text:p>0.499466305039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3.74448266211791">
                <text:p>3.74448266211791</text:p>
              </table:table-cell>
              <table:table-cell office:value-type="float" office:value="0.991687318829231">
                <text:p>0.991687318829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5.51508894669504">
                <text:p>5.51508894669504</text:p>
              </table:table-cell>
              <table:table-cell office:value-type="float" office:value="1.46960499265776">
                <text:p>1.46960499265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7.16752032105363">
                <text:p>7.16752032105363</text:p>
              </table:table-cell>
              <table:table-cell office:value-type="float" office:value="1.92652883772912">
                <text:p>1.92652883772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8.66856473726611">
                <text:p>8.66856473726611</text:p>
              </table:table-cell>
              <table:table-cell office:value-type="float" office:value="2.35630265214003">
                <text:p>2.35630265214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9.99004403919226">
                <text:p>9.99004403919226</text:p>
              </table:table-cell>
              <table:table-cell office:value-type="float" office:value="2.75345150908735">
                <text:p>2.75345150908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11.1097475049077">
                <text:p>11.1097475049077</text:p>
              </table:table-cell>
              <table:table-cell office:value-type="float" office:value="3.11330362490439">
                <text:p>3.11330362490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2.0121540485632">
                <text:p>12.0121540485632</text:p>
              </table:table-cell>
              <table:table-cell office:value-type="float" office:value="3.43208273031301">
                <text:p>3.43208273031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.6889055277329">
                <text:p>12.6889055277329</text:p>
              </table:table-cell>
              <table:table-cell office:value-type="float" office:value="3.70696779053397">
                <text:p>3.70696779053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3.1389960771245">
                <text:p>13.1389960771245</text:p>
              </table:table-cell>
              <table:table-cell office:value-type="float" office:value="3.93611832786503">
                <text:p>3.93611832786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3.368646272816">
                <text:p>13.368646272816</text:p>
              </table:table-cell>
              <table:table-cell office:value-type="float" office:value="4.11866514707485">
                <text:p>4.11866514707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3.3908379573705">
                <text:p>13.3908379573705</text:p>
              </table:table-cell>
              <table:table-cell office:value-type="float" office:value="4.25466788393557">
                <text:p>4.254667883935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3.2244984548443">
                <text:p>13.2244984548443</text:p>
              </table:table-cell>
              <table:table-cell office:value-type="float" office:value="4.34504240457884">
                <text:p>4.34504240457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2.8933450005774">
                <text:p>12.8933450005774</text:p>
              </table:table-cell>
              <table:table-cell office:value-type="float" office:value="4.39146257351702">
                <text:p>4.39146257351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.4244340055676">
                <text:p>12.4244340055676</text:p>
              </table:table-cell>
              <table:table-cell office:value-type="float" office:value="4.39624216427541">
                <text:p>4.39624216427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1.846504302773">
                <text:p>11.846504302773</text:p>
              </table:table-cell>
              <table:table-cell office:value-type="float" office:value="4.36220359176077">
                <text:p>4.36220359176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1.1882512995381">
                <text:p>11.1882512995381</text:p>
              </table:table-cell>
              <table:table-cell office:value-type="float" office:value="4.29254060015704">
                <text:p>4.29254060015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.4767049540557">
                <text:p>10.4767049540557</text:p>
              </table:table-cell>
              <table:table-cell office:value-type="float" office:value="4.19068198162228">
                <text:p>4.19068198162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37cm" svg:y="3.952cm" style:legend-expansion="high" chart:style-name="ch2"/>
        <chart:plot-area chart:style-name="ch3" table:cell-range-address="SpringCalcs.G2:SpringCalcs.G37 SpringCalcs.R1:SpringCalcs.R37 SpringCalcs.U1:SpringCalcs.U37" chart:data-source-has-labels="row" svg:x="0.32cm" svg:y="0.18cm" svg:width="9.597cm" svg:height="8.64cm">
          <chart:coordinate-region svg:x="0.941cm" svg:y="0.379cm" svg:width="8.78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R2:SpringCalcs.R37" chart:label-cell-address="SpringCalcs.R1:SpringCalcs.R1" chart:class="chart:scatter">
            <chart:domain table:cell-range-address="SpringCalcs.G2:SpringCalcs.G37"/>
            <chart:data-point chart:repeated="36"/>
          </chart:series>
          <chart:series chart:style-name="ch8" chart:values-cell-range-address="SpringCalcs.U2:SpringCalcs.U37" chart:label-cell-address="SpringCalcs.U1:SpringCalcs.U1" chart:class="chart:scatte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(Faid – Fg – Ff – Foffset) (N)</text:p>
                <draw:g>
                  <svg:desc>SpringCalcs.R1:SpringCalcs.R1</svg:desc>
                </draw:g>
              </table:table-cell>
              <table:table-cell office:value-type="string">
                <text:p>Vf (m/s)</text:p>
                <draw:g>
                  <svg:desc>SpringCalcs.U1:SpringCalcs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37</svg:desc>
                </draw:g>
              </table:table-cell>
              <table:table-cell office:value-type="float" office:value="0.369685619522269">
                <text:p>0.369685619522269</text:p>
                <draw:g>
                  <svg:desc>SpringCalcs.R2:SpringCalcs.R37</svg:desc>
                </draw:g>
              </table:table-cell>
              <table:table-cell office:value-type="float" office:value="0">
                <text:p>0</text:p>
                <draw:g>
                  <svg:desc>SpringCalcs.U2:SpringCalcs.U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.645151872505223">
                <text:p>0.645151872505223</text:p>
              </table:table-cell>
              <table:table-cell office:value-type="float" office:value="0.305304433071614">
                <text:p>0.305304433071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946557619463146">
                <text:p>0.946557619463146</text:p>
              </table:table-cell>
              <table:table-cell office:value-type="float" office:value="0.479550151342702">
                <text:p>0.479550151342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.27436114899927">
                <text:p>1.27436114899927</text:p>
              </table:table-cell>
              <table:table-cell office:value-type="float" office:value="0.643495589351176">
                <text:p>0.643495589351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.62858612166837">
                <text:p>1.62858612166837</text:p>
              </table:table-cell>
              <table:table-cell office:value-type="float" office:value="0.80584292142026">
                <text:p>0.80584292142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.00873351420062">
                <text:p>2.00873351420062</text:p>
              </table:table-cell>
              <table:table-cell office:value-type="float" office:value="0.969330857023996">
                <text:p>0.969330857023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2.41369790052485">
                <text:p>2.41369790052485</text:p>
              </table:table-cell>
              <table:table-cell office:value-type="float" office:value="1.13504651588402">
                <text:p>1.13504651588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2.84169481335393">
                <text:p>2.84169481335393</text:p>
              </table:table-cell>
              <table:table-cell office:value-type="float" office:value="1.30341680798414">
                <text:p>1.30341680798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3.29020690223897">
                <text:p>3.29020690223897</text:p>
              </table:table-cell>
              <table:table-cell office:value-type="float" office:value="1.47453744125021">
                <text:p>1.47453744125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3.75595698307163">
                <text:p>3.75595698307163</text:p>
              </table:table-cell>
              <table:table-cell office:value-type="float" office:value="1.64830731033759">
                <text:p>1.64830731033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.23491560122618">
                <text:p>4.23491560122618</text:p>
              </table:table-cell>
              <table:table-cell office:value-type="float" office:value="1.82449245011641">
                <text:p>1.82449245011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4.72234920857948">
                <text:p>4.72234920857948</text:p>
              </table:table-cell>
              <table:table-cell office:value-type="float" office:value="2.00276115798937">
                <text:p>2.00276115798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5.21291241443863">
                <text:p>5.21291241443863</text:p>
              </table:table-cell>
              <table:table-cell office:value-type="float" office:value="2.18270653463642">
                <text:p>2.18270653463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5.70078413035851">
                <text:p>5.70078413035851</text:p>
              </table:table-cell>
              <table:table-cell office:value-type="float" office:value="2.36386347286748">
                <text:p>2.36386347286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6.17984312560189">
                <text:p>6.17984312560189</text:p>
              </table:table-cell>
              <table:table-cell office:value-type="float" office:value="2.54572329806115">
                <text:p>2.54572329806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6.64387408112125">
                <text:p>6.64387408112125</text:p>
              </table:table-cell>
              <table:table-cell office:value-type="float" office:value="2.72774748800869">
                <text:p>2.72774748800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7.08679133888423">
                <text:p>7.08679133888423</text:p>
              </table:table-cell>
              <table:table-cell office:value-type="float" office:value="2.90938099599354">
                <text:p>2.90938099599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7.50286485487062">
                <text:p>7.50286485487062</text:p>
              </table:table-cell>
              <table:table-cell office:value-type="float" office:value="3.09006521323388">
                <text:p>3.09006521323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7.88693189705161">
                <text:p>7.88693189705161</text:p>
              </table:table-cell>
              <table:table-cell office:value-type="float" office:value="3.26925034626682">
                <text:p>3.269250346266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8.23457902810131">
                <text:p>8.23457902810131</text:p>
              </table:table-cell>
              <table:table-cell office:value-type="float" office:value="3.44640686610941">
                <text:p>3.44640686610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8.54228177484024">
                <text:p>8.54228177484024</text:p>
              </table:table-cell>
              <table:table-cell office:value-type="float" office:value="3.62103566458038">
                <text:p>3.62103566458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8.80749367780968">
                <text:p>8.80749367780968</text:p>
              </table:table-cell>
              <table:table-cell office:value-type="float" office:value="3.79267659981192">
                <text:p>3.79267659981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02868146190715">
                <text:p>9.02868146190715</text:p>
              </table:table-cell>
              <table:table-cell office:value-type="float" office:value="3.96091520393325">
                <text:p>3.96091520393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9.20530811030122">
                <text:p>9.20530811030122</text:p>
              </table:table-cell>
              <table:table-cell office:value-type="float" office:value="4.12538743983492">
                <text:p>4.1253874398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9.33776996669998">
                <text:p>9.33776996669998</text:p>
              </table:table-cell>
              <table:table-cell office:value-type="float" office:value="4.28578251205714">
                <text:p>4.28578251205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9.42729714008285">
                <text:p>9.42729714008285</text:p>
              </table:table-cell>
              <table:table-cell office:value-type="float" office:value="4.44184384406904">
                <text:p>4.44184384406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9.47582820779053">
                <text:p>9.47582820779053</text:p>
              </table:table-cell>
              <table:table-cell office:value-type="float" office:value="4.59336842002707">
                <text:p>4.59336842002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9.48587053342113">
                <text:p>9.48587053342113</text:p>
              </table:table-cell>
              <table:table-cell office:value-type="float" office:value="4.74020474797342">
                <text:p>4.740204747973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9.46035666446558">
                <text:p>9.46035666446558</text:p>
              </table:table-cell>
              <table:table-cell office:value-type="float" office:value="4.88224973234887">
                <text:p>4.88224973234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9.40250559864252">
                <text:p>9.40250559864252</text:p>
              </table:table-cell>
              <table:table-cell office:value-type="float" office:value="5.01944474919361">
                <text:p>5.01944474919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9.31569558683025">
                <text:p>9.31569558683025</text:p>
              </table:table-cell>
              <table:table-cell office:value-type="float" office:value="5.15177120233664">
                <text:p>5.151771202336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9.20335291635089">
                <text:p>9.20335291635089</text:p>
              </table:table-cell>
              <table:table-cell office:value-type="float" office:value="5.27924580911527">
                <text:p>5.279245809115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9.06885905361264">
                <text:p>9.06885905361264</text:p>
              </table:table-cell>
              <table:table-cell office:value-type="float" office:value="5.40191582561788">
                <text:p>5.40191582561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8.91547678747406">
                <text:p>8.91547678747406</text:p>
              </table:table-cell>
              <table:table-cell office:value-type="float" office:value="5.51985437928691">
                <text:p>5.519854379286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8.74629468278544">
                <text:p>8.74629468278544</text:p>
              </table:table-cell>
              <table:table-cell office:value-type="float" office:value="5.63315603503625">
                <text:p>5.63315603503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8.56418823508968">
                <text:p>8.56418823508968</text:p>
              </table:table-cell>
              <table:table-cell office:value-type="float" office:value="5.74193268268786">
                <text:p>5.74193268268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cm" xlink:href=".." xlink:type="simple" chart:class="chart:scatter" chart:style-name="ch1">
        <chart:legend chart:legend-position="end" svg:x="13.234cm" svg:y="3.952cm" style:legend-expansion="high" chart:style-name="ch2"/>
        <chart:plot-area chart:style-name="ch3" table:cell-range-address="SpringCalcs.G2:SpringCalcs.G36 SpringCalcs.O1:SpringCalcs.O36 SpringCalcs.Q1:SpringCalcs.Q36" chart:data-source-has-labels="row" svg:x="0.32cm" svg:y="0.18cm" svg:width="12.594cm" svg:height="8.64cm">
          <chart:coordinate-region svg:x="0.941cm" svg:y="0.379cm" svg:width="11.78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O2:SpringCalcs.O36" chart:label-cell-address="SpringCalcs.O1:SpringCalcs.O1" chart:class="chart:scatter">
            <chart:domain table:cell-range-address="SpringCalcs.G2:SpringCalcs.G36"/>
            <chart:data-point chart:repeated="35"/>
          </chart:series>
          <chart:series chart:style-name="ch8" chart:values-cell-range-address="SpringCalcs.Q2:SpringCalcs.Q36" chart:label-cell-address="SpringCalcs.Q1:SpringCalcs.Q1" chart:class="chart:scatter"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x x2 (N)</text:p>
                <draw:g>
                  <svg:desc>SpringCalcs.O1:SpringCalcs.O1</svg:desc>
                </draw:g>
              </table:table-cell>
              <table:table-cell office:value-type="string">
                <text:p>Fy x2 (N)</text:p>
                <draw:g>
                  <svg:desc>SpringCalcs.Q1:SpringCalc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36</svg:desc>
                </draw:g>
              </table:table-cell>
              <table:table-cell office:value-type="float" office:value="0.58083878964681">
                <text:p>0.58083878964681</text:p>
                <draw:g>
                  <svg:desc>SpringCalcs.O2:SpringCalcs.O36</svg:desc>
                </draw:g>
              </table:table-cell>
              <table:table-cell office:value-type="float" office:value="0.929487694959162">
                <text:p>0.929487694959162</text:p>
                <draw:g>
                  <svg:desc>SpringCalcs.Q2:SpringCalcs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.704429152240927">
                <text:p>0.704429152240927</text:p>
              </table:table-cell>
              <table:table-cell office:value-type="float" office:value="1.20495394794212">
                <text:p>1.20495394794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819941144936714">
                <text:p>0.819941144936714</text:p>
              </table:table-cell>
              <table:table-cell office:value-type="float" office:value="1.50635969490004">
                <text:p>1.5063596949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924470356243428">
                <text:p>0.924470356243428</text:p>
              </table:table-cell>
              <table:table-cell office:value-type="float" office:value="1.83416322443617">
                <text:p>1.83416322443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.01483696144989">
                <text:p>1.01483696144989</text:p>
              </table:table-cell>
              <table:table-cell office:value-type="float" office:value="2.18838819710526">
                <text:p>2.1883881971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.08763599424503">
                <text:p>1.08763599424503</text:p>
              </table:table-cell>
              <table:table-cell office:value-type="float" office:value="2.56853558963752">
                <text:p>2.56853558963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.13931056725419">
                <text:p>1.13931056725419</text:p>
              </table:table-cell>
              <table:table-cell office:value-type="float" office:value="2.97349997596174">
                <text:p>2.97349997596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.16624913053644">
                <text:p>1.16624913053644</text:p>
              </table:table-cell>
              <table:table-cell office:value-type="float" office:value="3.40149688879082">
                <text:p>3.40149688879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.16490597751655">
                <text:p>1.16490597751655</text:p>
              </table:table-cell>
              <table:table-cell office:value-type="float" office:value="3.85000897767586">
                <text:p>3.85000897767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13194182018189">
                <text:p>1.13194182018189</text:p>
              </table:table-cell>
              <table:table-cell office:value-type="float" office:value="4.31575905850852">
                <text:p>4.31575905850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.06437854116756">
                <text:p>1.06437854116756</text:p>
              </table:table-cell>
              <table:table-cell office:value-type="float" office:value="4.79471767666308">
                <text:p>4.79471767666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959759496956816">
                <text:p>0.959759496956816</text:p>
              </table:table-cell>
              <table:table-cell office:value-type="float" office:value="5.28215128401637">
                <text:p>5.28215128401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0.816304406790215">
                <text:p>0.816304406790215</text:p>
              </table:table-cell>
              <table:table-cell office:value-type="float" office:value="5.77271448987553">
                <text:p>5.77271448987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0.633046378538597">
                <text:p>0.633046378538597</text:p>
              </table:table-cell>
              <table:table-cell office:value-type="float" office:value="6.2605862057954">
                <text:p>6.2605862057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.409938419076723">
                <text:p>0.409938419076723</text:p>
              </table:table-cell>
              <table:table-cell office:value-type="float" office:value="6.73964520103879">
                <text:p>6.73964520103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147918130837142">
                <text:p>0.147918130837142</text:p>
              </table:table-cell>
              <table:table-cell office:value-type="float" office:value="7.20367615655815">
                <text:p>7.20367615655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0.151077754256113">
                <text:p>0.151077754256113</text:p>
              </table:table-cell>
              <table:table-cell office:value-type="float" office:value="7.64659341432112">
                <text:p>7.64659341432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0.484153063988038">
                <text:p>0.484153063988038</text:p>
              </table:table-cell>
              <table:table-cell office:value-type="float" office:value="8.06266693030751">
                <text:p>8.062666930307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0.847545068243237">
                <text:p>0.847545068243237</text:p>
              </table:table-cell>
              <table:table-cell office:value-type="float" office:value="8.44673397248851">
                <text:p>8.44673397248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.23676435992826">
                <text:p>1.23676435992826</text:p>
              </table:table-cell>
              <table:table-cell office:value-type="float" office:value="8.7943811035382">
                <text:p>8.7943811035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.64677107431312">
                <text:p>1.64677107431312</text:p>
              </table:table-cell>
              <table:table-cell office:value-type="float" office:value="9.10208385027713">
                <text:p>9.10208385027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.07217367528462">
                <text:p>2.07217367528462</text:p>
              </table:table-cell>
              <table:table-cell office:value-type="float" office:value="9.36729575324657">
                <text:p>9.36729575324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5074351794933">
                <text:p>2.5074351794933</text:p>
              </table:table-cell>
              <table:table-cell office:value-type="float" office:value="9.58848353734405">
                <text:p>9.58848353734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.94707216032106">
                <text:p>2.94707216032106</text:p>
              </table:table-cell>
              <table:table-cell office:value-type="float" office:value="9.76511018573812">
                <text:p>9.76511018573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3.38583393369519">
                <text:p>3.38583393369519</text:p>
              </table:table-cell>
              <table:table-cell office:value-type="float" office:value="9.89757204213688">
                <text:p>9.89757204213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3.81885250619163">
                <text:p>3.81885250619163</text:p>
              </table:table-cell>
              <table:table-cell office:value-type="float" office:value="9.98709921551975">
                <text:p>9.98709921551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4.24175758293894">
                <text:p>4.24175758293894</text:p>
              </table:table-cell>
              <table:table-cell office:value-type="float" office:value="10.0356302832274">
                <text:p>10.0356302832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4.65075462554262">
                <text:p>4.65075462554262</text:p>
              </table:table-cell>
              <table:table-cell office:value-type="float" office:value="10.045672608858">
                <text:p>10.0456726088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5.04266716935109">
                <text:p>5.04266716935109</text:p>
              </table:table-cell>
              <table:table-cell office:value-type="float" office:value="10.0201587399025">
                <text:p>10.0201587399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5.41494707158025">
                <text:p>5.41494707158025</text:p>
              </table:table-cell>
              <table:table-cell office:value-type="float" office:value="9.96230767407942">
                <text:p>9.962307674079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5.76565795640765">
                <text:p>5.76565795640765</text:p>
              </table:table-cell>
              <table:table-cell office:value-type="float" office:value="9.87549766226715">
                <text:p>9.875497662267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6.09343788426411">
                <text:p>6.09343788426411</text:p>
              </table:table-cell>
              <table:table-cell office:value-type="float" office:value="9.76315499178778">
                <text:p>9.76315499178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6.39744733305105">
                <text:p>6.39744733305105</text:p>
              </table:table-cell>
              <table:table-cell office:value-type="float" office:value="9.62866112904953">
                <text:p>9.62866112904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6.67730812130502">
                <text:p>6.67730812130502</text:p>
              </table:table-cell>
              <table:table-cell office:value-type="float" office:value="9.47527886291095">
                <text:p>9.475278862910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6.93303811779045">
                <text:p>6.93303811779045</text:p>
              </table:table-cell>
              <table:table-cell office:value-type="float" office:value="9.30609675822234">
                <text:p>9.30609675822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03cm" svg:height="9cm" xlink:href=".." xlink:type="simple" chart:class="chart:scatter" chart:style-name="ch1">
        <chart:legend chart:legend-position="end" svg:x="10.276cm" svg:y="3.504cm" style:legend-expansion="custom" svg:width="6.117cm" svg:height="1.991cm" style:legend-expansion-aspect-ratio="3.07232546459066" chart:style-name="ch2"/>
        <chart:plot-area chart:style-name="ch3" table:cell-range-address="SpringCalcs.G3:SpringCalcs.J62 SpringCalcs.H1:SpringCalcs.J1" chart:data-source-has-labels="row" svg:x="0.331cm" svg:y="0.179cm" svg:width="9.713cm" svg:height="8.639cm">
          <chart:coordinate-region svg:x="0.952cm" svg:y="0.378cm" svg:width="8.90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H3:SpringCalcs.H62" chart:label-cell-address="SpringCalcs.H1:SpringCalcs.H1" chart:class="chart:scatter">
            <chart:domain table:cell-range-address="SpringCalcs.G3:SpringCalcs.G62"/>
            <chart:data-point chart:repeated="60"/>
          </chart:series>
          <chart:series chart:style-name="ch8" chart:values-cell-range-address="SpringCalcs.I3:SpringCalcs.I62" chart:label-cell-address="SpringCalcs.I1:SpringCalcs.I1" chart:class="chart:scatter">
            <chart:data-point chart:repeated="60"/>
          </chart:series>
          <chart:series chart:style-name="ch9" chart:values-cell-range-address="SpringCalcs.J3:SpringCalcs.J62" chart:label-cell-address="SpringCalcs.J1:SpringCalcs.J1" chart:class="chart:scatte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ide C (unloaded to loaded) (mm)</text:p>
                <draw:g>
                  <svg:desc>SpringCalcs.H1:SpringCalcs.H1</svg:desc>
                </draw:g>
              </table:table-cell>
              <table:table-cell office:value-type="string">
                <text:p>Side B (Lever Arm) (mm)</text:p>
                <draw:g>
                  <svg:desc>SpringCalcs.I1:SpringCalcs.I1</svg:desc>
                </draw:g>
              </table:table-cell>
              <table:table-cell office:value-type="string">
                <text:p>Spring Angle (deg)</text:p>
                <draw:g>
                  <svg:desc>SpringCalcs.J1:SpringCalc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>44</text:p>
                <draw:g>
                  <svg:desc>SpringCalcs.G3:SpringCalcs.G62</svg:desc>
                </draw:g>
              </table:table-cell>
              <table:table-cell office:value-type="float" office:value="5.40113464337895">
                <text:p>5.40113464337895</text:p>
                <draw:g>
                  <svg:desc>SpringCalcs.H3:SpringCalcs.H62</svg:desc>
                </draw:g>
              </table:table-cell>
              <table:table-cell office:value-type="float" office:value="28.7493839167468">
                <text:p>28.7493839167468</text:p>
                <draw:g>
                  <svg:desc>SpringCalcs.I3:SpringCalcs.I62</svg:desc>
                </draw:g>
              </table:table-cell>
              <table:table-cell office:value-type="float" office:value="8.42658369027724">
                <text:p>8.42658369027724</text:p>
                <draw:g>
                  <svg:desc>SpringCalcs.J3:SpringCalcs.J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.40113464337895">
                <text:p>6.40113464337895</text:p>
              </table:table-cell>
              <table:table-cell office:value-type="float" office:value="28.2578805191068">
                <text:p>28.2578805191068</text:p>
              </table:table-cell>
              <table:table-cell office:value-type="float" office:value="10.1772832197371">
                <text:p>10.1772832197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7.40113464337895">
                <text:p>7.40113464337895</text:p>
              </table:table-cell>
              <table:table-cell office:value-type="float" office:value="27.7936781889647">
                <text:p>27.7936781889647</text:p>
              </table:table-cell>
              <table:table-cell office:value-type="float" office:value="11.9882015388219">
                <text:p>11.9882015388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8.40113464337895">
                <text:p>8.40113464337895</text:p>
              </table:table-cell>
              <table:table-cell office:value-type="float" office:value="27.3581666621021">
                <text:p>27.3581666621021</text:p>
              </table:table-cell>
              <table:table-cell office:value-type="float" office:value="13.8586954197795">
                <text:p>13.8586954197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9.40113464337895">
                <text:p>9.40113464337895</text:p>
              </table:table-cell>
              <table:table-cell office:value-type="float" office:value="26.9527367618016">
                <text:p>26.9527367618016</text:p>
              </table:table-cell>
              <table:table-cell office:value-type="float" office:value="15.7875715464872">
                <text:p>15.7875715464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10.4011346433789">
                <text:p>10.4011346433789</text:p>
              </table:table-cell>
              <table:table-cell office:value-type="float" office:value="26.5787651103393">
                <text:p>26.5787651103393</text:p>
              </table:table-cell>
              <table:table-cell office:value-type="float" office:value="17.7730327891757">
                <text:p>17.7730327891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1.4011346433789">
                <text:p>11.4011346433789</text:p>
              </table:table-cell>
              <table:table-cell office:value-type="float" office:value="26.2375968912972">
                <text:p>26.2375968912972</text:p>
              </table:table-cell>
              <table:table-cell office:value-type="float" office:value="19.8126329300265">
                <text:p>19.8126329300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2.4011346433789">
                <text:p>12.4011346433789</text:p>
              </table:table-cell>
              <table:table-cell office:value-type="float" office:value="25.9305269223328">
                <text:p>25.9305269223328</text:p>
              </table:table-cell>
              <table:table-cell office:value-type="float" office:value="21.9032434728255">
                <text:p>21.9032434728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3.4011346433789">
                <text:p>13.4011346433789</text:p>
              </table:table-cell>
              <table:table-cell office:value-type="float" office:value="25.6587794391987">
                <text:p>25.6587794391987</text:p>
              </table:table-cell>
              <table:table-cell office:value-type="float" office:value="24.0410362097289">
                <text:p>24.0410362097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4.4011346433789">
                <text:p>14.4011346433789</text:p>
              </table:table-cell>
              <table:table-cell office:value-type="float" office:value="25.4234871358959">
                <text:p>25.4234871358959</text:p>
              </table:table-cell>
              <table:table-cell office:value-type="float" office:value="26.2214849529278">
                <text:p>26.2214849529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5.4011346433789">
                <text:p>15.4011346433789</text:p>
              </table:table-cell>
              <table:table-cell office:value-type="float" office:value="25.2256701395361">
                <text:p>25.2256701395361</text:p>
              </table:table-cell>
              <table:table-cell office:value-type="float" office:value="28.4393892171106">
                <text:p>28.4393892171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6.4011346433789">
                <text:p>16.4011346433789</text:p>
              </table:table-cell>
              <table:table-cell office:value-type="float" office:value="25.0662157061712">
                <text:p>25.0662157061712</text:p>
              </table:table-cell>
              <table:table-cell office:value-type="float" office:value="30.6889216446657">
                <text:p>30.6889216446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17.4011346433789">
                <text:p>17.4011346433789</text:p>
              </table:table-cell>
              <table:table-cell office:value-type="float" office:value="24.9458594894608">
                <text:p>24.9458594894608</text:p>
              </table:table-cell>
              <table:table-cell office:value-type="float" office:value="32.9636996335911">
                <text:p>32.9636996335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18.4011346433789">
                <text:p>18.4011346433789</text:p>
              </table:table-cell>
              <table:table-cell office:value-type="float" office:value="24.8651692434928">
                <text:p>24.8651692434928</text:p>
              </table:table-cell>
              <table:table-cell office:value-type="float" office:value="35.2568800487488">
                <text:p>35.2568800487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9.4011346433789">
                <text:p>19.4011346433789</text:p>
              </table:table-cell>
              <table:table-cell office:value-type="float" office:value="24.8245317649127">
                <text:p>24.8245317649127</text:p>
              </table:table-cell>
              <table:table-cell office:value-type="float" office:value="37.5612742146615">
                <text:p>37.5612742146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0.4011346433789">
                <text:p>20.4011346433789</text:p>
              </table:table-cell>
              <table:table-cell office:value-type="float" office:value="24.82414375536">
                <text:p>24.82414375536</text:p>
              </table:table-cell>
              <table:table-cell office:value-type="float" office:value="39.8694787851191">
                <text:p>39.8694787851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1.4011346433789">
                <text:p>21.4011346433789</text:p>
              </table:table-cell>
              <table:table-cell office:value-type="float" office:value="24.8640070991463">
                <text:p>24.8640070991463</text:p>
              </table:table-cell>
              <table:table-cell office:value-type="float" office:value="42.1740167561549">
                <text:p>42.1740167561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2.4011346433789">
                <text:p>22.4011346433789</text:p>
              </table:table-cell>
              <table:table-cell office:value-type="float" office:value="24.9439288177708">
                <text:p>24.9439288177708</text:p>
              </table:table-cell>
              <table:table-cell office:value-type="float" office:value="44.4674820082887">
                <text:p>44.4674820082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3.4011346433789">
                <text:p>23.4011346433789</text:p>
              </table:table-cell>
              <table:table-cell office:value-type="float" office:value="25.0635257038118">
                <text:p>25.0635257038118</text:p>
              </table:table-cell>
              <table:table-cell office:value-type="float" office:value="46.7426804519321">
                <text:p>46.74268045193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4011346433789">
                <text:p>24.4011346433789</text:p>
              </table:table-cell>
              <table:table-cell office:value-type="float" office:value="25.2222333774242">
                <text:p>25.2222333774242</text:p>
              </table:table-cell>
              <table:table-cell office:value-type="float" office:value="48.9927611501966">
                <text:p>48.9927611501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5.4011346433789">
                <text:p>25.4011346433789</text:p>
              </table:table-cell>
              <table:table-cell office:value-type="float" office:value="25.4193192746161">
                <text:p>25.4193192746161</text:p>
              </table:table-cell>
              <table:table-cell office:value-type="float" office:value="51.2113316639757">
                <text:p>51.2113316639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6.4011346433789">
                <text:p>26.4011346433789</text:p>
              </table:table-cell>
              <table:table-cell office:value-type="float" office:value="25.6538988893402">
                <text:p>25.6538988893402</text:p>
              </table:table-cell>
              <table:table-cell office:value-type="float" office:value="53.3925531857709">
                <text:p>53.39255318577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7.4011346433789">
                <text:p>27.4011346433789</text:p>
              </table:table-cell>
              <table:table-cell office:value-type="float" office:value="25.9249544659988">
                <text:p>25.9249544659988</text:p>
              </table:table-cell>
              <table:table-cell office:value-type="float" office:value="55.5312126282">
                <text:p>55.5312126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8.4011346433789">
                <text:p>28.4011346433789</text:p>
              </table:table-cell>
              <table:table-cell office:value-type="float" office:value="26.2313552814895">
                <text:p>26.2313552814895</text:p>
              </table:table-cell>
              <table:table-cell office:value-type="float" office:value="57.6227705158514">
                <text:p>57.6227705158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9.4011346433789">
                <text:p>29.4011346433789</text:p>
              </table:table-cell>
              <table:table-cell office:value-type="float" office:value="26.5718786641695">
                <text:p>26.5718786641695</text:p>
              </table:table-cell>
              <table:table-cell office:value-type="float" office:value="59.6633851119815">
                <text:p>59.6633851119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30.4011346433789">
                <text:p>30.4011346433789</text:p>
              </table:table-cell>
              <table:table-cell office:value-type="float" office:value="26.945230961767">
                <text:p>26.945230961767</text:p>
              </table:table-cell>
              <table:table-cell office:value-type="float" office:value="61.6499145493285">
                <text:p>61.64991454932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31.4011346433789">
                <text:p>31.4011346433789</text:p>
              </table:table-cell>
              <table:table-cell office:value-type="float" office:value="27.3500677772942">
                <text:p>27.3500677772942</text:p>
              </table:table-cell>
              <table:table-cell office:value-type="float" office:value="63.5798997352879">
                <text:p>63.5798997352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32.4011346433789">
                <text:p>32.4011346433789</text:p>
              </table:table-cell>
              <table:table-cell office:value-type="float" office:value="27.7850129253561">
                <text:p>27.7850129253561</text:p>
              </table:table-cell>
              <table:table-cell office:value-type="float" office:value="65.4515314307411">
                <text:p>65.45153143074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33.4011346433789">
                <text:p>33.4011346433789</text:p>
              </table:table-cell>
              <table:table-cell office:value-type="float" office:value="28.2486757052755">
                <text:p>28.2486757052755</text:p>
              </table:table-cell>
              <table:table-cell office:value-type="float" office:value="67.2636051735721">
                <text:p>67.2636051735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34.4011346433789">
                <text:p>34.4011346433789</text:p>
              </table:table-cell>
              <table:table-cell office:value-type="float" office:value="28.7396662287759">
                <text:p>28.7396662287759</text:p>
              </table:table-cell>
              <table:table-cell office:value-type="float" office:value="69.015467683277">
                <text:p>69.015467683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5.4011346433789">
                <text:p>35.4011346433789</text:p>
              </table:table-cell>
              <table:table-cell office:value-type="float" office:value="29.2566086684882">
                <text:p>29.2566086684882</text:p>
              </table:table-cell>
              <table:table-cell office:value-type="float" office:value="70.7069581136903">
                <text:p>70.7069581136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36.4011346433789">
                <text:p>36.4011346433789</text:p>
              </table:table-cell>
              <table:table-cell office:value-type="float" office:value="29.7981524028031">
                <text:p>29.7981524028031</text:p>
              </table:table-cell>
              <table:table-cell office:value-type="float" office:value="72.3383470945282">
                <text:p>72.3383470945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37.4011346433789">
                <text:p>37.4011346433789</text:p>
              </table:table-cell>
              <table:table-cell office:value-type="float" office:value="30.3629811194536">
                <text:p>30.3629811194536</text:p>
              </table:table-cell>
              <table:table-cell office:value-type="float" office:value="73.9102759920098">
                <text:p>73.91027599200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38.4011346433789">
                <text:p>38.4011346433789</text:p>
              </table:table-cell>
              <table:table-cell office:value-type="float" office:value="30.9498200043218">
                <text:p>30.9498200043218</text:p>
              </table:table-cell>
              <table:table-cell office:value-type="float" office:value="75.4236982850499">
                <text:p>75.4236982850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39.4011346433789">
                <text:p>39.4011346433789</text:p>
              </table:table-cell>
              <table:table-cell office:value-type="float" office:value="31.5574411849176">
                <text:p>31.5574411849176</text:p>
              </table:table-cell>
              <table:table-cell office:value-type="float" office:value="76.8798244419523">
                <text:p>76.87982444195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51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02cm" svg:height="11.678cm" xlink:href=".." xlink:type="simple" chart:class="chart:scatter" chart:column-mapping="0 1 1 2" chart:style-name="ch1">
        <chart:legend chart:legend-position="end" svg:x="16.5cm" svg:y="5.042cm" style:legend-expansion="high" chart:style-name="ch2"/>
        <chart:plot-area chart:style-name="ch3" table:cell-range-address="SpringCalcs.G2:SpringCalcs.G37 SpringCalcs.V1:SpringCalcs.V37 SpringCalcs.X1:SpringCalcs.X37" chart:data-source-has-labels="row" svg:x="0.414cm" svg:y="0.233cm" svg:width="15.672cm" svg:height="11.212cm">
          <chart:coordinate-region svg:x="1.141cm" svg:y="0.432cm" svg:width="14.758cm" svg:height="10.3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V2:SpringCalcs.V37" chart:label-cell-address="SpringCalcs.V1:SpringCalcs.V1" chart:class="chart:scatter">
            <chart:domain table:cell-range-address="SpringCalcs.G2:SpringCalcs.G37"/>
            <chart:data-point chart:repeated="36"/>
          </chart:series>
          <chart:series chart:style-name="ch8" chart:values-cell-range-address="SpringCalcs.V2:SpringCalcs.V37" chart:label-cell-address="SpringCalcs.V1:SpringCalcs.V1" chart:class="chart:scatter">
            <chart:data-point chart:repeated="36"/>
          </chart:series>
          <chart:series chart:style-name="ch9" chart:values-cell-range-address="SpringCalcs.X2:SpringCalcs.X37" chart:label-cell-address="SpringCalcs.X1:SpringCalcs.X1" chart:class="chart:scatte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istance (m)</text:p>
                <draw:g>
                  <svg:desc>SpringCalcs.V1:SpringCalcs.V1</svg:desc>
                </draw:g>
              </table:table-cell>
              <table:table-cell office:value-type="string">
                <text:p>Distance (m)</text:p>
                <draw:g>
                  <svg:desc>SpringCalcs.V1:SpringCalcs.V1</svg:desc>
                </draw:g>
              </table:table-cell>
              <table:table-cell office:value-type="string">
                <text:p>Distance (m) (true)</text:p>
                <draw:g>
                  <svg:desc>SpringCalcs.X1:SpringCalcs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37</svg:desc>
                </draw:g>
              </table:table-cell>
              <table:table-cell office:value-type="float" office:value="0">
                <text:p>0</text:p>
                <draw:g>
                  <svg:desc>SpringCalcs.V2:SpringCalcs.V37</svg:desc>
                </draw:g>
              </table:table-cell>
              <table:table-cell office:value-type="float" office:value="0">
                <text:p>0</text:p>
                <draw:g>
                  <svg:desc>SpringCalcs.V2:SpringCalcs.V37</svg:desc>
                </draw:g>
              </table:table-cell>
              <table:table-cell office:value-type="float" office:value="0">
                <text:p>0</text:p>
                <draw:g>
                  <svg:desc>SpringCalcs.X2:SpringCalcs.X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.0318055228350646">
                <text:p>0.0318055228350646</text:p>
              </table:table-cell>
              <table:table-cell office:value-type="float" office:value="0.0318055228350646">
                <text:p>0.0318055228350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0550323083490813">
                <text:p>0.0550323083490813</text:p>
              </table:table-cell>
              <table:table-cell office:value-type="float" office:value="0.0550323083490813">
                <text:p>0.0550323083490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0807077899545536">
                <text:p>0.0807077899545536</text:p>
              </table:table-cell>
              <table:table-cell office:value-type="float" office:value="0.0807077899545536">
                <text:p>0.0807077899545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0.110079545841144">
                <text:p>0.110079545841144</text:p>
              </table:table-cell>
              <table:table-cell office:value-type="float" office:value="0.110079545841144">
                <text:p>0.11007954584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143876412992323">
                <text:p>0.143876412992323</text:p>
              </table:table-cell>
              <table:table-cell office:value-type="float" office:value="0.143876412992323">
                <text:p>0.143876412992323</text:p>
              </table:table-cell>
              <table:table-cell office:value-type="float" office:value="0.0635">
                <text:p>0.0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0.182670038302291">
                <text:p>0.182670038302291</text:p>
              </table:table-cell>
              <table:table-cell office:value-type="float" office:value="0.182670038302291">
                <text:p>0.182670038302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0.226947343743777">
                <text:p>0.226947343743777</text:p>
              </table:table-cell>
              <table:table-cell office:value-type="float" office:value="0.226947343743777">
                <text:p>0.226947343743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.277125939763301">
                <text:p>0.277125939763301</text:p>
              </table:table-cell>
              <table:table-cell office:value-type="float" office:value="0.277125939763301">
                <text:p>0.277125939763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0.333553471164816">
                <text:p>0.333553471164816</text:p>
              </table:table-cell>
              <table:table-cell office:value-type="float" office:value="0.333553471164816">
                <text:p>0.33355347116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396501903856478">
                <text:p>0.396501903856478</text:p>
              </table:table-cell>
              <table:table-cell office:value-type="float" office:value="0.396501903856478">
                <text:p>0.396501903856478</text:p>
              </table:table-cell>
              <table:table-cell office:value-type="float" office:value="0.29972">
                <text:p>0.29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4661606101539">
                <text:p>0.4661606101539</text:p>
              </table:table-cell>
              <table:table-cell office:value-type="float" office:value="0.4661606101539">
                <text:p>0.466160610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0.542629986872135">
                <text:p>0.542629986872135</text:p>
              </table:table-cell>
              <table:table-cell office:value-type="float" office:value="0.542629986872135">
                <text:p>0.542629986872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0.625916610933276">
                <text:p>0.625916610933276</text:p>
              </table:table-cell>
              <table:table-cell office:value-type="float" office:value="0.625916610933276">
                <text:p>0.625916610933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.715930624787471">
                <text:p>0.715930624787471</text:p>
              </table:table-cell>
              <table:table-cell office:value-type="float" office:value="0.715930624787471">
                <text:p>0.715930624787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812485836890216">
                <text:p>0.812485836890216</text:p>
              </table:table-cell>
              <table:table-cell office:value-type="float" office:value="0.812485836890216">
                <text:p>0.812485836890216</text:p>
              </table:table-cell>
              <table:table-cell office:value-type="float" office:value="0.6858">
                <text:p>0.6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0.915302818056875">
                <text:p>0.915302818056875</text:p>
              </table:table-cell>
              <table:table-cell office:value-type="float" office:value="0.915302818056875">
                <text:p>0.91530281805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.0240150492462">
                <text:p>1.0240150492462</text:p>
              </table:table-cell>
              <table:table-cell office:value-type="float" office:value="1.0240150492462">
                <text:p>1.0240150492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.13817794055768">
                <text:p>1.13817794055768</text:p>
              </table:table-cell>
              <table:table-cell office:value-type="float" office:value="1.13817794055768">
                <text:p>1.13817794055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.25728031893741">
                <text:p>1.25728031893741</text:p>
              </table:table-cell>
              <table:table-cell office:value-type="float" office:value="1.25728031893741">
                <text:p>1.25728031893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.38075779944626">
                <text:p>1.38075779944626</text:p>
              </table:table-cell>
              <table:table-cell office:value-type="float" office:value="1.38075779944626">
                <text:p>1.38075779944626</text:p>
              </table:table-cell>
              <table:table-cell office:value-type="float" office:value="1.3335">
                <text:p>1.3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.50800733297259">
                <text:p>1.50800733297259</text:p>
              </table:table-cell>
              <table:table-cell office:value-type="float" office:value="1.50800733297259">
                <text:p>1.50800733297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6384021734544">
                <text:p>1.6384021734544</text:p>
              </table:table-cell>
              <table:table-cell office:value-type="float" office:value="1.6384021734544">
                <text:p>1.6384021734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.77130653038394">
                <text:p>1.77130653038394</text:p>
              </table:table-cell>
              <table:table-cell office:value-type="float" office:value="1.77130653038394">
                <text:p>1.77130653038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.90608925782341">
                <text:p>1.90608925782341</text:p>
              </table:table-cell>
              <table:table-cell office:value-type="float" office:value="1.90608925782341">
                <text:p>1.9060892578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.04213606230573">
                <text:p>2.04213606230573</text:p>
              </table:table-cell>
              <table:table-cell office:value-type="float" office:value="2.04213606230573">
                <text:p>2.04213606230573</text:p>
              </table:table-cell>
              <table:table-cell office:value-type="float" office:value="1.9939">
                <text:p>1.9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.17885986831328">
                <text:p>2.17885986831328</text:p>
              </table:table-cell>
              <table:table-cell office:value-type="float" office:value="2.17885986831328">
                <text:p>2.1788598683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.31570914132287">
                <text:p>2.31570914132287</text:p>
              </table:table-cell>
              <table:table-cell office:value-type="float" office:value="2.31570914132287">
                <text:p>2.31570914132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.45217411775438">
                <text:p>2.45217411775438</text:p>
              </table:table-cell>
              <table:table-cell office:value-type="float" office:value="2.45217411775438">
                <text:p>2.45217411775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.58779101663812">
                <text:p>2.58779101663812</text:p>
              </table:table-cell>
              <table:table-cell office:value-type="float" office:value="2.58779101663812">
                <text:p>2.58779101663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.722144402962">
                <text:p>2.722144402962</text:p>
              </table:table-cell>
              <table:table-cell office:value-type="float" office:value="2.722144402962">
                <text:p>2.722144402962</text:p>
              </table:table-cell>
              <table:table-cell office:value-type="float" office:value="2.5527">
                <text:p>2.5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.85486793594605">
                <text:p>2.85486793594605</text:p>
              </table:table-cell>
              <table:table-cell office:value-type="float" office:value="2.85486793594605">
                <text:p>2.85486793594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.98564376917861">
                <text:p>2.98564376917861</text:p>
              </table:table-cell>
              <table:table-cell office:value-type="float" office:value="2.98564376917861">
                <text:p>2.98564376917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.11420087831796">
                <text:p>3.11420087831796</text:p>
              </table:table-cell>
              <table:table-cell office:value-type="float" office:value="3.11420087831796">
                <text:p>3.11420087831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3.24031258173697">
                <text:p>3.24031258173697</text:p>
              </table:table-cell>
              <table:table-cell office:value-type="float" office:value="3.24031258173697">
                <text:p>3.2403125817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3.36379349600354">
                <text:p>3.36379349600354</text:p>
              </table:table-cell>
              <table:table-cell office:value-type="float" office:value="3.36379349600354">
                <text:p>3.36379349600354</text:p>
              </table:table-cell>
              <table:table-cell office:value-type="float" office:value="3.1369">
                <text:p>3.13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